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5.286cm"/>
    </style:style>
    <style:style style:name="co3" style:family="table-column">
      <style:table-column-properties fo:break-before="auto" style:column-width="1.734cm"/>
    </style:style>
    <style:style style:name="co4" style:family="table-column">
      <style:table-column-properties fo:break-before="auto" style:column-width="7.597cm"/>
    </style:style>
    <style:style style:name="co5" style:family="table-column">
      <style:table-column-properties fo:break-before="auto" style:column-width="8.89cm"/>
    </style:style>
    <style:style style:name="co6" style:family="table-column">
      <style:table-column-properties fo:break-before="auto" style:column-width="2.602cm"/>
    </style:style>
    <style:style style:name="co7" style:family="table-column">
      <style:table-column-properties fo:break-before="auto" style:column-width="2.154cm"/>
    </style:style>
    <style:style style:name="co8" style:family="table-column">
      <style:table-column-properties fo:break-before="auto" style:column-width="2.21cm"/>
    </style:style>
    <style:style style:name="co9" style:family="table-column">
      <style:table-column-properties fo:break-before="auto" style:column-width="2.406cm"/>
    </style:style>
    <style:style style:name="co10" style:family="table-column">
      <style:table-column-properties fo:break-before="auto" style:column-width="9.454cm"/>
    </style:style>
    <style:style style:name="co11" style:family="table-column">
      <style:table-column-properties fo:break-before="auto" style:column-width="8.169cm"/>
    </style:style>
    <style:style style:name="co12" style:family="table-column">
      <style:table-column-properties fo:break-before="auto" style:column-width="5.034cm"/>
    </style:style>
    <style:style style:name="co13" style:family="table-column">
      <style:table-column-properties fo:break-before="auto" style:column-width="3.403cm"/>
    </style:style>
    <style:style style:name="co14" style:family="table-column">
      <style:table-column-properties fo:break-before="auto" style:column-width="3.664cm"/>
    </style:style>
    <style:style style:name="co15" style:family="table-column">
      <style:table-column-properties fo:break-before="auto" style:column-width="3.916cm"/>
    </style:style>
    <style:style style:name="co16" style:family="table-column">
      <style:table-column-properties fo:break-before="auto" style:column-width="3.692cm"/>
    </style:style>
    <style:style style:name="co17" style:family="table-column">
      <style:table-column-properties fo:break-before="auto" style:column-width="2.237cm"/>
    </style:style>
    <style:style style:name="ro1" style:family="table-row">
      <style:table-row-properties style:row-height="0.667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1.092cm" fo:break-before="auto" style:use-optimal-row-height="false"/>
    </style:style>
    <style:style style:name="ro4" style:family="table-row">
      <style:table-row-properties style:row-height="0.921cm" fo:break-before="auto" style:use-optimal-row-height="false"/>
    </style:style>
    <style:style style:name="ro5" style:family="table-row">
      <style:table-row-properties style:row-height="1.344cm" fo:break-before="auto" style:use-optimal-row-height="false"/>
    </style:style>
    <style:style style:name="ro6" style:family="table-row">
      <style:table-row-properties style:row-height="0.88cm" fo:break-before="auto" style:use-optimal-row-height="false"/>
    </style:style>
    <style:style style:name="ro7" style:family="table-row">
      <style:table-row-properties style:row-height="1.289cm" fo:break-before="auto" style:use-optimal-row-height="true"/>
    </style:style>
    <style:style style:name="ro8" style:family="table-row">
      <style:table-row-properties style:row-height="1.085cm" fo:break-before="auto" style:use-optimal-row-height="false"/>
    </style:style>
    <style:style style:name="ro9" style:family="table-row">
      <style:table-row-properties style:row-height="0.499cm" fo:break-before="auto" style:use-optimal-row-height="true"/>
    </style:style>
    <style:style style:name="ro10" style:family="table-row">
      <style:table-row-properties style:row-height="0.497cm" fo:break-before="auto" style:use-optimal-row-height="false"/>
    </style:style>
    <style:style style:name="ro11" style:family="table-row">
      <style:table-row-properties style:row-height="0.894cm" fo:break-before="auto" style:use-optimal-row-height="true"/>
    </style:style>
    <style:style style:name="ro12" style:family="table-row">
      <style:table-row-properties style:row-height="1.132cm" fo:break-before="auto" style:use-optimal-row-height="false"/>
    </style:style>
    <style:style style:name="ro13" style:family="table-row">
      <style:table-row-properties style:row-height="0.815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0.709cm" fo:break-before="auto" style:use-optimal-row-height="false"/>
    </style:style>
    <style:style style:name="ro16" style:family="table-row">
      <style:table-row-properties style:row-height="0.552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font-name="Arial2" fo:font-size="12pt" fo:font-style="normal" fo:text-shadow="none" style:text-underline-style="solid" style:text-underline-width="auto" style:text-underline-color="font-color" fo:font-weight="bold" style:font-size-asian="12pt" style:font-style-asian="normal" style:font-weight-asian="bold" style:font-name-complex="Arial2"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table-cell-properties fo:background-color="transparent" fo:padding="0.071cm"/>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0" style:family="table-cell" style:parent-style-name="Default">
      <style:table-cell-properties fo:padding="0.071cm"/>
      <style:text-properties style:font-name="Arial1" style:font-name-asian="DejaVu Sans" style:font-name-complex="Arial1"/>
    </style:style>
    <style:style style:name="ce11" style:family="table-cell" style:parent-style-name="Default">
      <style:table-cell-properties fo:padding="0.071cm"/>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 style:family="table-cell" style:parent-style-name="Default">
      <style:table-cell-properties fo:padding="0.071cm"/>
      <style:text-properties style:use-window-font-color="true" style:text-outline="false" style:text-line-through-style="none" style:font-name="Arial1" fo:font-size="12pt" fo:font-style="normal" fo:text-shadow="none" style:text-underline-style="none" fo:font-weight="normal" style:font-name-asian="DejaVu Sans" style:font-size-asian="12pt" style:font-style-asian="normal" style:font-weight-asian="normal" style:font-name-complex="Arial1" style:font-size-complex="12pt" style:font-style-complex="normal" style:font-weight-complex="normal"/>
    </style:style>
    <style:style style:name="ce13"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table-cell-properties fo:background-color="#969696" fo:padding="0.071cm"/>
    </style:style>
    <style:style style:name="ce15"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4"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6"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36"/>
      <style:map style:condition="cell-content()=&quot;Done&quot;" style:apply-style-name="Excel_5f_CondFormat_5f_2_5f_3_5f_2" style:base-cell-address="Team_Status.F36"/>
      <style:map style:condition="cell-content()=&quot;Ongoing&quot;" style:apply-style-name="Excel_5f_CondFormat_5f_2_5f_3_5f_3" style:base-cell-address="Team_Status.F36"/>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40"/>
      <style:map style:condition="cell-content()=&quot;Done&quot;" style:apply-style-name="Excel_5f_CondFormat_5f_2_5f_4_5f_2" style:base-cell-address="Team_Status.F40"/>
      <style:map style:condition="cell-content()=&quot;Ongoing&quot;" style:apply-style-name="Excel_5f_CondFormat_5f_2_5f_4_5f_3" style:base-cell-address="Team_Status.F40"/>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46"/>
      <style:map style:condition="cell-content()=&quot;Done&quot;" style:apply-style-name="Excel_5f_CondFormat_5f_2_5f_6_5f_2" style:base-cell-address="Team_Status.F46"/>
      <style:map style:condition="cell-content()=&quot;Ongoing&quot;" style:apply-style-name="Excel_5f_CondFormat_5f_2_5f_6_5f_3" style:base-cell-address="Team_Status.F46"/>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52"/>
      <style:map style:condition="cell-content()=&quot;Done&quot;" style:apply-style-name="Excel_5f_CondFormat_5f_2_5f_7_5f_2" style:base-cell-address="Team_Status.F52"/>
      <style:map style:condition="cell-content()=&quot;Ongoing&quot;" style:apply-style-name="Excel_5f_CondFormat_5f_2_5f_7_5f_3" style:base-cell-address="Team_Status.F52"/>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7"/>
      <style:map style:condition="cell-content()=&quot;Done&quot;" style:apply-style-name="Excel_5f_CondFormat_5f_2_5f_8_5f_2" style:base-cell-address="Team_Status.F57"/>
      <style:map style:condition="cell-content()=&quot;Ongoing&quot;" style:apply-style-name="Excel_5f_CondFormat_5f_2_5f_8_5f_3" style:base-cell-address="Team_Status.F57"/>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63"/>
      <style:map style:condition="cell-content()=&quot;Done&quot;" style:apply-style-name="Excel_5f_CondFormat_5f_2_5f_9_5f_2" style:base-cell-address="Team_Status.F63"/>
      <style:map style:condition="cell-content()=&quot;Ongoing&quot;" style:apply-style-name="Excel_5f_CondFormat_5f_2_5f_9_5f_3" style:base-cell-address="Team_Status.F63"/>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7"/>
      <style:map style:condition="cell-content()=&quot;Done&quot;" style:apply-style-name="Excel_5f_CondFormat_5f_2_5f_5_5f_2" style:base-cell-address="Team_Status.F67"/>
      <style:map style:condition="cell-content()=&quot;Ongoing&quot;" style:apply-style-name="Excel_5f_CondFormat_5f_2_5f_5_5f_3" style:base-cell-address="Team_Status.F67"/>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7"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8"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2"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font-name="Arial1" style:font-name-asian="DejaVu Sans" style:font-name-complex="Arial1"/>
    </style:style>
    <style:style style:name="ce4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font-weight="bold" style:font-weight-asian="bold" style:font-weight-complex="bold"/>
    </style:style>
    <style:style style:name="ce4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fo:font-weight="bold" style:font-weight-asian="bold" style:font-weight-complex="bold"/>
    </style:style>
    <style:style style:name="ce47" style:family="table-cell" style:parent-style-name="Default">
      <style:table-cell-properties fo:padding="0.071cm"/>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9" style:family="table-cell" style:parent-style-name="Default">
      <style:table-cell-properties fo:padding="0.071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 style:family="table-cell" style:parent-style-name="Default">
      <style:table-cell-properties fo:background-color="#969696"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padding="0.071cm"/>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Team 39</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Word Sense Disambiguation in Crowd Sourcing Mode</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Prof .Vineet Chaitanya , Prof Dipti Misra Sharma ,Sukhada Sharma </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Nazrul Haque Athar</text:p>
          </table:table-cell>
          <table:table-cell table:number-columns-repeated="1022"/>
        </table:table-row>
        <table:table-row table:style-name="ro1">
          <table:table-cell/>
          <table:table-cell table:style-name="ce4" office:value-type="string" calcext:value-type="string">
            <text:p>Anubhav Srivastava</text:p>
          </table:table-cell>
          <table:table-cell table:number-columns-repeated="1022"/>
        </table:table-row>
        <table:table-row table:style-name="ro1">
          <table:table-cell/>
          <table:table-cell table:style-name="ce4" office:value-type="string" calcext:value-type="string">
            <text:p>Ankit Kotak</text:p>
          </table:table-cell>
          <table:table-cell table:number-columns-repeated="1022"/>
        </table:table-row>
        <table:table-row table:style-name="ro1">
          <table:table-cell/>
          <table:table-cell table:style-name="ce4" office:value-type="string" calcext:value-type="string">
            <text:p>Abhinav Pandey</text:p>
          </table:table-cell>
          <table:table-cell table:number-columns-repeated="1022"/>
        </table:table-row>
        <table:table-row table:style-name="ro1">
          <table:table-cell/>
          <table:table-cell table:style-name="ce4" office:value-type="string" calcext:value-type="string">
            <text:p>Jayanth Katuri</text:p>
          </table:table-cell>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2"/>
        <table:table-column table:style-name="co10" table:default-cell-style-name="ce2"/>
        <table:table-column table:style-name="co8" table:number-columns-repeated="2" table:default-cell-style-name="ce37"/>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TEAM NAME" calcext:value-type="string">
            <text:p>TEAM NAME</text:p>
          </table:table-cell>
          <table:table-cell table:style-name="ce11" office:value-type="string" calcext:value-type="string">
            <text:p>Team 39</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2" office:value-type="string" calcext:value-type="string">
            <text:p>Word Sense Disambiguation in Crowd Sourcing Mode</text:p>
          </table:table-cell>
          <table:table-cell table:number-columns-repeated="1022"/>
        </table:table-row>
        <table:table-row table:style-name="ro3">
          <table:table-cell table:style-name="ce3" table:formula="of:=([$Instructions.A21])" office:value-type="string" office:string-value="PROJECT MENTOR" calcext:value-type="string">
            <text:p>PROJECT MENTOR</text:p>
          </table:table-cell>
          <table:table-cell table:style-name="ce12" office:value-type="string" calcext:value-type="string">
            <text:p>Prof .Vineet Chaitanya , Prof Dipti Misra Sharma ,Sukhada Sharma </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5"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3" table:content-validation-name="val2" office:value-type="string" calcext:value-type="string">
            <text:p>Status</text:p>
          </table:table-cell>
          <table:table-cell table:style-name="ce5" office:value-type="string" calcext:value-type="string">
            <text:p>Comments</text:p>
          </table:table-cell>
          <table:table-cell table:style-name="ce38" office:value-type="string" calcext:value-type="string">
            <text:p>Estimation error</text:p>
          </table:table-cell>
          <table:table-cell table:style-name="ce38" office:value-type="string" calcext:value-type="string">
            <text:p>Estimation error %</text:p>
          </table:table-cell>
          <table:table-cell table:style-name="ce40" table:number-columns-repeated="1014"/>
          <table:table-cell/>
        </table:table-row>
        <table:table-row-group>
          <table:table-row-group>
            <table:table-row table:style-name="ro8">
              <table:table-cell table:style-name="ce6"/>
              <table:table-cell table:style-name="ce13" table:content-validation-name="val1"/>
              <table:table-cell table:style-name="ce16" table:number-columns-repeated="3"/>
              <table:table-cell table:style-name="ce24" table:content-validation-name="val2"/>
              <table:table-cell table:style-name="ce13"/>
              <table:table-cell table:style-name="ce16" table:number-columns-repeated="2"/>
              <table:table-cell table:style-name="ce13" table:number-columns-repeated="1014"/>
              <table:table-cell/>
            </table:table-row>
            <table:table-row table:style-name="ro2">
              <table:table-cell table:style-name="ce7" office:value-type="string" calcext:value-type="string">
                <text:p>Week 6 (sept 5- sept 11)</text:p>
              </table:table-cell>
              <table:table-cell table:style-name="ce14" table:content-validation-name="val1"/>
              <table:table-cell table:style-name="ce17"/>
              <table:table-cell table:style-name="ce21" table:number-columns-repeated="2"/>
              <table:table-cell table:style-name="ce25" table:content-validation-name="val2"/>
              <table:table-cell table:style-name="ce14"/>
              <table:table-cell table:style-name="ce39" table:formula="of:=IF(OR([.D7]=&quot;&quot;;[.E7]=&quot;&quot;);&quot;&quot;;[.D7]-[.E7])">
                <text:p/>
              </table:table-cell>
              <table:table-cell table:style-name="ce39" table:formula="of:=IF(OR([.H7]=&quot;&quot;;[.E7]=0);&quot;&quot;;ABS([.H7])/[.E7]*100)">
                <text:p/>
              </table:table-cell>
              <table:table-cell table:number-columns-repeated="1015"/>
            </table:table-row>
            <table:table-row table:style-name="ro9">
              <table:table-cell table:style-name="ce8" office:value-type="string" calcext:value-type="string">
                <text:p>Learn Eclipse</text:p>
              </table:table-cell>
              <table:table-cell table:style-name="ce8" table:content-validation-name="val1" office:value-type="string" calcext:value-type="string">
                <text:p>Preparation</text:p>
              </table:table-cell>
              <table:table-cell table:style-name="ce18" office:value-type="string" calcext:value-type="string">
                <text:p>Nazrul</text:p>
              </table:table-cell>
              <table:table-cell table:style-name="ce18" office:value-type="float" office:value="6" calcext:value-type="float">
                <text:p>6</text:p>
              </table:table-cell>
              <table:table-cell table:style-name="ce18" office:value-type="float" office:value="5.5" calcext:value-type="float">
                <text:p>5.5</text:p>
              </table:table-cell>
              <table:table-cell table:style-name="ce26" table:content-validation-name="val2" office:value-type="string" calcext:value-type="string">
                <text:p>Done</text:p>
              </table:table-cell>
              <table:table-cell table:style-name="ce8" office:value-type="string" calcext:value-type="string">
                <text:p>Using IDEs can make our job easier </text:p>
              </table:table-cell>
              <table:table-cell table:style-name="ce39" table:formula="of:=IF(OR([.D8]=&quot;&quot;;[.E8]=&quot;&quot;);&quot;&quot;;[.D8]-[.E8])" office:value-type="float" office:value="0.5" calcext:value-type="float">
                <text:p>0.5</text:p>
              </table:table-cell>
              <table:table-cell table:style-name="ce39" table:formula="of:=IF(OR([.H8]=&quot;&quot;;[.E8]=0);&quot;&quot;;ABS([.H8])/[.E8]*100)" office:value-type="float" office:value="9.09090909090909" calcext:value-type="float">
                <text:p>9.0909090909</text:p>
              </table:table-cell>
              <table:table-cell table:number-columns-repeated="1015"/>
            </table:table-row>
            <table:table-row table:style-name="ro9">
              <table:table-cell table:style-name="ce8" office:value-type="string" calcext:value-type="string">
                <text:p>Role preferences</text:p>
              </table:table-cell>
              <table:table-cell table:style-name="ce8" table:content-validation-name="val1" office:value-type="string" calcext:value-type="string">
                <text:p>Coordination</text:p>
              </table:table-cell>
              <table:table-cell table:style-name="ce18" office:value-type="string" calcext:value-type="string">
                <text:p>Anubhav</text:p>
              </table:table-cell>
              <table:table-cell table:style-name="ce18" office:value-type="float" office:value="1.25" calcext:value-type="float">
                <text:p>1.25</text:p>
              </table:table-cell>
              <table:table-cell table:style-name="ce18" office:value-type="float" office:value="1.92" calcext:value-type="float">
                <text:p>1.92</text:p>
              </table:table-cell>
              <table:table-cell table:style-name="ce26" table:content-validation-name="val2" office:value-type="string" calcext:value-type="string">
                <text:p>Done</text:p>
              </table:table-cell>
              <table:table-cell table:style-name="ce8"/>
              <table:table-cell table:style-name="ce39" table:formula="of:=IF(OR([.D9]=&quot;&quot;;[.E9]=&quot;&quot;);&quot;&quot;;[.D9]-[.E9])" office:value-type="float" office:value="-0.67" calcext:value-type="float">
                <text:p>-0.67</text:p>
              </table:table-cell>
              <table:table-cell table:style-name="ce39" table:formula="of:=IF(OR([.H9]=&quot;&quot;;[.E9]=0);&quot;&quot;;ABS([.H9])/[.E9]*100)" office:value-type="float" office:value="34.8958333333333" calcext:value-type="float">
                <text:p>34.8958333333</text:p>
              </table:table-cell>
              <table:table-cell table:number-columns-repeated="1015"/>
            </table:table-row>
            <table:table-row table:style-name="ro9">
              <table:table-cell table:style-name="ce8" office:value-type="string" calcext:value-type="string">
                <text:p>SVN Repository setup</text:p>
              </table:table-cell>
              <table:table-cell table:style-name="ce8" table:content-validation-name="val1" office:value-type="string" calcext:value-type="string">
                <text:p>Preparation</text:p>
              </table:table-cell>
              <table:table-cell table:style-name="ce18" office:value-type="string" calcext:value-type="string">
                <text:p>Ankit</text:p>
              </table:table-cell>
              <table:table-cell table:style-name="ce18" office:value-type="float" office:value="1.65" calcext:value-type="float">
                <text:p>1.65</text:p>
              </table:table-cell>
              <table:table-cell table:style-name="ce18" office:value-type="float" office:value="2.58" calcext:value-type="float">
                <text:p>2.58</text:p>
              </table:table-cell>
              <table:table-cell table:style-name="ce26" table:content-validation-name="val2" office:value-type="string" calcext:value-type="string">
                <text:p>Done</text:p>
              </table:table-cell>
              <table:table-cell table:style-name="ce8"/>
              <table:table-cell table:style-name="ce39" table:formula="of:=IF(OR([.D10]=&quot;&quot;;[.E10]=&quot;&quot;);&quot;&quot;;[.D10]-[.E10])" office:value-type="float" office:value="-0.93" calcext:value-type="float">
                <text:p>-0.93</text:p>
              </table:table-cell>
              <table:table-cell table:style-name="ce39" table:formula="of:=IF(OR([.H10]=&quot;&quot;;[.E10]=0);&quot;&quot;;ABS([.H10])/[.E10]*100)" office:value-type="float" office:value="36.046511627907" calcext:value-type="float">
                <text:p>36.0465116279</text:p>
              </table:table-cell>
              <table:table-cell table:number-columns-repeated="1015"/>
            </table:table-row>
            <table:table-row table:style-name="ro9">
              <table:table-cell table:style-name="ce9" office:value-type="string" calcext:value-type="string">
                <text:p>Discuss bug report software</text:p>
              </table:table-cell>
              <table:table-cell table:style-name="ce8" table:content-validation-name="val1" office:value-type="string" calcext:value-type="string">
                <text:p>Preparation</text:p>
              </table:table-cell>
              <table:table-cell table:style-name="ce18" office:value-type="string" calcext:value-type="string">
                <text:p>Abhinav</text:p>
              </table:table-cell>
              <table:table-cell table:number-columns-repeated="2" table:style-name="ce18" office:value-type="float" office:value="2.5" calcext:value-type="float">
                <text:p>2.5</text:p>
              </table:table-cell>
              <table:table-cell table:style-name="ce26" table:content-validation-name="val2" office:value-type="string" calcext:value-type="string">
                <text:p>Done</text:p>
              </table:table-cell>
              <table:table-cell table:style-name="ce8" office:value-type="string" calcext:value-type="string">
                <text:p>Redmine has been decided as the bug reporting software</text:p>
              </table:table-cell>
              <table:table-cell table:style-name="ce39" table:formula="of:=IF(OR([.D11]=&quot;&quot;;[.E11]=&quot;&quot;);&quot;&quot;;[.D11]-[.E11])" office:value-type="float" office:value="0" calcext:value-type="float">
                <text:p>0</text:p>
              </table:table-cell>
              <table:table-cell table:style-name="ce39" table:formula="of:=IF(OR([.H11]=&quot;&quot;;[.E11]=0);&quot;&quot;;ABS([.H11])/[.E11]*100)" office:value-type="float" office:value="0" calcext:value-type="float">
                <text:p>0</text:p>
              </table:table-cell>
              <table:table-cell table:number-columns-repeated="1015"/>
            </table:table-row>
            <table:table-row table:style-name="ro9">
              <table:table-cell table:style-name="ce9" office:value-type="string" calcext:value-type="string">
                <text:p>Develop questions for requirements elicitation</text:p>
              </table:table-cell>
              <table:table-cell table:style-name="ce8" table:content-validation-name="val1" office:value-type="string" calcext:value-type="string">
                <text:p>Documentation</text:p>
              </table:table-cell>
              <table:table-cell table:style-name="ce18" office:value-type="string" calcext:value-type="string">
                <text:p>Jayanth</text:p>
              </table:table-cell>
              <table:table-cell table:style-name="ce18" office:value-type="float" office:value="3.75" calcext:value-type="float">
                <text:p>3.75</text:p>
              </table:table-cell>
              <table:table-cell table:style-name="ce18" office:value-type="float" office:value="3.35" calcext:value-type="float">
                <text:p>3.35</text:p>
              </table:table-cell>
              <table:table-cell table:style-name="ce26" table:content-validation-name="val2" office:value-type="string" calcext:value-type="string">
                <text:p>Done</text:p>
              </table:table-cell>
              <table:table-cell table:style-name="ce8" office:value-type="string" calcext:value-type="string">
                <text:p>Scoping Questions have been included</text:p>
              </table:table-cell>
              <table:table-cell table:style-name="ce39" table:formula="of:=IF(OR([.D12]=&quot;&quot;;[.E12]=&quot;&quot;);&quot;&quot;;[.D12]-[.E12])" office:value-type="float" office:value="0.4" calcext:value-type="float">
                <text:p>0.4</text:p>
              </table:table-cell>
              <table:table-cell table:style-name="ce39" table:formula="of:=IF(OR([.H12]=&quot;&quot;;[.E12]=0);&quot;&quot;;ABS([.H12])/[.E12]*100)" office:value-type="float" office:value="11.9402985074627" calcext:value-type="float">
                <text:p>11.9402985075</text:p>
              </table:table-cell>
              <table:table-cell table:number-columns-repeated="1015"/>
            </table:table-row>
            <table:table-row table:style-name="ro10">
              <table:table-cell table:style-name="ce9" office:value-type="string" calcext:value-type="string">
                <text:p>Get account and configure website</text:p>
              </table:table-cell>
              <table:table-cell table:style-name="ce8" table:content-validation-name="val1" office:value-type="string" calcext:value-type="string">
                <text:p>Preparation</text:p>
              </table:table-cell>
              <table:table-cell table:style-name="ce18" office:value-type="string" calcext:value-type="string">
                <text:p>Ankit</text:p>
              </table:table-cell>
              <table:table-cell table:number-columns-repeated="2" table:style-name="ce18" office:value-type="float" office:value="1.25" calcext:value-type="float">
                <text:p>1.25</text:p>
              </table:table-cell>
              <table:table-cell table:style-name="ce26" table:content-validation-name="val2" office:value-type="string" calcext:value-type="string">
                <text:p>Done</text:p>
              </table:table-cell>
              <table:table-cell table:style-name="ce8" office:value-type="string" calcext:value-type="string">
                <text:p>Registered and Checked</text:p>
              </table:table-cell>
              <table:table-cell table:style-name="ce39" table:formula="of:=IF(OR([.D13]=&quot;&quot;;[.E13]=&quot;&quot;);&quot;&quot;;[.D13]-[.E13])" office:value-type="float" office:value="0" calcext:value-type="float">
                <text:p>0</text:p>
              </table:table-cell>
              <table:table-cell table:style-name="ce39" table:formula="of:=IF(OR([.H13]=&quot;&quot;;[.E13]=0);&quot;&quot;;ABS([.H13])/[.E13]*100)" office:value-type="float" office:value="0" calcext:value-type="float">
                <text:p>0</text:p>
              </table:table-cell>
              <table:table-cell table:number-columns-repeated="1015"/>
            </table:table-row>
            <table:table-row table:style-name="ro9">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office:value-type="string" calcext:value-type="string">
                <text:p>Jayanth</text:p>
              </table:table-cell>
              <table:table-cell table:style-name="ce18" office:value-type="float" office:value="2.1" calcext:value-type="float">
                <text:p>2.1</text:p>
              </table:table-cell>
              <table:table-cell table:style-name="ce18" office:value-type="float" office:value="1.65" calcext:value-type="float">
                <text:p>1.65</text:p>
              </table:table-cell>
              <table:table-cell table:style-name="ce26" table:content-validation-name="val2" office:value-type="string" calcext:value-type="string">
                <text:p>Done</text:p>
              </table:table-cell>
              <table:table-cell table:style-name="ce8"/>
              <table:table-cell table:style-name="ce39" table:formula="of:=IF(OR([.D14]=&quot;&quot;;[.E14]=&quot;&quot;);&quot;&quot;;[.D14]-[.E14])" office:value-type="float" office:value="0.45" calcext:value-type="float">
                <text:p>0.45</text:p>
              </table:table-cell>
              <table:table-cell table:style-name="ce39" table:formula="of:=IF(OR([.H14]=&quot;&quot;;[.E14]=0);&quot;&quot;;ABS([.H14])/[.E14]*100)" office:value-type="float" office:value="27.2727272727273" calcext:value-type="float">
                <text:p>27.2727272727</text:p>
              </table:table-cell>
              <table:table-cell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8" office:value-type="string" calcext:value-type="string">
                <text:p>Nazrul</text:p>
              </table:table-cell>
              <table:table-cell table:style-name="ce18" office:value-type="float" office:value="2.5" calcext:value-type="float">
                <text:p>2.5</text:p>
              </table:table-cell>
              <table:table-cell table:style-name="ce18" office:value-type="float" office:value="3.35" calcext:value-type="float">
                <text:p>3.35</text:p>
              </table:table-cell>
              <table:table-cell table:style-name="ce26" table:content-validation-name="val2" office:value-type="string" calcext:value-type="string">
                <text:p>Done</text:p>
              </table:table-cell>
              <table:table-cell table:style-name="ce8"/>
              <table:table-cell table:style-name="ce39" table:formula="of:=IF(OR([.D15]=&quot;&quot;;[.E15]=&quot;&quot;);&quot;&quot;;[.D15]-[.E15])" office:value-type="float" office:value="-0.85" calcext:value-type="float">
                <text:p>-0.85</text:p>
              </table:table-cell>
              <table:table-cell table:style-name="ce39" table:formula="of:=IF(OR([.H15]=&quot;&quot;;[.E15]=0);&quot;&quot;;ABS([.H15])/[.E15]*100)" office:value-type="float" office:value="25.3731343283582" calcext:value-type="float">
                <text:p>25.3731343284</text:p>
              </table:table-cell>
              <table:table-cell table:number-columns-repeated="1015"/>
            </table:table-row>
            <table:table-row table:style-name="ro9">
              <table:table-cell table:style-name="ce8" office:value-type="string" calcext:value-type="string">
                <text:p>Identify role owners</text:p>
              </table:table-cell>
              <table:table-cell table:style-name="ce8" table:content-validation-name="val1" office:value-type="string" calcext:value-type="string">
                <text:p>Preparation</text:p>
              </table:table-cell>
              <table:table-cell table:style-name="ce18" office:value-type="string" calcext:value-type="string">
                <text:p>Anubhav</text:p>
              </table:table-cell>
              <table:table-cell table:style-name="ce18" office:value-type="float" office:value="1.25" calcext:value-type="float">
                <text:p>1.25</text:p>
              </table:table-cell>
              <table:table-cell table:style-name="ce18" office:value-type="float" office:value="1.65" calcext:value-type="float">
                <text:p>1.65</text:p>
              </table:table-cell>
              <table:table-cell table:style-name="ce26" table:content-validation-name="val2" office:value-type="string" calcext:value-type="string">
                <text:p>Done</text:p>
              </table:table-cell>
              <table:table-cell table:style-name="ce8" office:value-type="string" calcext:value-type="string">
                <text:p>Roles Allocated</text:p>
              </table:table-cell>
              <table:table-cell table:style-name="ce39" table:formula="of:=IF(OR([.D16]=&quot;&quot;;[.E16]=&quot;&quot;);&quot;&quot;;[.D16]-[.E16])" office:value-type="float" office:value="-0.4" calcext:value-type="float">
                <text:p>-0.4</text:p>
              </table:table-cell>
              <table:table-cell table:style-name="ce39" table:formula="of:=IF(OR([.H16]=&quot;&quot;;[.E16]=0);&quot;&quot;;ABS([.H16])/[.E16]*100)" office:value-type="float" office:value="24.2424242424242" calcext:value-type="float">
                <text:p>24.2424242424</text:p>
              </table:table-cell>
              <table:table-cell table:number-columns-repeated="1015"/>
            </table:table-row>
            <table:table-row table:style-name="ro9">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8" office:value-type="string" calcext:value-type="string">
                <text:p>Nazrul</text:p>
              </table:table-cell>
              <table:table-cell table:number-columns-repeated="2" office:value-type="float" office:value="5" calcext:value-type="float">
                <text:p>5</text:p>
              </table:table-cell>
              <table:table-cell table:style-name="ce27" table:content-validation-name="val2" office:value-type="string" calcext:value-type="string">
                <text:p>Done</text:p>
              </table:table-cell>
              <table:table-cell office:value-type="string" calcext:value-type="string">
                <text:p>Team Meetings have started.</text:p>
              </table:table-cell>
              <table:table-cell table:style-name="ce39" table:formula="of:=IF(OR([.D17]=&quot;&quot;;[.E17]=&quot;&quot;);&quot;&quot;;[.D17]-[.E17])" office:value-type="float" office:value="0" calcext:value-type="float">
                <text:p>0</text:p>
              </table:table-cell>
              <table:table-cell table:style-name="ce39" table:formula="of:=IF(OR([.H17]=&quot;&quot;;[.E17]=0);&quot;&quot;;ABS([.H17])/[.E17]*100)" office:value-type="float" office:value="0" calcext:value-type="float">
                <text:p>0</text:p>
              </table:table-cell>
              <table:table-cell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8" office:value-type="string" calcext:value-type="string">
                <text:p>Abhinav</text:p>
              </table:table-cell>
              <table:table-cell office:value-type="float" office:value="2.5" calcext:value-type="float">
                <text:p>2.5</text:p>
              </table:table-cell>
              <table:table-cell office:value-type="float" office:value="3.75" calcext:value-type="float">
                <text:p>3.75</text:p>
              </table:table-cell>
              <table:table-cell table:style-name="ce27" table:content-validation-name="val2" office:value-type="string" calcext:value-type="string">
                <text:p>Done</text:p>
              </table:table-cell>
              <table:table-cell office:value-type="string" calcext:value-type="string">
                <text:p>Tracking</text:p>
              </table:table-cell>
              <table:table-cell table:style-name="ce39" table:formula="of:=IF(OR([.D18]=&quot;&quot;;[.E18]=&quot;&quot;);&quot;&quot;;[.D18]-[.E18])" office:value-type="float" office:value="-1.25" calcext:value-type="float">
                <text:p>-1.25</text:p>
              </table:table-cell>
              <table:table-cell table:style-name="ce39" table:formula="of:=IF(OR([.H18]=&quot;&quot;;[.E18]=0);&quot;&quot;;ABS([.H18])/[.E18]*100)" office:value-type="float" office:value="33.3333333333333" calcext:value-type="float">
                <text:p>33.3333333333</text:p>
              </table:table-cell>
              <table:table-cell table:number-columns-repeated="1015"/>
            </table:table-row>
            <table:table-row table:style-name="ro2">
              <table:table-cell table:style-name="ce7" office:value-type="string" calcext:value-type="string">
                <text:p>Week 7 (sept 12 - sept <text:s/>18)</text:p>
              </table:table-cell>
              <table:table-cell table:style-name="ce14" table:content-validation-name="val1"/>
              <table:table-cell table:style-name="ce19" table:number-columns-repeated="2"/>
              <table:table-cell table:style-name="ce17"/>
              <table:table-cell table:style-name="ce25" table:content-validation-name="val2"/>
              <table:table-cell table:style-name="ce14"/>
              <table:table-cell table:style-name="ce39" table:formula="of:=IF(OR([.D19]=&quot;&quot;;[.E19]=&quot;&quot;);&quot;&quot;;[.D19]-[.E19])">
                <text:p/>
              </table:table-cell>
              <table:table-cell table:style-name="ce39" table:formula="of:=IF(OR([.H19]=&quot;&quot;;[.E19]=0);&quot;&quot;;ABS([.H19])/[.E19]*100)">
                <text:p/>
              </table:table-cell>
              <table:table-cell table:style-name="ce14" table:number-columns-repeated="1014"/>
              <table:table-cell/>
            </table:table-row>
            <table:table-row table:style-name="ro9">
              <table:table-cell table:style-name="ce8" office:value-type="string" calcext:value-type="string">
                <text:p>Deciding Technoligies</text:p>
              </table:table-cell>
              <table:table-cell table:style-name="ce8" table:content-validation-name="val1" office:value-type="string" calcext:value-type="string">
                <text:p>Preparation</text:p>
              </table:table-cell>
              <table:table-cell table:style-name="ce18" office:value-type="string" calcext:value-type="string">
                <text:p>Abhinav</text:p>
              </table:table-cell>
              <table:table-cell table:number-columns-repeated="2" table:style-name="ce18" office:value-type="float" office:value="2.5" calcext:value-type="float">
                <text:p>2.5</text:p>
              </table:table-cell>
              <table:table-cell table:style-name="ce26" table:content-validation-name="val2" office:value-type="string" calcext:value-type="string">
                <text:p>Done</text:p>
              </table:table-cell>
              <table:table-cell table:style-name="ce8" office:value-type="string" calcext:value-type="string">
                <text:p>Deciding Technology to be used for both Desktop and Application. </text:p>
              </table:table-cell>
              <table:table-cell table:style-name="ce39" table:formula="of:=IF(OR([.D20]=&quot;&quot;;[.E20]=&quot;&quot;);&quot;&quot;;[.D20]-[.E20])" office:value-type="float" office:value="0" calcext:value-type="float">
                <text:p>0</text:p>
              </table:table-cell>
              <table:table-cell table:style-name="ce39" table:formula="of:=IF(OR([.H20]=&quot;&quot;;[.E20]=0);&quot;&quot;;ABS([.H20])/[.E20]*100)" office:value-type="float" office:value="0" calcext:value-type="float">
                <text:p>0</text:p>
              </table:table-cell>
              <table:table-cell table:number-columns-repeated="1015"/>
            </table:table-row>
            <table:table-row table:style-name="ro9">
              <table:table-cell table:style-name="ce8" office:value-type="string" calcext:value-type="string">
                <text:p>Project Status Report</text:p>
              </table:table-cell>
              <table:table-cell table:style-name="ce8" table:content-validation-name="val1" office:value-type="string" calcext:value-type="string">
                <text:p>Documentation</text:p>
              </table:table-cell>
              <table:table-cell office:value-type="string" calcext:value-type="string">
                <text:p>Anubhav</text:p>
              </table:table-cell>
              <table:table-cell table:style-name="ce18" office:value-type="float" office:value="1.65" calcext:value-type="float">
                <text:p>1.65</text:p>
              </table:table-cell>
              <table:table-cell table:style-name="ce18" office:value-type="float" office:value="1.25" calcext:value-type="float">
                <text:p>1.25</text:p>
              </table:table-cell>
              <table:table-cell table:style-name="ce26" table:content-validation-name="val2" office:value-type="string" calcext:value-type="string">
                <text:p>Done</text:p>
              </table:table-cell>
              <table:table-cell table:style-name="ce8"/>
              <table:table-cell table:style-name="ce39" table:formula="of:=IF(OR([.D21]=&quot;&quot;;[.E21]=&quot;&quot;);&quot;&quot;;[.D21]-[.E21])" office:value-type="float" office:value="0.4" calcext:value-type="float">
                <text:p>0.4</text:p>
              </table:table-cell>
              <table:table-cell table:style-name="ce39" table:formula="of:=IF(OR([.H21]=&quot;&quot;;[.E21]=0);&quot;&quot;;ABS([.H21])/[.E21]*100)" office:value-type="float" office:value="32" calcext:value-type="float">
                <text:p>32</text:p>
              </table:table-cell>
              <table:table-cell table:number-columns-repeated="1015"/>
            </table:table-row>
            <table:table-row table:style-name="ro9">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8" office:value-type="string" calcext:value-type="string">
                <text:p>Nazrul</text:p>
              </table:table-cell>
              <table:table-cell table:number-columns-repeated="2" table:style-name="ce18" office:value-type="float" office:value="5" calcext:value-type="float">
                <text:p>5</text:p>
              </table:table-cell>
              <table:table-cell table:style-name="ce26" table:content-validation-name="val2" office:value-type="string" calcext:value-type="string">
                <text:p>Done</text:p>
              </table:table-cell>
              <table:table-cell table:style-name="ce8" office:value-type="string" calcext:value-type="string">
                <text:p>Deciding on Technologies .</text:p>
              </table:table-cell>
              <table:table-cell table:style-name="ce39" table:formula="of:=IF(OR([.D22]=&quot;&quot;;[.E22]=&quot;&quot;);&quot;&quot;;[.D22]-[.E22])" office:value-type="float" office:value="0" calcext:value-type="float">
                <text:p>0</text:p>
              </table:table-cell>
              <table:table-cell table:style-name="ce39" table:formula="of:=IF(OR([.H22]=&quot;&quot;;[.E22]=0);&quot;&quot;;ABS([.H22])/[.E22]*100)" office:value-type="float" office:value="0" calcext:value-type="float">
                <text:p>0</text:p>
              </table:table-cell>
              <table:table-cell table:number-columns-repeated="1015"/>
            </table:table-row>
            <table:table-row table:style-name="ro9">
              <table:table-cell table:style-name="ce8" office:value-type="string" calcext:value-type="string">
                <text:p>Research existing technology</text:p>
              </table:table-cell>
              <table:table-cell table:style-name="ce8" table:content-validation-name="val1" office:value-type="string" calcext:value-type="string">
                <text:p>Preparation</text:p>
              </table:table-cell>
              <table:table-cell table:style-name="ce18" office:value-type="string" calcext:value-type="string">
                <text:p>Ankit</text:p>
              </table:table-cell>
              <table:table-cell table:style-name="ce18" office:value-type="float" office:value="2.1" calcext:value-type="float">
                <text:p>2.1</text:p>
              </table:table-cell>
              <table:table-cell table:style-name="ce18" office:value-type="float" office:value="1.65" calcext:value-type="float">
                <text:p>1.65</text:p>
              </table:table-cell>
              <table:table-cell table:style-name="ce26" table:content-validation-name="val2" office:value-type="string" calcext:value-type="string">
                <text:p>Ongoing</text:p>
              </table:table-cell>
              <table:table-cell table:style-name="ce8"/>
              <table:table-cell table:style-name="ce39" table:formula="of:=IF(OR([.D23]=&quot;&quot;;[.E23]=&quot;&quot;);&quot;&quot;;[.D23]-[.E23])" office:value-type="float" office:value="0.45" calcext:value-type="float">
                <text:p>0.45</text:p>
              </table:table-cell>
              <table:table-cell table:style-name="ce39" table:formula="of:=IF(OR([.H23]=&quot;&quot;;[.E23]=0);&quot;&quot;;ABS([.H23])/[.E23]*100)" office:value-type="float" office:value="27.2727272727273" calcext:value-type="float">
                <text:p>27.2727272727</text:p>
              </table:table-cell>
              <table:table-cell table:number-columns-repeated="1015"/>
            </table:table-row>
            <table:table-row table:style-name="ro9">
              <table:table-cell table:style-name="ce8" office:value-type="string" calcext:value-type="string">
                <text:p>Develop Questions to be asked to the Client</text:p>
              </table:table-cell>
              <table:table-cell table:style-name="ce8" table:content-validation-name="val1" office:value-type="string" calcext:value-type="string">
                <text:p>Documentation</text:p>
              </table:table-cell>
              <table:table-cell table:style-name="ce18" office:value-type="string" calcext:value-type="string">
                <text:p>Jayanth</text:p>
              </table:table-cell>
              <table:table-cell table:style-name="ce18" office:value-type="float" office:value="2.5" calcext:value-type="float">
                <text:p>2.5</text:p>
              </table:table-cell>
              <table:table-cell table:style-name="ce18" office:value-type="float" office:value="2.1" calcext:value-type="float">
                <text:p>2.1</text:p>
              </table:table-cell>
              <table:table-cell table:style-name="ce26" table:content-validation-name="val2" office:value-type="string" calcext:value-type="string">
                <text:p>Done</text:p>
              </table:table-cell>
              <table:table-cell table:style-name="ce8"/>
              <table:table-cell table:style-name="ce39" table:formula="of:=IF(OR([.D24]=&quot;&quot;;[.E24]=&quot;&quot;);&quot;&quot;;[.D24]-[.E24])" office:value-type="float" office:value="0.4" calcext:value-type="float">
                <text:p>0.4</text:p>
              </table:table-cell>
              <table:table-cell table:style-name="ce39" table:formula="of:=IF(OR([.H24]=&quot;&quot;;[.E24]=0);&quot;&quot;;ABS([.H24])/[.E24]*100)" office:value-type="float" office:value="19.047619047619" calcext:value-type="float">
                <text:p>19.0476190476</text:p>
              </table:table-cell>
              <table:table-cell table:number-columns-repeated="1015"/>
            </table:table-row>
            <table:table-row table:style-name="ro2">
              <table:table-cell table:style-name="ce8"/>
              <table:table-cell table:style-name="ce8" table:content-validation-name="val1"/>
              <table:table-cell table:style-name="ce18" table:number-columns-repeated="3"/>
              <table:table-cell table:style-name="ce26" table:content-validation-name="val2"/>
              <table:table-cell table:style-name="ce8"/>
              <table:table-cell table:style-name="ce39" table:formula="of:=IF(OR([.D25]=&quot;&quot;;[.E25]=&quot;&quot;);&quot;&quot;;[.D25]-[.E25])">
                <text:p/>
              </table:table-cell>
              <table:table-cell table:style-name="ce39" table:formula="of:=IF(OR([.H25]=&quot;&quot;;[.E25]=0);&quot;&quot;;ABS([.H25])/[.E25]*100)">
                <text:p/>
              </table:table-cell>
              <table:table-cell table:number-columns-repeated="1015"/>
            </table:table-row>
            <table:table-row table:style-name="ro2">
              <table:table-cell table:style-name="ce7" office:value-type="string" calcext:value-type="string">
                <text:p>Week 8 (sept 19 - sept 25)</text:p>
              </table:table-cell>
              <table:table-cell table:style-name="ce14" table:content-validation-name="val1"/>
              <table:table-cell table:style-name="ce19" table:number-columns-repeated="2"/>
              <table:table-cell table:style-name="ce17"/>
              <table:table-cell table:style-name="ce28" table:content-validation-name="val2"/>
              <table:table-cell table:style-name="ce14"/>
              <table:table-cell table:style-name="ce39" table:formula="of:=IF(OR([.D26]=&quot;&quot;;[.E26]=&quot;&quot;);&quot;&quot;;[.D26]-[.E26])">
                <text:p/>
              </table:table-cell>
              <table:table-cell table:style-name="ce39" table:formula="of:=IF(OR([.H26]=&quot;&quot;;[.E26]=0);&quot;&quot;;ABS([.H26])/[.E26]*100)">
                <text:p/>
              </table:table-cell>
              <table:table-cell table:style-name="ce14" table:number-columns-repeated="1014"/>
              <table:table-cell/>
            </table:table-row>
            <table:table-row table:style-name="ro9">
              <table:table-cell table:style-name="ce8" office:value-type="string" calcext:value-type="string">
                <text:p>Interface dicussion</text:p>
              </table:table-cell>
              <table:table-cell table:style-name="ce8" table:content-validation-name="val1" office:value-type="string" calcext:value-type="string">
                <text:p>Requirements</text:p>
              </table:table-cell>
              <table:table-cell table:style-name="ce18" office:value-type="string" calcext:value-type="string">
                <text:p>Nazrul</text:p>
              </table:table-cell>
              <table:table-cell table:style-name="ce18" office:value-type="float" office:value="1.2" calcext:value-type="float">
                <text:p>1.2</text:p>
              </table:table-cell>
              <table:table-cell table:style-name="ce18" office:value-type="float" office:value="1.4" calcext:value-type="float">
                <text:p>1.4</text:p>
              </table:table-cell>
              <table:table-cell table:style-name="ce26" table:content-validation-name="val2" office:value-type="string" calcext:value-type="string">
                <text:p>Done</text:p>
              </table:table-cell>
              <table:table-cell table:style-name="ce8"/>
              <table:table-cell table:style-name="ce39" table:formula="of:=IF(OR([.D27]=&quot;&quot;;[.E27]=&quot;&quot;);&quot;&quot;;[.D27]-[.E27])" office:value-type="float" office:value="-0.2" calcext:value-type="float">
                <text:p>-0.2</text:p>
              </table:table-cell>
              <table:table-cell table:style-name="ce39" table:formula="of:=IF(OR([.H27]=&quot;&quot;;[.E27]=0);&quot;&quot;;ABS([.H27])/[.E27]*100)" office:value-type="float" office:value="14.2857142857143" calcext:value-type="float">
                <text:p>14.2857142857</text:p>
              </table:table-cell>
              <table:table-cell table:number-columns-repeated="1015"/>
            </table:table-row>
            <table:table-row table:style-name="ro9">
              <table:table-cell table:style-name="ce8" office:value-type="string" calcext:value-type="string">
                <text:p>Learning web2py</text:p>
              </table:table-cell>
              <table:table-cell table:style-name="ce8" table:content-validation-name="val1" office:value-type="string" calcext:value-type="string">
                <text:p>Preparation</text:p>
              </table:table-cell>
              <table:table-cell office:value-type="string" calcext:value-type="string">
                <text:p>Ankit</text:p>
              </table:table-cell>
              <table:table-cell office:value-type="float" office:value="15" calcext:value-type="float">
                <text:p>15</text:p>
              </table:table-cell>
              <table:table-cell office:value-type="float" office:value="16" calcext:value-type="float">
                <text:p>16</text:p>
              </table:table-cell>
              <table:table-cell table:style-name="ce27" table:content-validation-name="val2" office:value-type="string" calcext:value-type="string">
                <text:p>Ongoing</text:p>
              </table:table-cell>
              <table:table-cell/>
              <table:table-cell table:style-name="ce39" table:formula="of:=IF(OR([.D28]=&quot;&quot;;[.E28]=&quot;&quot;);&quot;&quot;;[.D28]-[.E28])" office:value-type="float" office:value="-1" calcext:value-type="float">
                <text:p>-1</text:p>
              </table:table-cell>
              <table:table-cell table:style-name="ce39" table:formula="of:=IF(OR([.H28]=&quot;&quot;;[.E28]=0);&quot;&quot;;ABS([.H28])/[.E28]*100)" office:value-type="float" office:value="6.25" calcext:value-type="float">
                <text:p>6.25</text:p>
              </table:table-cell>
              <table:table-cell table:number-columns-repeated="1015"/>
            </table:table-row>
            <table:table-row table:style-name="ro9">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8" office:value-type="string" calcext:value-type="string">
                <text:p>Nazrul</text:p>
              </table:table-cell>
              <table:table-cell table:number-columns-repeated="2" table:style-name="ce18" office:value-type="float" office:value="5" calcext:value-type="float">
                <text:p>5</text:p>
              </table:table-cell>
              <table:table-cell table:style-name="ce26" table:content-validation-name="val2" office:value-type="string" calcext:value-type="string">
                <text:p>Done</text:p>
              </table:table-cell>
              <table:table-cell table:style-name="ce8" office:value-type="string" calcext:value-type="string">
                <text:p>Deciding on Technologies .</text:p>
              </table:table-cell>
              <table:table-cell table:style-name="ce39" table:formula="of:=IF(OR([.D29]=&quot;&quot;;[.E29]=&quot;&quot;);&quot;&quot;;[.D29]-[.E29])" office:value-type="float" office:value="0" calcext:value-type="float">
                <text:p>0</text:p>
              </table:table-cell>
              <table:table-cell table:style-name="ce39" table:formula="of:=IF(OR([.H29]=&quot;&quot;;[.E29]=0);&quot;&quot;;ABS([.H29])/[.E29]*100)" office:value-type="float" office:value="0" calcext:value-type="float">
                <text:p>0</text:p>
              </table:table-cell>
              <table:table-cell table:number-columns-repeated="1015"/>
            </table:table-row>
            <table:table-row table:style-name="ro9">
              <table:table-cell table:style-name="ce8" office:value-type="string" calcext:value-type="string">
                <text:p>Research existing technology</text:p>
              </table:table-cell>
              <table:table-cell table:style-name="ce8" table:content-validation-name="val1" office:value-type="string" calcext:value-type="string">
                <text:p>Preparation</text:p>
              </table:table-cell>
              <table:table-cell table:style-name="ce18" office:value-type="string" calcext:value-type="string">
                <text:p>Abhinav</text:p>
              </table:table-cell>
              <table:table-cell table:number-columns-repeated="2" table:style-name="ce18" office:value-type="float" office:value="2.5" calcext:value-type="float">
                <text:p>2.5</text:p>
              </table:table-cell>
              <table:table-cell table:style-name="ce26" table:content-validation-name="val2" office:value-type="string" calcext:value-type="string">
                <text:p>Done</text:p>
              </table:table-cell>
              <table:table-cell table:style-name="ce8"/>
              <table:table-cell table:style-name="ce39" table:formula="of:=IF(OR([.D30]=&quot;&quot;;[.E30]=&quot;&quot;);&quot;&quot;;[.D30]-[.E30])" office:value-type="float" office:value="0" calcext:value-type="float">
                <text:p>0</text:p>
              </table:table-cell>
              <table:table-cell table:style-name="ce39" table:formula="of:=IF(OR([.H30]=&quot;&quot;;[.E30]=0);&quot;&quot;;ABS([.H30])/[.E30]*100)" office:value-type="float" office:value="0" calcext:value-type="float">
                <text:p>0</text:p>
              </table:table-cell>
              <table:table-cell table:number-columns-repeated="1015"/>
            </table:table-row>
            <table:table-row table:style-name="ro9">
              <table:table-cell table:style-name="ce8" office:value-type="string" calcext:value-type="string">
                <text:p>Project Status Report</text:p>
              </table:table-cell>
              <table:table-cell table:style-name="ce8" table:content-validation-name="val1" office:value-type="string" calcext:value-type="string">
                <text:p>Documentation</text:p>
              </table:table-cell>
              <table:table-cell office:value-type="string" calcext:value-type="string">
                <text:p>Anubhav</text:p>
              </table:table-cell>
              <table:table-cell table:style-name="ce18" office:value-type="float" office:value="1.66" calcext:value-type="float">
                <text:p>1.66</text:p>
              </table:table-cell>
              <table:table-cell table:style-name="ce18" office:value-type="float" office:value="1.58" calcext:value-type="float">
                <text:p>1.58</text:p>
              </table:table-cell>
              <table:table-cell table:style-name="ce26" table:content-validation-name="val2" office:value-type="string" calcext:value-type="string">
                <text:p>Done</text:p>
              </table:table-cell>
              <table:table-cell table:style-name="ce8"/>
              <table:table-cell table:style-name="ce39" table:formula="of:=IF(OR([.D31]=&quot;&quot;;[.E31]=&quot;&quot;);&quot;&quot;;[.D31]-[.E31])" office:value-type="float" office:value="0.0800000000000001" calcext:value-type="float">
                <text:p>0.08</text:p>
              </table:table-cell>
              <table:table-cell table:style-name="ce39" table:formula="of:=IF(OR([.H31]=&quot;&quot;;[.E31]=0);&quot;&quot;;ABS([.H31])/[.E31]*100)" office:value-type="float" office:value="5.06329113924051" calcext:value-type="float">
                <text:p>5.0632911392</text:p>
              </table:table-cell>
              <table:table-cell table:number-columns-repeated="1015"/>
            </table:table-row>
            <table:table-row table:style-name="ro9">
              <table:table-cell table:style-name="ce8" office:value-type="string" calcext:value-type="string">
                <text:p>Deciding Technoligies for Desktop application</text:p>
              </table:table-cell>
              <table:table-cell table:style-name="ce8" table:content-validation-name="val1" office:value-type="string" calcext:value-type="string">
                <text:p>Preparation</text:p>
              </table:table-cell>
              <table:table-cell table:style-name="ce18" office:value-type="string" calcext:value-type="string">
                <text:p>Jayanth</text:p>
              </table:table-cell>
              <table:table-cell table:number-columns-repeated="2" table:style-name="ce18" office:value-type="float" office:value="5" calcext:value-type="float">
                <text:p>5</text:p>
              </table:table-cell>
              <table:table-cell table:style-name="ce26" table:content-validation-name="val2" office:value-type="string" calcext:value-type="string">
                <text:p>Ongoing</text:p>
              </table:table-cell>
              <table:table-cell table:style-name="ce8"/>
              <table:table-cell table:style-name="ce39" table:formula="of:=IF(OR([.D32]=&quot;&quot;;[.E32]=&quot;&quot;);&quot;&quot;;[.D32]-[.E32])" office:value-type="float" office:value="0" calcext:value-type="float">
                <text:p>0</text:p>
              </table:table-cell>
              <table:table-cell table:style-name="ce39" table:formula="of:=IF(OR([.H32]=&quot;&quot;;[.E32]=0);&quot;&quot;;ABS([.H32])/[.E32]*100)" office:value-type="float" office:value="0" calcext:value-type="float">
                <text:p>0</text:p>
              </table:table-cell>
              <table:table-cell table:number-columns-repeated="1015"/>
            </table:table-row>
            <table:table-row table:style-name="ro2">
              <table:table-cell table:style-name="ce7" office:value-type="string" calcext:value-type="string">
                <text:p>Week 9</text:p>
              </table:table-cell>
              <table:table-cell table:style-name="ce14" table:content-validation-name="val1"/>
              <table:table-cell table:style-name="ce17"/>
              <table:table-cell table:style-name="ce19"/>
              <table:table-cell table:style-name="ce17"/>
              <table:table-cell table:style-name="ce25" table:content-validation-name="val2"/>
              <table:table-cell table:style-name="ce14"/>
              <table:table-cell table:style-name="ce39" table:formula="of:=IF(OR([.D33]=&quot;&quot;;[.E33]=&quot;&quot;);&quot;&quot;;[.D33]-[.E33])">
                <text:p/>
              </table:table-cell>
              <table:table-cell table:style-name="ce39" table:formula="of:=IF(OR([.H33]=&quot;&quot;;[.E33]=0);&quot;&quot;;ABS([.H33])/[.E33]*100)">
                <text:p/>
              </table:table-cell>
              <table:table-cell table:style-name="ce14" table:number-columns-repeated="1014"/>
              <table:table-cell/>
            </table:table-row>
          </table:table-row-group>
        </table:table-row-group>
        <table:table-row table:style-name="ro9">
          <table:table-cell table:style-name="ce8" office:value-type="string" calcext:value-type="string">
            <text:p>Interface dicussion</text:p>
          </table:table-cell>
          <table:table-cell table:style-name="ce8" table:content-validation-name="val1" office:value-type="string" calcext:value-type="string">
            <text:p>Requirements</text:p>
          </table:table-cell>
          <table:table-cell table:style-name="ce18" office:value-type="string" calcext:value-type="string">
            <text:p>Nazrul</text:p>
          </table:table-cell>
          <table:table-cell office:value-type="float" office:value="12" calcext:value-type="float">
            <text:p>12</text:p>
          </table:table-cell>
          <table:table-cell office:value-type="float" office:value="12.5" calcext:value-type="float">
            <text:p>12.5</text:p>
          </table:table-cell>
          <table:table-cell table:style-name="ce27" table:content-validation-name="val2" office:value-type="string" calcext:value-type="string">
            <text:p>Done</text:p>
          </table:table-cell>
          <table:table-cell/>
          <table:table-cell table:style-name="ce39" table:formula="of:=IF(OR([.D34]=&quot;&quot;;[.E34]=&quot;&quot;);&quot;&quot;;[.D34]-[.E34])" office:value-type="float" office:value="-0.5" calcext:value-type="float">
            <text:p>-0.5</text:p>
          </table:table-cell>
          <table:table-cell table:style-name="ce39" table:formula="of:=IF(OR([.H34]=&quot;&quot;;[.E34]=0);&quot;&quot;;ABS([.H34])/[.E34]*100)" office:value-type="float" office:value="4" calcext:value-type="float">
            <text:p>4</text:p>
          </table:table-cell>
          <table:table-cell table:number-columns-repeated="1015"/>
        </table:table-row>
        <table:table-row table:style-name="ro9">
          <table:table-cell table:style-name="Default" office:value-type="string" calcext:value-type="string">
            <text:p>Desktop Application:Research</text:p>
          </table:table-cell>
          <table:table-cell table:style-name="ce8" table:content-validation-name="val1" office:value-type="string" calcext:value-type="string">
            <text:p>Preparation</text:p>
          </table:table-cell>
          <table:table-cell office:value-type="string" calcext:value-type="string">
            <text:p>Ankit</text:p>
          </table:table-cell>
          <table:table-cell office:value-type="float" office:value="13" calcext:value-type="float">
            <text:p>13</text:p>
          </table:table-cell>
          <table:table-cell office:value-type="float" office:value="14" calcext:value-type="float">
            <text:p>14</text:p>
          </table:table-cell>
          <table:table-cell table:style-name="ce27" table:content-validation-name="val2" office:value-type="string" calcext:value-type="string">
            <text:p>Done</text:p>
          </table:table-cell>
          <table:table-cell/>
          <table:table-cell table:style-name="ce39" table:formula="of:=IF(OR([.D35]=&quot;&quot;;[.E35]=&quot;&quot;);&quot;&quot;;[.D35]-[.E35])" office:value-type="float" office:value="-1" calcext:value-type="float">
            <text:p>-1</text:p>
          </table:table-cell>
          <table:table-cell table:style-name="ce39" table:formula="of:=IF(OR([.H35]=&quot;&quot;;[.E35]=0);&quot;&quot;;ABS([.H35])/[.E35]*100)" office:value-type="float" office:value="7.14285714285714" calcext:value-type="float">
            <text:p>7.1428571429</text:p>
          </table:table-cell>
          <table:table-cell table:number-columns-repeated="1015"/>
        </table:table-row>
        <table:table-row-group>
          <table:table-row-group>
            <table:table-row table:style-name="ro9">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8" office:value-type="string" calcext:value-type="string">
                <text:p>Nazrul</text:p>
              </table:table-cell>
              <table:table-cell table:style-name="ce19" office:value-type="float" office:value="5" calcext:value-type="float">
                <text:p>5</text:p>
              </table:table-cell>
              <table:table-cell table:style-name="ce17" office:value-type="float" office:value="5" calcext:value-type="float">
                <text:p>5</text:p>
              </table:table-cell>
              <table:table-cell table:style-name="ce29" table:content-validation-name="val2" office:value-type="string" calcext:value-type="string">
                <text:p>Delayed</text:p>
              </table:table-cell>
              <table:table-cell table:style-name="ce14" office:value-type="string" calcext:value-type="string">
                <text:p>Client not available</text:p>
              </table:table-cell>
              <table:table-cell table:style-name="ce39" table:formula="of:=IF(OR([.D36]=&quot;&quot;;[.E36]=&quot;&quot;);&quot;&quot;;[.D36]-[.E36])" office:value-type="float" office:value="0" calcext:value-type="float">
                <text:p>0</text:p>
              </table:table-cell>
              <table:table-cell table:style-name="ce39" table:formula="of:=IF(OR([.H36]=&quot;&quot;;[.E36]=0);&quot;&quot;;ABS([.H36])/[.E36]*100)" office:value-type="float" office:value="0" calcext:value-type="float">
                <text:p>0</text:p>
              </table:table-cell>
              <table:table-cell table:style-name="ce14" table:number-columns-repeated="1014"/>
              <table:table-cell/>
            </table:table-row>
          </table:table-row-group>
        </table:table-row-group>
        <table:table-row table:style-name="ro9">
          <table:table-cell table:style-name="ce8" office:value-type="string" calcext:value-type="string">
            <text:p>Explore Stanford Anusaarka Software</text:p>
          </table:table-cell>
          <table:table-cell table:style-name="ce8" table:content-validation-name="val1" office:value-type="string" calcext:value-type="string">
            <text:p>Preparation</text:p>
          </table:table-cell>
          <table:table-cell table:style-name="ce18" office:value-type="string" calcext:value-type="string">
            <text:p>Abhinav</text:p>
          </table:table-cell>
          <table:table-cell office:value-type="float" office:value="9" calcext:value-type="float">
            <text:p>9</text:p>
          </table:table-cell>
          <table:table-cell office:value-type="float" office:value="9.5" calcext:value-type="float">
            <text:p>9.5</text:p>
          </table:table-cell>
          <table:table-cell table:style-name="ce27" table:content-validation-name="val2" office:value-type="string" calcext:value-type="string">
            <text:p>Ongoing</text:p>
          </table:table-cell>
          <table:table-cell/>
          <table:table-cell table:style-name="ce39" table:formula="of:=IF(OR([.D37]=&quot;&quot;;[.E37]=&quot;&quot;);&quot;&quot;;[.D37]-[.E37])" office:value-type="float" office:value="-0.5" calcext:value-type="float">
            <text:p>-0.5</text:p>
          </table:table-cell>
          <table:table-cell table:style-name="ce39" table:formula="of:=IF(OR([.H37]=&quot;&quot;;[.E37]=0);&quot;&quot;;ABS([.H37])/[.E37]*100)" office:value-type="float" office:value="5.26315789473684" calcext:value-type="float">
            <text:p>5.2631578947</text:p>
          </table:table-cell>
          <table:table-cell table:number-columns-repeated="1015"/>
        </table:table-row>
        <table:table-row table:style-name="ro9">
          <table:table-cell table:style-name="ce8" office:value-type="string" calcext:value-type="string">
            <text:p>Project Status Report</text:p>
          </table:table-cell>
          <table:table-cell table:style-name="ce8" table:content-validation-name="val1" office:value-type="string" calcext:value-type="string">
            <text:p>Documentation</text:p>
          </table:table-cell>
          <table:table-cell office:value-type="string" calcext:value-type="string">
            <text:p>Anubhav</text:p>
          </table:table-cell>
          <table:table-cell table:number-columns-repeated="2" office:value-type="float" office:value="10" calcext:value-type="float">
            <text:p>10</text:p>
          </table:table-cell>
          <table:table-cell table:style-name="ce27" table:content-validation-name="val2" office:value-type="string" calcext:value-type="string">
            <text:p>Done</text:p>
          </table:table-cell>
          <table:table-cell/>
          <table:table-cell table:style-name="ce39" table:formula="of:=IF(OR([.D38]=&quot;&quot;;[.E38]=&quot;&quot;);&quot;&quot;;[.D38]-[.E38])" office:value-type="float" office:value="0" calcext:value-type="float">
            <text:p>0</text:p>
          </table:table-cell>
          <table:table-cell table:style-name="ce39" table:formula="of:=IF(OR([.H38]=&quot;&quot;;[.E38]=0);&quot;&quot;;ABS([.H38])/[.E38]*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39]=&quot;&quot;;[.E39]=&quot;&quot;);&quot;&quot;;[.D39]-[.E39])">
            <text:p/>
          </table:table-cell>
          <table:table-cell table:style-name="ce39" table:formula="of:=IF(OR([.H39]=&quot;&quot;;[.E39]=0);&quot;&quot;;ABS([.H39])/[.E39]*100)">
            <text:p/>
          </table:table-cell>
          <table:table-cell table:number-columns-repeated="1015"/>
        </table:table-row>
        <table:table-row-group>
          <table:table-row-group>
            <table:table-row table:style-name="ro2">
              <table:table-cell table:style-name="ce7" office:value-type="string" calcext:value-type="string">
                <text:p>Week 10</text:p>
              </table:table-cell>
              <table:table-cell table:style-name="ce14" table:content-validation-name="val1"/>
              <table:table-cell table:style-name="ce19" table:number-columns-repeated="2"/>
              <table:table-cell table:style-name="ce17"/>
              <table:table-cell table:style-name="ce30" table:content-validation-name="val2"/>
              <table:table-cell table:style-name="ce14"/>
              <table:table-cell table:style-name="ce39" table:formula="of:=IF(OR([.D40]=&quot;&quot;;[.E40]=&quot;&quot;);&quot;&quot;;[.D40]-[.E40])">
                <text:p/>
              </table:table-cell>
              <table:table-cell table:style-name="ce39" table:formula="of:=IF(OR([.H40]=&quot;&quot;;[.E40]=0);&quot;&quot;;ABS([.H40])/[.E40]*100)">
                <text:p/>
              </table:table-cell>
              <table:table-cell table:style-name="ce14" table:number-columns-repeated="1014"/>
              <table:table-cell/>
            </table:table-row>
          </table:table-row-group>
        </table:table-row-group>
        <table:table-row table:style-name="ro9">
          <table:table-cell table:style-name="ce10" office:value-type="string" calcext:value-type="string">
            <text:p>Web Interface Approval</text:p>
          </table:table-cell>
          <table:table-cell table:content-validation-name="val1" office:value-type="string" calcext:value-type="string">
            <text:p>Requirements</text:p>
          </table:table-cell>
          <table:table-cell office:value-type="string" calcext:value-type="string">
            <text:p>Nazrul</text:p>
          </table:table-cell>
          <table:table-cell office:value-type="float" office:value="1.4" calcext:value-type="float">
            <text:p>1.4</text:p>
          </table:table-cell>
          <table:table-cell office:value-type="float" office:value="1.5" calcext:value-type="float">
            <text:p>1.5</text:p>
          </table:table-cell>
          <table:table-cell table:style-name="ce27" table:content-validation-name="val2" office:value-type="string" calcext:value-type="string">
            <text:p>Done</text:p>
          </table:table-cell>
          <table:table-cell/>
          <table:table-cell table:style-name="ce39" table:formula="of:=IF(OR([.D41]=&quot;&quot;;[.E41]=&quot;&quot;);&quot;&quot;;[.D41]-[.E41])" office:value-type="float" office:value="-0.1" calcext:value-type="float">
            <text:p>-0.1</text:p>
          </table:table-cell>
          <table:table-cell table:style-name="ce39" table:formula="of:=IF(OR([.H41]=&quot;&quot;;[.E41]=0);&quot;&quot;;ABS([.H41])/[.E41]*100)" office:value-type="float" office:value="6.66666666666667" calcext:value-type="float">
            <text:p>6.6666666667</text:p>
          </table:table-cell>
          <table:table-cell table:number-columns-repeated="1015"/>
        </table:table-row>
        <table:table-row table:style-name="ro9">
          <table:table-cell table:style-name="ce10" office:value-type="string" calcext:value-type="string">
            <text:p>Desktop Application : Technology</text:p>
          </table:table-cell>
          <table:table-cell table:content-validation-name="val1" office:value-type="string" calcext:value-type="string">
            <text:p>Preparation</text:p>
          </table:table-cell>
          <table:table-cell office:value-type="string" calcext:value-type="string">
            <text:p>Jayanth</text:p>
          </table:table-cell>
          <table:table-cell table:number-columns-repeated="2" office:value-type="float" office:value="5" calcext:value-type="float">
            <text:p>5</text:p>
          </table:table-cell>
          <table:table-cell table:style-name="ce27" table:content-validation-name="val2" office:value-type="string" calcext:value-type="string">
            <text:p>Done</text:p>
          </table:table-cell>
          <table:table-cell/>
          <table:table-cell table:style-name="ce39" table:number-columns-repeated="2"/>
          <table:table-cell table:number-columns-repeated="1015"/>
        </table:table-row>
        <table:table-row table:style-name="ro9">
          <table:table-cell table:style-name="ce10" office:value-type="string" calcext:value-type="string">
            <text:p>Team Meeting</text:p>
          </table:table-cell>
          <table:table-cell table:content-validation-name="val1" office:value-type="string" calcext:value-type="string">
            <text:p>Coordination</text:p>
          </table:table-cell>
          <table:table-cell office:value-type="string" calcext:value-type="string">
            <text:p>Nazrul</text:p>
          </table:table-cell>
          <table:table-cell office:value-type="float" office:value="2.5" calcext:value-type="float">
            <text:p>2.5</text:p>
          </table:table-cell>
          <table:table-cell office:value-type="float" office:value="3.25" calcext:value-type="float">
            <text:p>3.25</text:p>
          </table:table-cell>
          <table:table-cell table:style-name="ce27" table:content-validation-name="val2" office:value-type="string" calcext:value-type="string">
            <text:p>Done</text:p>
          </table:table-cell>
          <table:table-cell/>
          <table:table-cell table:style-name="ce39" table:number-columns-repeated="2"/>
          <table:table-cell table:number-columns-repeated="1015"/>
        </table:table-row>
        <table:table-row table:style-name="ro9">
          <table:table-cell table:style-name="ce10" office:value-type="string" calcext:value-type="string">
            <text:p>Making changes in Anusaaraka Software</text:p>
          </table:table-cell>
          <table:table-cell table:content-validation-name="val1" office:value-type="string" calcext:value-type="string">
            <text:p>Development</text:p>
          </table:table-cell>
          <table:table-cell office:value-type="string" calcext:value-type="string">
            <text:p>Abhinav</text:p>
          </table:table-cell>
          <table:table-cell office:value-type="float" office:value="5" calcext:value-type="float">
            <text:p>5</text:p>
          </table:table-cell>
          <table:table-cell office:value-type="float" office:value="8.15" calcext:value-type="float">
            <text:p>8.15</text:p>
          </table:table-cell>
          <table:table-cell table:style-name="ce27" table:content-validation-name="val2" office:value-type="string" calcext:value-type="string">
            <text:p>Delayed</text:p>
          </table:table-cell>
          <table:table-cell/>
          <table:table-cell table:style-name="ce39" table:formula="of:=IF(OR([.D44]=&quot;&quot;;[.E44]=&quot;&quot;);&quot;&quot;;[.D44]-[.E44])" office:value-type="float" office:value="-3.15" calcext:value-type="float">
            <text:p>-3.15</text:p>
          </table:table-cell>
          <table:table-cell table:style-name="ce39" table:formula="of:=IF(OR([.H44]=&quot;&quot;;[.E44]=0);&quot;&quot;;ABS([.H44])/[.E44]*100)" office:value-type="float" office:value="38.6503067484663" calcext:value-type="float">
            <text:p>38.6503067485</text:p>
          </table:table-cell>
          <table:table-cell table:number-columns-repeated="1015"/>
        </table:table-row>
        <table:table-row table:style-name="ro9">
          <table:table-cell table:style-name="ce10" office:value-type="string" calcext:value-type="string">
            <text:p>Project Status Report</text:p>
          </table:table-cell>
          <table:table-cell table:content-validation-name="val1" office:value-type="string" calcext:value-type="string">
            <text:p>Documentation</text:p>
          </table:table-cell>
          <table:table-cell office:value-type="string" calcext:value-type="string">
            <text:p>Anubhav</text:p>
          </table:table-cell>
          <table:table-cell office:value-type="float" office:value="9" calcext:value-type="float">
            <text:p>9</text:p>
          </table:table-cell>
          <table:table-cell office:value-type="float" office:value="9.5" calcext:value-type="float">
            <text:p>9.5</text:p>
          </table:table-cell>
          <table:table-cell table:style-name="ce27" table:content-validation-name="val2" office:value-type="string" calcext:value-type="string">
            <text:p>Done</text:p>
          </table:table-cell>
          <table:table-cell/>
          <table:table-cell table:style-name="ce39" table:formula="of:=IF(OR([.D45]=&quot;&quot;;[.E45]=&quot;&quot;);&quot;&quot;;[.D45]-[.E45])" office:value-type="float" office:value="-0.5" calcext:value-type="float">
            <text:p>-0.5</text:p>
          </table:table-cell>
          <table:table-cell table:style-name="ce39" table:formula="of:=IF(OR([.H45]=&quot;&quot;;[.E45]=0);&quot;&quot;;ABS([.H45])/[.E45]*100)" office:value-type="float" office:value="5.26315789473684" calcext:value-type="float">
            <text:p>5.2631578947</text:p>
          </table:table-cell>
          <table:table-cell table:number-columns-repeated="1015"/>
        </table:table-row>
        <table:table-row-group>
          <table:table-row-group>
            <table:table-row table:style-name="ro2">
              <table:table-cell table:style-name="ce7" office:value-type="string" calcext:value-type="string">
                <text:p>Week 11</text:p>
              </table:table-cell>
              <table:table-cell table:style-name="ce14" table:content-validation-name="val1"/>
              <table:table-cell table:style-name="ce19" table:number-columns-repeated="2"/>
              <table:table-cell table:style-name="ce17"/>
              <table:table-cell table:style-name="ce31" table:content-validation-name="val2"/>
              <table:table-cell table:style-name="ce14"/>
              <table:table-cell table:style-name="ce39" table:formula="of:=IF(OR([.D46]=&quot;&quot;;[.E46]=&quot;&quot;);&quot;&quot;;[.D46]-[.E46])">
                <text:p/>
              </table:table-cell>
              <table:table-cell table:style-name="ce39" table:formula="of:=IF(OR([.H46]=&quot;&quot;;[.E46]=0);&quot;&quot;;ABS([.H46])/[.E46]*100)">
                <text:p/>
              </table:table-cell>
              <table:table-cell table:style-name="ce14" table:number-columns-repeated="1014"/>
              <table:table-cell/>
            </table:table-row>
          </table:table-row-group>
        </table:table-row-group>
        <table:table-row table:style-name="ro9">
          <table:table-cell table:style-name="ce10" office:value-type="string" calcext:value-type="string">
            <text:p>Web Interface Designing </text:p>
          </table:table-cell>
          <table:table-cell table:content-validation-name="val1" office:value-type="string" calcext:value-type="string">
            <text:p>Interfaces</text:p>
          </table:table-cell>
          <table:table-cell office:value-type="string" calcext:value-type="string">
            <text:p>Jayanth</text:p>
          </table:table-cell>
          <table:table-cell office:value-type="float" office:value="15" calcext:value-type="float">
            <text:p>15</text:p>
          </table:table-cell>
          <table:table-cell office:value-type="float" office:value="17.7" calcext:value-type="float">
            <text:p>17.7</text:p>
          </table:table-cell>
          <table:table-cell table:style-name="ce27" table:content-validation-name="val2" office:value-type="string" calcext:value-type="string">
            <text:p>Done</text:p>
          </table:table-cell>
          <table:table-cell/>
          <table:table-cell table:style-name="ce39" table:formula="of:=IF(OR([.D47]=&quot;&quot;;[.E47]=&quot;&quot;);&quot;&quot;;[.D47]-[.E47])" office:value-type="float" office:value="-2.7" calcext:value-type="float">
            <text:p>-2.7</text:p>
          </table:table-cell>
          <table:table-cell table:style-name="ce39" table:formula="of:=IF(OR([.H47]=&quot;&quot;;[.E47]=0);&quot;&quot;;ABS([.H47])/[.E47]*100)" office:value-type="float" office:value="15.2542372881356" calcext:value-type="float">
            <text:p>15.2542372881</text:p>
          </table:table-cell>
          <table:table-cell table:number-columns-repeated="1015"/>
        </table:table-row>
        <table:table-row table:style-name="ro9">
          <table:table-cell table:style-name="ce10" office:value-type="string" calcext:value-type="string">
            <text:p>Team Meeting</text:p>
          </table:table-cell>
          <table:table-cell table:content-validation-name="val1" office:value-type="string" calcext:value-type="string">
            <text:p>Coordination</text:p>
          </table:table-cell>
          <table:table-cell office:value-type="string" calcext:value-type="string">
            <text:p>Nazrul</text:p>
          </table:table-cell>
          <table:table-cell office:value-type="float" office:value="9" calcext:value-type="float">
            <text:p>9</text:p>
          </table:table-cell>
          <table:table-cell office:value-type="float" office:value="10" calcext:value-type="float">
            <text:p>10</text:p>
          </table:table-cell>
          <table:table-cell table:style-name="ce27" table:content-validation-name="val2" office:value-type="string" calcext:value-type="string">
            <text:p>Done</text:p>
          </table:table-cell>
          <table:table-cell/>
          <table:table-cell table:style-name="ce39" table:number-columns-repeated="2"/>
          <table:table-cell table:number-columns-repeated="1015"/>
        </table:table-row>
        <table:table-row table:style-name="ro9">
          <table:table-cell table:style-name="ce10" office:value-type="string" calcext:value-type="string">
            <text:p>Finalize Web Application (R1)</text:p>
          </table:table-cell>
          <table:table-cell table:content-validation-name="val1" office:value-type="string" calcext:value-type="string">
            <text:p>Development</text:p>
          </table:table-cell>
          <table:table-cell office:value-type="string" calcext:value-type="string">
            <text:p>Ankit</text:p>
          </table:table-cell>
          <table:table-cell office:value-type="float" office:value="5" calcext:value-type="float">
            <text:p>5</text:p>
          </table:table-cell>
          <table:table-cell office:value-type="float" office:value="7.3" calcext:value-type="float">
            <text:p>7.3</text:p>
          </table:table-cell>
          <table:table-cell table:style-name="ce27" table:content-validation-name="val2" office:value-type="string" calcext:value-type="string">
            <text:p>Done</text:p>
          </table:table-cell>
          <table:table-cell/>
          <table:table-cell table:style-name="ce39" table:formula="of:=IF(OR([.D49]=&quot;&quot;;[.E49]=&quot;&quot;);&quot;&quot;;[.D49]-[.E49])" office:value-type="float" office:value="-2.3" calcext:value-type="float">
            <text:p>-2.3</text:p>
          </table:table-cell>
          <table:table-cell table:style-name="ce39" table:formula="of:=IF(OR([.H49]=&quot;&quot;;[.E49]=0);&quot;&quot;;ABS([.H49])/[.E49]*100)" office:value-type="float" office:value="31.5068493150685" calcext:value-type="float">
            <text:p>31.5068493151</text:p>
          </table:table-cell>
          <table:table-cell table:number-columns-repeated="1015"/>
        </table:table-row>
        <table:table-row table:style-name="ro9">
          <table:table-cell table:style-name="ce10" office:value-type="string" calcext:value-type="string">
            <text:p>Integration with Anusaaraka Software</text:p>
          </table:table-cell>
          <table:table-cell table:content-validation-name="val1" office:value-type="string" calcext:value-type="string">
            <text:p>Development</text:p>
          </table:table-cell>
          <table:table-cell office:value-type="string" calcext:value-type="string">
            <text:p>Abhinav</text:p>
          </table:table-cell>
          <table:table-cell office:value-type="float" office:value="7.5" calcext:value-type="float">
            <text:p>7.5</text:p>
          </table:table-cell>
          <table:table-cell office:value-type="float" office:value="7.8" calcext:value-type="float">
            <text:p>7.8</text:p>
          </table:table-cell>
          <table:table-cell table:style-name="ce27" table:content-validation-name="val2" office:value-type="string" calcext:value-type="string">
            <text:p>Done</text:p>
          </table:table-cell>
          <table:table-cell/>
          <table:table-cell table:style-name="ce39" table:formula="of:=IF(OR([.D50]=&quot;&quot;;[.E50]=&quot;&quot;);&quot;&quot;;[.D50]-[.E50])" office:value-type="float" office:value="-0.3" calcext:value-type="float">
            <text:p>-0.3</text:p>
          </table:table-cell>
          <table:table-cell table:style-name="ce39" table:formula="of:=IF(OR([.H50]=&quot;&quot;;[.E50]=0);&quot;&quot;;ABS([.H50])/[.E50]*100)" office:value-type="float" office:value="3.84615384615384" calcext:value-type="float">
            <text:p>3.8461538462</text:p>
          </table:table-cell>
          <table:table-cell table:number-columns-repeated="1015"/>
        </table:table-row>
        <table:table-row table:style-name="ro9">
          <table:table-cell table:style-name="ce10" office:value-type="string" calcext:value-type="string">
            <text:p>Project Status Report</text:p>
          </table:table-cell>
          <table:table-cell table:content-validation-name="val1" office:value-type="string" calcext:value-type="string">
            <text:p>Documentation</text:p>
          </table:table-cell>
          <table:table-cell office:value-type="string" calcext:value-type="string">
            <text:p>Anubhav</text:p>
          </table:table-cell>
          <table:table-cell table:number-columns-repeated="2" office:value-type="float" office:value="9.25" calcext:value-type="float">
            <text:p>9.25</text:p>
          </table:table-cell>
          <table:table-cell table:style-name="ce27" table:content-validation-name="val2" office:value-type="string" calcext:value-type="string">
            <text:p>Done</text:p>
          </table:table-cell>
          <table:table-cell/>
          <table:table-cell table:style-name="ce39" table:formula="of:=IF(OR([.D51]=&quot;&quot;;[.E51]=&quot;&quot;);&quot;&quot;;[.D51]-[.E51])" office:value-type="float" office:value="0" calcext:value-type="float">
            <text:p>0</text:p>
          </table:table-cell>
          <table:table-cell table:style-name="ce39" table:formula="of:=IF(OR([.H51]=&quot;&quot;;[.E51]=0);&quot;&quot;;ABS([.H51])/[.E51]*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2</text:p>
              </table:table-cell>
              <table:table-cell table:style-name="ce14" table:content-validation-name="val1"/>
              <table:table-cell table:style-name="ce19" table:number-columns-repeated="2"/>
              <table:table-cell table:style-name="ce17"/>
              <table:table-cell table:style-name="ce32" table:content-validation-name="val2"/>
              <table:table-cell table:style-name="ce14"/>
              <table:table-cell table:style-name="ce39" table:formula="of:=IF(OR([.D52]=&quot;&quot;;[.E52]=&quot;&quot;);&quot;&quot;;[.D52]-[.E52])">
                <text:p/>
              </table:table-cell>
              <table:table-cell table:style-name="ce39" table:formula="of:=IF(OR([.H52]=&quot;&quot;;[.E52]=0);&quot;&quot;;ABS([.H52])/[.E52]*100)">
                <text:p/>
              </table:table-cell>
              <table:table-cell table:style-name="ce14" table:number-columns-repeated="1014"/>
              <table:table-cell/>
            </table:table-row>
          </table:table-row-group>
        </table:table-row-group>
        <table:table-row table:style-name="ro9">
          <table:table-cell office:value-type="string" calcext:value-type="string">
            <text:p>Team Meeting</text:p>
          </table:table-cell>
          <table:table-cell table:content-validation-name="val1" office:value-type="string" calcext:value-type="string">
            <text:p>Coordination</text:p>
          </table:table-cell>
          <table:table-cell office:value-type="string" calcext:value-type="string">
            <text:p>Anubhav</text:p>
          </table:table-cell>
          <table:table-cell table:number-columns-repeated="2" office:value-type="float" office:value="5" calcext:value-type="float">
            <text:p>5</text:p>
          </table:table-cell>
          <table:table-cell table:style-name="ce27" table:content-validation-name="val2" office:value-type="string" calcext:value-type="string">
            <text:p>Done</text:p>
          </table:table-cell>
          <table:table-cell/>
          <table:table-cell table:style-name="ce39" table:formula="of:=IF(OR([.D53]=&quot;&quot;;[.E53]=&quot;&quot;);&quot;&quot;;[.D53]-[.E53])" office:value-type="float" office:value="0" calcext:value-type="float">
            <text:p>0</text:p>
          </table:table-cell>
          <table:table-cell table:style-name="ce39" table:formula="of:=IF(OR([.H53]=&quot;&quot;;[.E53]=0);&quot;&quot;;ABS([.H53])/[.E53]*100)" office:value-type="float" office:value="0" calcext:value-type="float">
            <text:p>0</text:p>
          </table:table-cell>
          <table:table-cell table:number-columns-repeated="1015"/>
        </table:table-row>
        <table:table-row table:style-name="ro9">
          <table:table-cell office:value-type="string" calcext:value-type="string">
            <text:p>Testing Anusaarka</text:p>
          </table:table-cell>
          <table:table-cell table:content-validation-name="val1" office:value-type="string" calcext:value-type="string">
            <text:p>Testing</text:p>
          </table:table-cell>
          <table:table-cell office:value-type="string" calcext:value-type="string">
            <text:p>Nazrul</text:p>
          </table:table-cell>
          <table:table-cell office:value-type="float" office:value="8.5" calcext:value-type="float">
            <text:p>8.5</text:p>
          </table:table-cell>
          <table:table-cell office:value-type="float" office:value="8" calcext:value-type="float">
            <text:p>8</text:p>
          </table:table-cell>
          <table:table-cell table:style-name="ce27" table:content-validation-name="val2" office:value-type="string" calcext:value-type="string">
            <text:p>Ongoing</text:p>
          </table:table-cell>
          <table:table-cell/>
          <table:table-cell table:style-name="ce39" table:formula="of:=IF(OR([.D54]=&quot;&quot;;[.E54]=&quot;&quot;);&quot;&quot;;[.D54]-[.E54])" office:value-type="float" office:value="0.5" calcext:value-type="float">
            <text:p>0.5</text:p>
          </table:table-cell>
          <table:table-cell table:style-name="ce39" table:formula="of:=IF(OR([.H54]=&quot;&quot;;[.E54]=0);&quot;&quot;;ABS([.H54])/[.E54]*100)" office:value-type="float" office:value="6.25" calcext:value-type="float">
            <text:p>6.25</text:p>
          </table:table-cell>
          <table:table-cell table:number-columns-repeated="1015"/>
        </table:table-row>
        <table:table-row table:style-name="ro9">
          <table:table-cell office:value-type="string" calcext:value-type="string">
            <text:p>Improve design of web-app</text:p>
          </table:table-cell>
          <table:table-cell table:content-validation-name="val1" office:value-type="string" calcext:value-type="string">
            <text:p>Development</text:p>
          </table:table-cell>
          <table:table-cell office:value-type="string" calcext:value-type="string">
            <text:p>Abhinav</text:p>
          </table:table-cell>
          <table:table-cell office:value-type="float" office:value="8.5" calcext:value-type="float">
            <text:p>8.5</text:p>
          </table:table-cell>
          <table:table-cell office:value-type="float" office:value="8" calcext:value-type="float">
            <text:p>8</text:p>
          </table:table-cell>
          <table:table-cell table:style-name="ce27" table:content-validation-name="val2" office:value-type="string" calcext:value-type="string">
            <text:p>Done</text:p>
          </table:table-cell>
          <table:table-cell/>
          <table:table-cell table:style-name="ce39" table:formula="of:=IF(OR([.D55]=&quot;&quot;;[.E55]=&quot;&quot;);&quot;&quot;;[.D55]-[.E55])" office:value-type="float" office:value="0.5" calcext:value-type="float">
            <text:p>0.5</text:p>
          </table:table-cell>
          <table:table-cell table:style-name="ce39" table:formula="of:=IF(OR([.H55]=&quot;&quot;;[.E55]=0);&quot;&quot;;ABS([.H55])/[.E55]*100)" office:value-type="float" office:value="6.25" calcext:value-type="float">
            <text:p>6.25</text:p>
          </table:table-cell>
          <table:table-cell table:number-columns-repeated="1015"/>
        </table:table-row>
        <table:table-row table:style-name="ro9">
          <table:table-cell office:value-type="string" calcext:value-type="string">
            <text:p>Completing Desktop-app</text:p>
          </table:table-cell>
          <table:table-cell table:content-validation-name="val1" office:value-type="string" calcext:value-type="string">
            <text:p>Development</text:p>
          </table:table-cell>
          <table:table-cell office:value-type="string" calcext:value-type="string">
            <text:p>Ankit Jayanth</text:p>
          </table:table-cell>
          <table:table-cell table:number-columns-repeated="2" office:value-type="float" office:value="5" calcext:value-type="float">
            <text:p>5</text:p>
          </table:table-cell>
          <table:table-cell table:style-name="ce27" table:content-validation-name="val2" office:value-type="string" calcext:value-type="string">
            <text:p>Done</text:p>
          </table:table-cell>
          <table:table-cell/>
          <table:table-cell table:style-name="ce39" table:formula="of:=IF(OR([.D56]=&quot;&quot;;[.E56]=&quot;&quot;);&quot;&quot;;[.D56]-[.E56])" office:value-type="float" office:value="0" calcext:value-type="float">
            <text:p>0</text:p>
          </table:table-cell>
          <table:table-cell table:style-name="ce39" table:formula="of:=IF(OR([.H56]=&quot;&quot;;[.E56]=0);&quot;&quot;;ABS([.H56])/[.E56]*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4</text:p>
              </table:table-cell>
              <table:table-cell table:style-name="ce14" table:content-validation-name="val1"/>
              <table:table-cell table:style-name="ce19" table:number-columns-repeated="2"/>
              <table:table-cell table:style-name="ce17"/>
              <table:table-cell table:style-name="ce33" table:content-validation-name="val2"/>
              <table:table-cell table:style-name="ce14"/>
              <table:table-cell table:style-name="ce39" table:formula="of:=IF(OR([.D57]=&quot;&quot;;[.E57]=&quot;&quot;);&quot;&quot;;[.D57]-[.E57])">
                <text:p/>
              </table:table-cell>
              <table:table-cell table:style-name="ce39" table:formula="of:=IF(OR([.H57]=&quot;&quot;;[.E57]=0);&quot;&quot;;ABS([.H57])/[.E57]*100)">
                <text:p/>
              </table:table-cell>
              <table:table-cell table:style-name="ce14" table:number-columns-repeated="1014"/>
              <table:table-cell/>
            </table:table-row>
          </table:table-row-group>
        </table:table-row-group>
        <table:table-row table:style-name="ro11">
          <table:table-cell table:style-name="ce9" office:value-type="string" calcext:value-type="string">
            <text:p>Integration of Desktop App with Anusaaraka Software</text:p>
          </table:table-cell>
          <table:table-cell table:content-validation-name="val1" office:value-type="string" calcext:value-type="string">
            <text:p>Development</text:p>
          </table:table-cell>
          <table:table-cell office:value-type="string" calcext:value-type="string">
            <text:p>Ankit</text:p>
          </table:table-cell>
          <table:table-cell office:value-type="float" office:value="8.3" calcext:value-type="float">
            <text:p>8.3</text:p>
          </table:table-cell>
          <table:table-cell office:value-type="float" office:value="7.8" calcext:value-type="float">
            <text:p>7.8</text:p>
          </table:table-cell>
          <table:table-cell table:style-name="ce27" table:content-validation-name="val2" office:value-type="string" calcext:value-type="string">
            <text:p>Done</text:p>
          </table:table-cell>
          <table:table-cell/>
          <table:table-cell table:style-name="ce39" table:formula="of:=IF(OR([.D58]=&quot;&quot;;[.E58]=&quot;&quot;);&quot;&quot;;[.D58]-[.E58])" office:value-type="float" office:value="0.500000000000001" calcext:value-type="float">
            <text:p>0.5</text:p>
          </table:table-cell>
          <table:table-cell table:style-name="ce39" table:formula="of:=IF(OR([.H58]=&quot;&quot;;[.E58]=0);&quot;&quot;;ABS([.H58])/[.E58]*100)" office:value-type="float" office:value="6.41025641025642" calcext:value-type="float">
            <text:p>6.4102564103</text:p>
          </table:table-cell>
          <table:table-cell table:number-columns-repeated="1015"/>
        </table:table-row>
        <table:table-row table:style-name="ro9">
          <table:table-cell table:style-name="ce9" office:value-type="string" calcext:value-type="string">
            <text:p>Additional Functionalities in Desktop App</text:p>
          </table:table-cell>
          <table:table-cell table:content-validation-name="val1" office:value-type="string" calcext:value-type="string">
            <text:p>Development</text:p>
          </table:table-cell>
          <table:table-cell office:value-type="string" calcext:value-type="string">
            <text:p>Abhinav</text:p>
          </table:table-cell>
          <table:table-cell table:number-columns-repeated="2" office:value-type="float" office:value="10" calcext:value-type="float">
            <text:p>10</text:p>
          </table:table-cell>
          <table:table-cell table:style-name="ce27" table:content-validation-name="val2" office:value-type="string" calcext:value-type="string">
            <text:p>Done</text:p>
          </table:table-cell>
          <table:table-cell/>
          <table:table-cell table:style-name="ce39" table:formula="of:=IF(OR([.D59]=&quot;&quot;;[.E59]=&quot;&quot;);&quot;&quot;;[.D59]-[.E59])" office:value-type="float" office:value="0" calcext:value-type="float">
            <text:p>0</text:p>
          </table:table-cell>
          <table:table-cell table:style-name="ce39" table:formula="of:=IF(OR([.H59]=&quot;&quot;;[.E59]=0);&quot;&quot;;ABS([.H59])/[.E59]*100)" office:value-type="float" office:value="0" calcext:value-type="float">
            <text:p>0</text:p>
          </table:table-cell>
          <table:table-cell table:number-columns-repeated="1015"/>
        </table:table-row>
        <table:table-row table:style-name="ro9">
          <table:table-cell table:style-name="ce9" office:value-type="string" calcext:value-type="string">
            <text:p>Optimizing the Web App</text:p>
          </table:table-cell>
          <table:table-cell table:content-validation-name="val1" office:value-type="string" calcext:value-type="string">
            <text:p>Development</text:p>
          </table:table-cell>
          <table:table-cell office:value-type="string" calcext:value-type="string">
            <text:p>Nazrul</text:p>
          </table:table-cell>
          <table:table-cell table:number-columns-repeated="2" office:value-type="float" office:value="3.5" calcext:value-type="float">
            <text:p>3.5</text:p>
          </table:table-cell>
          <table:table-cell table:style-name="ce27" table:content-validation-name="val2" office:value-type="string" calcext:value-type="string">
            <text:p>Done</text:p>
          </table:table-cell>
          <table:table-cell/>
          <table:table-cell table:style-name="ce39" table:formula="of:=IF(OR([.D60]=&quot;&quot;;[.E60]=&quot;&quot;);&quot;&quot;;[.D60]-[.E60])" office:value-type="float" office:value="0" calcext:value-type="float">
            <text:p>0</text:p>
          </table:table-cell>
          <table:table-cell table:style-name="ce39" table:formula="of:=IF(OR([.H60]=&quot;&quot;;[.E60]=0);&quot;&quot;;ABS([.H60])/[.E60]*100)" office:value-type="float" office:value="0" calcext:value-type="float">
            <text:p>0</text:p>
          </table:table-cell>
          <table:table-cell table:number-columns-repeated="1015"/>
        </table:table-row>
        <table:table-row table:style-name="ro9">
          <table:table-cell table:style-name="ce9" office:value-type="string" calcext:value-type="string">
            <text:p>Testing Desktop App</text:p>
          </table:table-cell>
          <table:table-cell table:content-validation-name="val1" office:value-type="string" calcext:value-type="string">
            <text:p>Testing</text:p>
          </table:table-cell>
          <table:table-cell office:value-type="string" calcext:value-type="string">
            <text:p>Jayanth</text:p>
          </table:table-cell>
          <table:table-cell table:number-columns-repeated="2" office:value-type="float" office:value="5" calcext:value-type="float">
            <text:p>5</text:p>
          </table:table-cell>
          <table:table-cell table:style-name="ce27" table:content-validation-name="val2" office:value-type="string" calcext:value-type="string">
            <text:p>Done</text:p>
          </table:table-cell>
          <table:table-cell/>
          <table:table-cell table:style-name="ce39" table:number-columns-repeated="2"/>
          <table:table-cell table:number-columns-repeated="1015"/>
        </table:table-row>
        <table:table-row table:style-name="ro9">
          <table:table-cell table:style-name="ce9" office:value-type="string" calcext:value-type="string">
            <text:p>Team Meeting</text:p>
          </table:table-cell>
          <table:table-cell table:content-validation-name="val1" office:value-type="string" calcext:value-type="string">
            <text:p>Coordination</text:p>
          </table:table-cell>
          <table:table-cell office:value-type="string" calcext:value-type="string">
            <text:p>Anubhav</text:p>
          </table:table-cell>
          <table:table-cell table:number-columns-repeated="2" office:value-type="float" office:value="3.5" calcext:value-type="float">
            <text:p>3.5</text:p>
          </table:table-cell>
          <table:table-cell table:style-name="ce27" table:content-validation-name="val2" office:value-type="string" calcext:value-type="string">
            <text:p>Ongoing</text:p>
          </table:table-cell>
          <table:table-cell/>
          <table:table-cell table:style-name="ce39" table:formula="of:=IF(OR([.D62]=&quot;&quot;;[.E62]=&quot;&quot;);&quot;&quot;;[.D62]-[.E62])" office:value-type="float" office:value="0" calcext:value-type="float">
            <text:p>0</text:p>
          </table:table-cell>
          <table:table-cell table:style-name="ce39" table:formula="of:=IF(OR([.H62]=&quot;&quot;;[.E62]=0);&quot;&quot;;ABS([.H62])/[.E62]*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5</text:p>
              </table:table-cell>
              <table:table-cell table:style-name="ce14" table:content-validation-name="val1"/>
              <table:table-cell table:style-name="ce19" table:number-columns-repeated="2"/>
              <table:table-cell table:style-name="ce17"/>
              <table:table-cell table:style-name="ce34" table:content-validation-name="val2"/>
              <table:table-cell table:style-name="ce14"/>
              <table:table-cell table:style-name="ce39" table:formula="of:=IF(OR([.D63]=&quot;&quot;;[.E63]=&quot;&quot;);&quot;&quot;;[.D63]-[.E63])">
                <text:p/>
              </table:table-cell>
              <table:table-cell table:style-name="ce39" table:formula="of:=IF(OR([.H63]=&quot;&quot;;[.E63]=0);&quot;&quot;;ABS([.H63])/[.E63]*100)">
                <text:p/>
              </table:table-cell>
              <table:table-cell table:style-name="ce14" table:number-columns-repeated="1014"/>
              <table:table-cell/>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39" table:formula="of:=IF(OR([.D64]=&quot;&quot;;[.E64]=&quot;&quot;);&quot;&quot;;[.D64]-[.E64])">
            <text:p/>
          </table:table-cell>
          <table:table-cell table:style-name="ce39"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65]=&quot;&quot;;[.E65]=&quot;&quot;);&quot;&quot;;[.D65]-[.E65])">
            <text:p/>
          </table:table-cell>
          <table:table-cell table:style-name="ce39"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66]=&quot;&quot;;[.E66]=&quot;&quot;);&quot;&quot;;[.D66]-[.E66])">
            <text:p/>
          </table:table-cell>
          <table:table-cell table:style-name="ce39" table:formula="of:=IF(OR([.H66]=&quot;&quot;;[.E66]=0);&quot;&quot;;ABS([.H66])/[.E66]*100)">
            <text:p/>
          </table:table-cell>
          <table:table-cell table:number-columns-repeated="1015"/>
        </table:table-row>
        <table:table-row-group>
          <table:table-row-group>
            <table:table-row table:style-name="ro2">
              <table:table-cell table:style-name="ce7" office:value-type="string" calcext:value-type="string">
                <text:p>Week 16</text:p>
              </table:table-cell>
              <table:table-cell table:style-name="ce14" table:content-validation-name="val1"/>
              <table:table-cell table:style-name="ce19" table:number-columns-repeated="2"/>
              <table:table-cell table:style-name="ce17"/>
              <table:table-cell table:style-name="ce35" table:content-validation-name="val2"/>
              <table:table-cell table:style-name="ce14"/>
              <table:table-cell table:style-name="ce39" table:formula="of:=IF(OR([.D67]=&quot;&quot;;[.E67]=&quot;&quot;);&quot;&quot;;[.D67]-[.E67])">
                <text:p/>
              </table:table-cell>
              <table:table-cell table:style-name="ce39" table:formula="of:=IF(OR([.H67]=&quot;&quot;;[.E67]=0);&quot;&quot;;ABS([.H67])/[.E67]*100)">
                <text:p/>
              </table:table-cell>
              <table:table-cell table:style-name="ce14" table:number-columns-repeated="1014"/>
              <table:table-cell/>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39" table:formula="of:=IF(OR([.D68]=&quot;&quot;;[.E68]=&quot;&quot;);&quot;&quot;;[.D68]-[.E68])">
            <text:p/>
          </table:table-cell>
          <table:table-cell table:style-name="ce39"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69]=&quot;&quot;;[.E69]=&quot;&quot;);&quot;&quot;;[.D69]-[.E69])">
            <text:p/>
          </table:table-cell>
          <table:table-cell table:style-name="ce39"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70]=&quot;&quot;;[.E70]=&quot;&quot;);&quot;&quot;;[.D70]-[.E70])">
            <text:p/>
          </table:table-cell>
          <table:table-cell table:style-name="ce39"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71]=&quot;&quot;;[.E71]=&quot;&quot;);&quot;&quot;;[.D71]-[.E71])">
            <text:p/>
          </table:table-cell>
          <table:table-cell table:style-name="ce39" table:formula="of:=IF(OR([.H71]=&quot;&quot;;[.E71]=0);&quot;&quot;;ABS([.H71])/[.E71]*100)">
            <text:p/>
          </table:table-cell>
          <table:table-cell table:number-columns-repeated="1015"/>
        </table:table-row>
        <table:table-row table:style-name="ro2">
          <table:table-cell table:style-name="ce7" office:value-type="string" calcext:value-type="string">
            <text:p>Week 17</text:p>
          </table:table-cell>
          <table:table-cell table:style-name="ce14"/>
          <table:table-cell table:style-name="ce17" table:number-columns-repeated="3"/>
          <table:table-cell table:style-name="ce36"/>
          <table:table-cell table:style-name="ce14"/>
          <table:table-cell table:style-name="ce39" table:number-columns-repeated="2"/>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73]=&quot;&quot;;[.E73]=&quot;&quot;);&quot;&quot;;[.D73]-[.E73])">
            <text:p/>
          </table:table-cell>
          <table:table-cell table:style-name="ce39"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74]=&quot;&quot;;[.E74]=&quot;&quot;);&quot;&quot;;[.D74]-[.E74])">
            <text:p/>
          </table:table-cell>
          <table:table-cell table:style-name="ce39"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75]=&quot;&quot;;[.E75]=&quot;&quot;);&quot;&quot;;[.D75]-[.E75])">
            <text:p/>
          </table:table-cell>
          <table:table-cell table:style-name="ce39"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76]=&quot;&quot;;[.E76]=&quot;&quot;);&quot;&quot;;[.D76]-[.E76])">
            <text:p/>
          </table:table-cell>
          <table:table-cell table:style-name="ce39"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77]=&quot;&quot;;[.E77]=&quot;&quot;);&quot;&quot;;[.D77]-[.E77])">
            <text:p/>
          </table:table-cell>
          <table:table-cell table:style-name="ce39"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78]=&quot;&quot;;[.E78]=&quot;&quot;);&quot;&quot;;[.D78]-[.E78])">
            <text:p/>
          </table:table-cell>
          <table:table-cell table:style-name="ce39"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79]=&quot;&quot;;[.E79]=&quot;&quot;);&quot;&quot;;[.D79]-[.E79])">
            <text:p/>
          </table:table-cell>
          <table:table-cell table:style-name="ce39"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0]=&quot;&quot;;[.E80]=&quot;&quot;);&quot;&quot;;[.D80]-[.E80])">
            <text:p/>
          </table:table-cell>
          <table:table-cell table:style-name="ce39"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1]=&quot;&quot;;[.E81]=&quot;&quot;);&quot;&quot;;[.D81]-[.E81])">
            <text:p/>
          </table:table-cell>
          <table:table-cell table:style-name="ce39"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2]=&quot;&quot;;[.E82]=&quot;&quot;);&quot;&quot;;[.D82]-[.E82])">
            <text:p/>
          </table:table-cell>
          <table:table-cell table:style-name="ce39"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3]=&quot;&quot;;[.E83]=&quot;&quot;);&quot;&quot;;[.D83]-[.E83])">
            <text:p/>
          </table:table-cell>
          <table:table-cell table:style-name="ce39"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4]=&quot;&quot;;[.E84]=&quot;&quot;);&quot;&quot;;[.D84]-[.E84])">
            <text:p/>
          </table:table-cell>
          <table:table-cell table:style-name="ce39"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5]=&quot;&quot;;[.E85]=&quot;&quot;);&quot;&quot;;[.D85]-[.E85])">
            <text:p/>
          </table:table-cell>
          <table:table-cell table:style-name="ce39"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6]=&quot;&quot;;[.E86]=&quot;&quot;);&quot;&quot;;[.D86]-[.E86])">
            <text:p/>
          </table:table-cell>
          <table:table-cell table:style-name="ce39"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7]=&quot;&quot;;[.E87]=&quot;&quot;);&quot;&quot;;[.D87]-[.E87])">
            <text:p/>
          </table:table-cell>
          <table:table-cell table:style-name="ce39"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8]=&quot;&quot;;[.E88]=&quot;&quot;);&quot;&quot;;[.D88]-[.E88])">
            <text:p/>
          </table:table-cell>
          <table:table-cell table:style-name="ce39"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89]=&quot;&quot;;[.E89]=&quot;&quot;);&quot;&quot;;[.D89]-[.E89])">
            <text:p/>
          </table:table-cell>
          <table:table-cell table:style-name="ce39"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0]=&quot;&quot;;[.E90]=&quot;&quot;);&quot;&quot;;[.D90]-[.E90])">
            <text:p/>
          </table:table-cell>
          <table:table-cell table:style-name="ce39"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1]=&quot;&quot;;[.E91]=&quot;&quot;);&quot;&quot;;[.D91]-[.E91])">
            <text:p/>
          </table:table-cell>
          <table:table-cell table:style-name="ce39"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2]=&quot;&quot;;[.E92]=&quot;&quot;);&quot;&quot;;[.D92]-[.E92])">
            <text:p/>
          </table:table-cell>
          <table:table-cell table:style-name="ce39"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3]=&quot;&quot;;[.E93]=&quot;&quot;);&quot;&quot;;[.D93]-[.E93])">
            <text:p/>
          </table:table-cell>
          <table:table-cell table:style-name="ce39"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4]=&quot;&quot;;[.E94]=&quot;&quot;);&quot;&quot;;[.D94]-[.E94])">
            <text:p/>
          </table:table-cell>
          <table:table-cell table:style-name="ce39"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5]=&quot;&quot;;[.E95]=&quot;&quot;);&quot;&quot;;[.D95]-[.E95])">
            <text:p/>
          </table:table-cell>
          <table:table-cell table:style-name="ce39"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6]=&quot;&quot;;[.E96]=&quot;&quot;);&quot;&quot;;[.D96]-[.E96])">
            <text:p/>
          </table:table-cell>
          <table:table-cell table:style-name="ce39"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7]=&quot;&quot;;[.E97]=&quot;&quot;);&quot;&quot;;[.D97]-[.E97])">
            <text:p/>
          </table:table-cell>
          <table:table-cell table:style-name="ce39"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8]=&quot;&quot;;[.E98]=&quot;&quot;);&quot;&quot;;[.D98]-[.E98])">
            <text:p/>
          </table:table-cell>
          <table:table-cell table:style-name="ce39"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99]=&quot;&quot;;[.E99]=&quot;&quot;);&quot;&quot;;[.D99]-[.E99])">
            <text:p/>
          </table:table-cell>
          <table:table-cell table:style-name="ce39"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0]=&quot;&quot;;[.E100]=&quot;&quot;);&quot;&quot;;[.D100]-[.E100])">
            <text:p/>
          </table:table-cell>
          <table:table-cell table:style-name="ce39"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1]=&quot;&quot;;[.E101]=&quot;&quot;);&quot;&quot;;[.D101]-[.E101])">
            <text:p/>
          </table:table-cell>
          <table:table-cell table:style-name="ce39"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2]=&quot;&quot;;[.E102]=&quot;&quot;);&quot;&quot;;[.D102]-[.E102])">
            <text:p/>
          </table:table-cell>
          <table:table-cell table:style-name="ce39"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3]=&quot;&quot;;[.E103]=&quot;&quot;);&quot;&quot;;[.D103]-[.E103])">
            <text:p/>
          </table:table-cell>
          <table:table-cell table:style-name="ce39"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4]=&quot;&quot;;[.E104]=&quot;&quot;);&quot;&quot;;[.D104]-[.E104])">
            <text:p/>
          </table:table-cell>
          <table:table-cell table:style-name="ce39"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5]=&quot;&quot;;[.E105]=&quot;&quot;);&quot;&quot;;[.D105]-[.E105])">
            <text:p/>
          </table:table-cell>
          <table:table-cell table:style-name="ce39"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6]=&quot;&quot;;[.E106]=&quot;&quot;);&quot;&quot;;[.D106]-[.E106])">
            <text:p/>
          </table:table-cell>
          <table:table-cell table:style-name="ce39"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7]=&quot;&quot;;[.E107]=&quot;&quot;);&quot;&quot;;[.D107]-[.E107])">
            <text:p/>
          </table:table-cell>
          <table:table-cell table:style-name="ce39"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8]=&quot;&quot;;[.E108]=&quot;&quot;);&quot;&quot;;[.D108]-[.E108])">
            <text:p/>
          </table:table-cell>
          <table:table-cell table:style-name="ce39"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09]=&quot;&quot;;[.E109]=&quot;&quot;);&quot;&quot;;[.D109]-[.E109])">
            <text:p/>
          </table:table-cell>
          <table:table-cell table:style-name="ce39"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0]=&quot;&quot;;[.E110]=&quot;&quot;);&quot;&quot;;[.D110]-[.E110])">
            <text:p/>
          </table:table-cell>
          <table:table-cell table:style-name="ce39"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1]=&quot;&quot;;[.E111]=&quot;&quot;);&quot;&quot;;[.D111]-[.E111])">
            <text:p/>
          </table:table-cell>
          <table:table-cell table:style-name="ce39"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2]=&quot;&quot;;[.E112]=&quot;&quot;);&quot;&quot;;[.D112]-[.E112])">
            <text:p/>
          </table:table-cell>
          <table:table-cell table:style-name="ce39"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3]=&quot;&quot;;[.E113]=&quot;&quot;);&quot;&quot;;[.D113]-[.E113])">
            <text:p/>
          </table:table-cell>
          <table:table-cell table:style-name="ce39"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4]=&quot;&quot;;[.E114]=&quot;&quot;);&quot;&quot;;[.D114]-[.E114])">
            <text:p/>
          </table:table-cell>
          <table:table-cell table:style-name="ce39"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5]=&quot;&quot;;[.E115]=&quot;&quot;);&quot;&quot;;[.D115]-[.E115])">
            <text:p/>
          </table:table-cell>
          <table:table-cell table:style-name="ce39"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6]=&quot;&quot;;[.E116]=&quot;&quot;);&quot;&quot;;[.D116]-[.E116])">
            <text:p/>
          </table:table-cell>
          <table:table-cell table:style-name="ce39"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7]=&quot;&quot;;[.E117]=&quot;&quot;);&quot;&quot;;[.D117]-[.E117])">
            <text:p/>
          </table:table-cell>
          <table:table-cell table:style-name="ce39"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8]=&quot;&quot;;[.E118]=&quot;&quot;);&quot;&quot;;[.D118]-[.E118])">
            <text:p/>
          </table:table-cell>
          <table:table-cell table:style-name="ce39"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19]=&quot;&quot;;[.E119]=&quot;&quot;);&quot;&quot;;[.D119]-[.E119])">
            <text:p/>
          </table:table-cell>
          <table:table-cell table:style-name="ce39"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0]=&quot;&quot;;[.E120]=&quot;&quot;);&quot;&quot;;[.D120]-[.E120])">
            <text:p/>
          </table:table-cell>
          <table:table-cell table:style-name="ce39"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1]=&quot;&quot;;[.E121]=&quot;&quot;);&quot;&quot;;[.D121]-[.E121])">
            <text:p/>
          </table:table-cell>
          <table:table-cell table:style-name="ce39"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2]=&quot;&quot;;[.E122]=&quot;&quot;);&quot;&quot;;[.D122]-[.E122])">
            <text:p/>
          </table:table-cell>
          <table:table-cell table:style-name="ce39"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3]=&quot;&quot;;[.E123]=&quot;&quot;);&quot;&quot;;[.D123]-[.E123])">
            <text:p/>
          </table:table-cell>
          <table:table-cell table:style-name="ce39"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4]=&quot;&quot;;[.E124]=&quot;&quot;);&quot;&quot;;[.D124]-[.E124])">
            <text:p/>
          </table:table-cell>
          <table:table-cell table:style-name="ce39"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5]=&quot;&quot;;[.E125]=&quot;&quot;);&quot;&quot;;[.D125]-[.E125])">
            <text:p/>
          </table:table-cell>
          <table:table-cell table:style-name="ce39"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6]=&quot;&quot;;[.E126]=&quot;&quot;);&quot;&quot;;[.D126]-[.E126])">
            <text:p/>
          </table:table-cell>
          <table:table-cell table:style-name="ce39"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7]=&quot;&quot;;[.E127]=&quot;&quot;);&quot;&quot;;[.D127]-[.E127])">
            <text:p/>
          </table:table-cell>
          <table:table-cell table:style-name="ce39"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8]=&quot;&quot;;[.E128]=&quot;&quot;);&quot;&quot;;[.D128]-[.E128])">
            <text:p/>
          </table:table-cell>
          <table:table-cell table:style-name="ce39"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29]=&quot;&quot;;[.E129]=&quot;&quot;);&quot;&quot;;[.D129]-[.E129])">
            <text:p/>
          </table:table-cell>
          <table:table-cell table:style-name="ce39"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0]=&quot;&quot;;[.E130]=&quot;&quot;);&quot;&quot;;[.D130]-[.E130])">
            <text:p/>
          </table:table-cell>
          <table:table-cell table:style-name="ce39"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1]=&quot;&quot;;[.E131]=&quot;&quot;);&quot;&quot;;[.D131]-[.E131])">
            <text:p/>
          </table:table-cell>
          <table:table-cell table:style-name="ce39"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2]=&quot;&quot;;[.E132]=&quot;&quot;);&quot;&quot;;[.D132]-[.E132])">
            <text:p/>
          </table:table-cell>
          <table:table-cell table:style-name="ce39"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3]=&quot;&quot;;[.E133]=&quot;&quot;);&quot;&quot;;[.D133]-[.E133])">
            <text:p/>
          </table:table-cell>
          <table:table-cell table:style-name="ce39"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4]=&quot;&quot;;[.E134]=&quot;&quot;);&quot;&quot;;[.D134]-[.E134])">
            <text:p/>
          </table:table-cell>
          <table:table-cell table:style-name="ce39"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5]=&quot;&quot;;[.E135]=&quot;&quot;);&quot;&quot;;[.D135]-[.E135])">
            <text:p/>
          </table:table-cell>
          <table:table-cell table:style-name="ce39"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6]=&quot;&quot;;[.E136]=&quot;&quot;);&quot;&quot;;[.D136]-[.E136])">
            <text:p/>
          </table:table-cell>
          <table:table-cell table:style-name="ce39"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7]=&quot;&quot;;[.E137]=&quot;&quot;);&quot;&quot;;[.D137]-[.E137])">
            <text:p/>
          </table:table-cell>
          <table:table-cell table:style-name="ce39"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8]=&quot;&quot;;[.E138]=&quot;&quot;);&quot;&quot;;[.D138]-[.E138])">
            <text:p/>
          </table:table-cell>
          <table:table-cell table:style-name="ce39"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39]=&quot;&quot;;[.E139]=&quot;&quot;);&quot;&quot;;[.D139]-[.E139])">
            <text:p/>
          </table:table-cell>
          <table:table-cell table:style-name="ce39"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0]=&quot;&quot;;[.E140]=&quot;&quot;);&quot;&quot;;[.D140]-[.E140])">
            <text:p/>
          </table:table-cell>
          <table:table-cell table:style-name="ce39"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1]=&quot;&quot;;[.E141]=&quot;&quot;);&quot;&quot;;[.D141]-[.E141])">
            <text:p/>
          </table:table-cell>
          <table:table-cell table:style-name="ce39"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2]=&quot;&quot;;[.E142]=&quot;&quot;);&quot;&quot;;[.D142]-[.E142])">
            <text:p/>
          </table:table-cell>
          <table:table-cell table:style-name="ce39"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3]=&quot;&quot;;[.E143]=&quot;&quot;);&quot;&quot;;[.D143]-[.E143])">
            <text:p/>
          </table:table-cell>
          <table:table-cell table:style-name="ce39"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4]=&quot;&quot;;[.E144]=&quot;&quot;);&quot;&quot;;[.D144]-[.E144])">
            <text:p/>
          </table:table-cell>
          <table:table-cell table:style-name="ce39"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5]=&quot;&quot;;[.E145]=&quot;&quot;);&quot;&quot;;[.D145]-[.E145])">
            <text:p/>
          </table:table-cell>
          <table:table-cell table:style-name="ce39"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6]=&quot;&quot;;[.E146]=&quot;&quot;);&quot;&quot;;[.D146]-[.E146])">
            <text:p/>
          </table:table-cell>
          <table:table-cell table:style-name="ce39"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7]=&quot;&quot;;[.E147]=&quot;&quot;);&quot;&quot;;[.D147]-[.E147])">
            <text:p/>
          </table:table-cell>
          <table:table-cell table:style-name="ce39"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8]=&quot;&quot;;[.E148]=&quot;&quot;);&quot;&quot;;[.D148]-[.E148])">
            <text:p/>
          </table:table-cell>
          <table:table-cell table:style-name="ce39"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49]=&quot;&quot;;[.E149]=&quot;&quot;);&quot;&quot;;[.D149]-[.E149])">
            <text:p/>
          </table:table-cell>
          <table:table-cell table:style-name="ce39"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0]=&quot;&quot;;[.E150]=&quot;&quot;);&quot;&quot;;[.D150]-[.E150])">
            <text:p/>
          </table:table-cell>
          <table:table-cell table:style-name="ce39"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1]=&quot;&quot;;[.E151]=&quot;&quot;);&quot;&quot;;[.D151]-[.E151])">
            <text:p/>
          </table:table-cell>
          <table:table-cell table:style-name="ce39"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2]=&quot;&quot;;[.E152]=&quot;&quot;);&quot;&quot;;[.D152]-[.E152])">
            <text:p/>
          </table:table-cell>
          <table:table-cell table:style-name="ce39"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3]=&quot;&quot;;[.E153]=&quot;&quot;);&quot;&quot;;[.D153]-[.E153])">
            <text:p/>
          </table:table-cell>
          <table:table-cell table:style-name="ce39"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4]=&quot;&quot;;[.E154]=&quot;&quot;);&quot;&quot;;[.D154]-[.E154])">
            <text:p/>
          </table:table-cell>
          <table:table-cell table:style-name="ce39"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5]=&quot;&quot;;[.E155]=&quot;&quot;);&quot;&quot;;[.D155]-[.E155])">
            <text:p/>
          </table:table-cell>
          <table:table-cell table:style-name="ce39"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6]=&quot;&quot;;[.E156]=&quot;&quot;);&quot;&quot;;[.D156]-[.E156])">
            <text:p/>
          </table:table-cell>
          <table:table-cell table:style-name="ce39"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7]=&quot;&quot;;[.E157]=&quot;&quot;);&quot;&quot;;[.D157]-[.E157])">
            <text:p/>
          </table:table-cell>
          <table:table-cell table:style-name="ce39"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8]=&quot;&quot;;[.E158]=&quot;&quot;);&quot;&quot;;[.D158]-[.E158])">
            <text:p/>
          </table:table-cell>
          <table:table-cell table:style-name="ce39"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59]=&quot;&quot;;[.E159]=&quot;&quot;);&quot;&quot;;[.D159]-[.E159])">
            <text:p/>
          </table:table-cell>
          <table:table-cell table:style-name="ce39"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0]=&quot;&quot;;[.E160]=&quot;&quot;);&quot;&quot;;[.D160]-[.E160])">
            <text:p/>
          </table:table-cell>
          <table:table-cell table:style-name="ce39"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1]=&quot;&quot;;[.E161]=&quot;&quot;);&quot;&quot;;[.D161]-[.E161])">
            <text:p/>
          </table:table-cell>
          <table:table-cell table:style-name="ce39"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2]=&quot;&quot;;[.E162]=&quot;&quot;);&quot;&quot;;[.D162]-[.E162])">
            <text:p/>
          </table:table-cell>
          <table:table-cell table:style-name="ce39"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3]=&quot;&quot;;[.E163]=&quot;&quot;);&quot;&quot;;[.D163]-[.E163])">
            <text:p/>
          </table:table-cell>
          <table:table-cell table:style-name="ce39"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4]=&quot;&quot;;[.E164]=&quot;&quot;);&quot;&quot;;[.D164]-[.E164])">
            <text:p/>
          </table:table-cell>
          <table:table-cell table:style-name="ce39"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5]=&quot;&quot;;[.E165]=&quot;&quot;);&quot;&quot;;[.D165]-[.E165])">
            <text:p/>
          </table:table-cell>
          <table:table-cell table:style-name="ce39"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6]=&quot;&quot;;[.E166]=&quot;&quot;);&quot;&quot;;[.D166]-[.E166])">
            <text:p/>
          </table:table-cell>
          <table:table-cell table:style-name="ce39"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7]=&quot;&quot;;[.E167]=&quot;&quot;);&quot;&quot;;[.D167]-[.E167])">
            <text:p/>
          </table:table-cell>
          <table:table-cell table:style-name="ce39"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8]=&quot;&quot;;[.E168]=&quot;&quot;);&quot;&quot;;[.D168]-[.E168])">
            <text:p/>
          </table:table-cell>
          <table:table-cell table:style-name="ce39"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69]=&quot;&quot;;[.E169]=&quot;&quot;);&quot;&quot;;[.D169]-[.E169])">
            <text:p/>
          </table:table-cell>
          <table:table-cell table:style-name="ce39"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0]=&quot;&quot;;[.E170]=&quot;&quot;);&quot;&quot;;[.D170]-[.E170])">
            <text:p/>
          </table:table-cell>
          <table:table-cell table:style-name="ce39"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1]=&quot;&quot;;[.E171]=&quot;&quot;);&quot;&quot;;[.D171]-[.E171])">
            <text:p/>
          </table:table-cell>
          <table:table-cell table:style-name="ce39"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2]=&quot;&quot;;[.E172]=&quot;&quot;);&quot;&quot;;[.D172]-[.E172])">
            <text:p/>
          </table:table-cell>
          <table:table-cell table:style-name="ce39"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3]=&quot;&quot;;[.E173]=&quot;&quot;);&quot;&quot;;[.D173]-[.E173])">
            <text:p/>
          </table:table-cell>
          <table:table-cell table:style-name="ce39"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4]=&quot;&quot;;[.E174]=&quot;&quot;);&quot;&quot;;[.D174]-[.E174])">
            <text:p/>
          </table:table-cell>
          <table:table-cell table:style-name="ce39"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5]=&quot;&quot;;[.E175]=&quot;&quot;);&quot;&quot;;[.D175]-[.E175])">
            <text:p/>
          </table:table-cell>
          <table:table-cell table:style-name="ce39"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6]=&quot;&quot;;[.E176]=&quot;&quot;);&quot;&quot;;[.D176]-[.E176])">
            <text:p/>
          </table:table-cell>
          <table:table-cell table:style-name="ce39"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7]=&quot;&quot;;[.E177]=&quot;&quot;);&quot;&quot;;[.D177]-[.E177])">
            <text:p/>
          </table:table-cell>
          <table:table-cell table:style-name="ce39"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8]=&quot;&quot;;[.E178]=&quot;&quot;);&quot;&quot;;[.D178]-[.E178])">
            <text:p/>
          </table:table-cell>
          <table:table-cell table:style-name="ce39"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79]=&quot;&quot;;[.E179]=&quot;&quot;);&quot;&quot;;[.D179]-[.E179])">
            <text:p/>
          </table:table-cell>
          <table:table-cell table:style-name="ce39"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0]=&quot;&quot;;[.E180]=&quot;&quot;);&quot;&quot;;[.D180]-[.E180])">
            <text:p/>
          </table:table-cell>
          <table:table-cell table:style-name="ce39"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1]=&quot;&quot;;[.E181]=&quot;&quot;);&quot;&quot;;[.D181]-[.E181])">
            <text:p/>
          </table:table-cell>
          <table:table-cell table:style-name="ce39"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2]=&quot;&quot;;[.E182]=&quot;&quot;);&quot;&quot;;[.D182]-[.E182])">
            <text:p/>
          </table:table-cell>
          <table:table-cell table:style-name="ce39"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3]=&quot;&quot;;[.E183]=&quot;&quot;);&quot;&quot;;[.D183]-[.E183])">
            <text:p/>
          </table:table-cell>
          <table:table-cell table:style-name="ce39"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4]=&quot;&quot;;[.E184]=&quot;&quot;);&quot;&quot;;[.D184]-[.E184])">
            <text:p/>
          </table:table-cell>
          <table:table-cell table:style-name="ce39"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5]=&quot;&quot;;[.E185]=&quot;&quot;);&quot;&quot;;[.D185]-[.E185])">
            <text:p/>
          </table:table-cell>
          <table:table-cell table:style-name="ce39"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6]=&quot;&quot;;[.E186]=&quot;&quot;);&quot;&quot;;[.D186]-[.E186])">
            <text:p/>
          </table:table-cell>
          <table:table-cell table:style-name="ce39"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7]=&quot;&quot;;[.E187]=&quot;&quot;);&quot;&quot;;[.D187]-[.E187])">
            <text:p/>
          </table:table-cell>
          <table:table-cell table:style-name="ce39"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8]=&quot;&quot;;[.E188]=&quot;&quot;);&quot;&quot;;[.D188]-[.E188])">
            <text:p/>
          </table:table-cell>
          <table:table-cell table:style-name="ce39"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89]=&quot;&quot;;[.E189]=&quot;&quot;);&quot;&quot;;[.D189]-[.E189])">
            <text:p/>
          </table:table-cell>
          <table:table-cell table:style-name="ce39"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0]=&quot;&quot;;[.E190]=&quot;&quot;);&quot;&quot;;[.D190]-[.E190])">
            <text:p/>
          </table:table-cell>
          <table:table-cell table:style-name="ce39"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1]=&quot;&quot;;[.E191]=&quot;&quot;);&quot;&quot;;[.D191]-[.E191])">
            <text:p/>
          </table:table-cell>
          <table:table-cell table:style-name="ce39"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2]=&quot;&quot;;[.E192]=&quot;&quot;);&quot;&quot;;[.D192]-[.E192])">
            <text:p/>
          </table:table-cell>
          <table:table-cell table:style-name="ce39"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3]=&quot;&quot;;[.E193]=&quot;&quot;);&quot;&quot;;[.D193]-[.E193])">
            <text:p/>
          </table:table-cell>
          <table:table-cell table:style-name="ce39"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4]=&quot;&quot;;[.E194]=&quot;&quot;);&quot;&quot;;[.D194]-[.E194])">
            <text:p/>
          </table:table-cell>
          <table:table-cell table:style-name="ce39"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5]=&quot;&quot;;[.E195]=&quot;&quot;);&quot;&quot;;[.D195]-[.E195])">
            <text:p/>
          </table:table-cell>
          <table:table-cell table:style-name="ce39"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6]=&quot;&quot;;[.E196]=&quot;&quot;);&quot;&quot;;[.D196]-[.E196])">
            <text:p/>
          </table:table-cell>
          <table:table-cell table:style-name="ce39"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7]=&quot;&quot;;[.E197]=&quot;&quot;);&quot;&quot;;[.D197]-[.E197])">
            <text:p/>
          </table:table-cell>
          <table:table-cell table:style-name="ce39"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8]=&quot;&quot;;[.E198]=&quot;&quot;);&quot;&quot;;[.D198]-[.E198])">
            <text:p/>
          </table:table-cell>
          <table:table-cell table:style-name="ce39"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199]=&quot;&quot;;[.E199]=&quot;&quot;);&quot;&quot;;[.D199]-[.E199])">
            <text:p/>
          </table:table-cell>
          <table:table-cell table:style-name="ce39"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0]=&quot;&quot;;[.E200]=&quot;&quot;);&quot;&quot;;[.D200]-[.E200])">
            <text:p/>
          </table:table-cell>
          <table:table-cell table:style-name="ce39"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1]=&quot;&quot;;[.E201]=&quot;&quot;);&quot;&quot;;[.D201]-[.E201])">
            <text:p/>
          </table:table-cell>
          <table:table-cell table:style-name="ce39"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2]=&quot;&quot;;[.E202]=&quot;&quot;);&quot;&quot;;[.D202]-[.E202])">
            <text:p/>
          </table:table-cell>
          <table:table-cell table:style-name="ce39"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3]=&quot;&quot;;[.E203]=&quot;&quot;);&quot;&quot;;[.D203]-[.E203])">
            <text:p/>
          </table:table-cell>
          <table:table-cell table:style-name="ce39"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4]=&quot;&quot;;[.E204]=&quot;&quot;);&quot;&quot;;[.D204]-[.E204])">
            <text:p/>
          </table:table-cell>
          <table:table-cell table:style-name="ce39"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5]=&quot;&quot;;[.E205]=&quot;&quot;);&quot;&quot;;[.D205]-[.E205])">
            <text:p/>
          </table:table-cell>
          <table:table-cell table:style-name="ce39"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6]=&quot;&quot;;[.E206]=&quot;&quot;);&quot;&quot;;[.D206]-[.E206])">
            <text:p/>
          </table:table-cell>
          <table:table-cell table:style-name="ce39"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7]=&quot;&quot;;[.E207]=&quot;&quot;);&quot;&quot;;[.D207]-[.E207])">
            <text:p/>
          </table:table-cell>
          <table:table-cell table:style-name="ce39"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8]=&quot;&quot;;[.E208]=&quot;&quot;);&quot;&quot;;[.D208]-[.E208])">
            <text:p/>
          </table:table-cell>
          <table:table-cell table:style-name="ce39"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09]=&quot;&quot;;[.E209]=&quot;&quot;);&quot;&quot;;[.D209]-[.E209])">
            <text:p/>
          </table:table-cell>
          <table:table-cell table:style-name="ce39"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0]=&quot;&quot;;[.E210]=&quot;&quot;);&quot;&quot;;[.D210]-[.E210])">
            <text:p/>
          </table:table-cell>
          <table:table-cell table:style-name="ce39"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1]=&quot;&quot;;[.E211]=&quot;&quot;);&quot;&quot;;[.D211]-[.E211])">
            <text:p/>
          </table:table-cell>
          <table:table-cell table:style-name="ce39"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2]=&quot;&quot;;[.E212]=&quot;&quot;);&quot;&quot;;[.D212]-[.E212])">
            <text:p/>
          </table:table-cell>
          <table:table-cell table:style-name="ce39"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3]=&quot;&quot;;[.E213]=&quot;&quot;);&quot;&quot;;[.D213]-[.E213])">
            <text:p/>
          </table:table-cell>
          <table:table-cell table:style-name="ce39"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4]=&quot;&quot;;[.E214]=&quot;&quot;);&quot;&quot;;[.D214]-[.E214])">
            <text:p/>
          </table:table-cell>
          <table:table-cell table:style-name="ce39"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5]=&quot;&quot;;[.E215]=&quot;&quot;);&quot;&quot;;[.D215]-[.E215])">
            <text:p/>
          </table:table-cell>
          <table:table-cell table:style-name="ce39"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6]=&quot;&quot;;[.E216]=&quot;&quot;);&quot;&quot;;[.D216]-[.E216])">
            <text:p/>
          </table:table-cell>
          <table:table-cell table:style-name="ce39"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7]=&quot;&quot;;[.E217]=&quot;&quot;);&quot;&quot;;[.D217]-[.E217])">
            <text:p/>
          </table:table-cell>
          <table:table-cell table:style-name="ce39"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8]=&quot;&quot;;[.E218]=&quot;&quot;);&quot;&quot;;[.D218]-[.E218])">
            <text:p/>
          </table:table-cell>
          <table:table-cell table:style-name="ce39"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19]=&quot;&quot;;[.E219]=&quot;&quot;);&quot;&quot;;[.D219]-[.E219])">
            <text:p/>
          </table:table-cell>
          <table:table-cell table:style-name="ce39"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0]=&quot;&quot;;[.E220]=&quot;&quot;);&quot;&quot;;[.D220]-[.E220])">
            <text:p/>
          </table:table-cell>
          <table:table-cell table:style-name="ce39"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1]=&quot;&quot;;[.E221]=&quot;&quot;);&quot;&quot;;[.D221]-[.E221])">
            <text:p/>
          </table:table-cell>
          <table:table-cell table:style-name="ce39"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2]=&quot;&quot;;[.E222]=&quot;&quot;);&quot;&quot;;[.D222]-[.E222])">
            <text:p/>
          </table:table-cell>
          <table:table-cell table:style-name="ce39"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3]=&quot;&quot;;[.E223]=&quot;&quot;);&quot;&quot;;[.D223]-[.E223])">
            <text:p/>
          </table:table-cell>
          <table:table-cell table:style-name="ce39"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4]=&quot;&quot;;[.E224]=&quot;&quot;);&quot;&quot;;[.D224]-[.E224])">
            <text:p/>
          </table:table-cell>
          <table:table-cell table:style-name="ce39"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5]=&quot;&quot;;[.E225]=&quot;&quot;);&quot;&quot;;[.D225]-[.E225])">
            <text:p/>
          </table:table-cell>
          <table:table-cell table:style-name="ce39"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6]=&quot;&quot;;[.E226]=&quot;&quot;);&quot;&quot;;[.D226]-[.E226])">
            <text:p/>
          </table:table-cell>
          <table:table-cell table:style-name="ce39"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7]=&quot;&quot;;[.E227]=&quot;&quot;);&quot;&quot;;[.D227]-[.E227])">
            <text:p/>
          </table:table-cell>
          <table:table-cell table:style-name="ce39"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8]=&quot;&quot;;[.E228]=&quot;&quot;);&quot;&quot;;[.D228]-[.E228])">
            <text:p/>
          </table:table-cell>
          <table:table-cell table:style-name="ce39"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29]=&quot;&quot;;[.E229]=&quot;&quot;);&quot;&quot;;[.D229]-[.E229])">
            <text:p/>
          </table:table-cell>
          <table:table-cell table:style-name="ce39"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0]=&quot;&quot;;[.E230]=&quot;&quot;);&quot;&quot;;[.D230]-[.E230])">
            <text:p/>
          </table:table-cell>
          <table:table-cell table:style-name="ce39"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1]=&quot;&quot;;[.E231]=&quot;&quot;);&quot;&quot;;[.D231]-[.E231])">
            <text:p/>
          </table:table-cell>
          <table:table-cell table:style-name="ce39"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2]=&quot;&quot;;[.E232]=&quot;&quot;);&quot;&quot;;[.D232]-[.E232])">
            <text:p/>
          </table:table-cell>
          <table:table-cell table:style-name="ce39"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3]=&quot;&quot;;[.E233]=&quot;&quot;);&quot;&quot;;[.D233]-[.E233])">
            <text:p/>
          </table:table-cell>
          <table:table-cell table:style-name="ce39"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4]=&quot;&quot;;[.E234]=&quot;&quot;);&quot;&quot;;[.D234]-[.E234])">
            <text:p/>
          </table:table-cell>
          <table:table-cell table:style-name="ce39"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5]=&quot;&quot;;[.E235]=&quot;&quot;);&quot;&quot;;[.D235]-[.E235])">
            <text:p/>
          </table:table-cell>
          <table:table-cell table:style-name="ce39"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6]=&quot;&quot;;[.E236]=&quot;&quot;);&quot;&quot;;[.D236]-[.E236])">
            <text:p/>
          </table:table-cell>
          <table:table-cell table:style-name="ce39"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7]=&quot;&quot;;[.E237]=&quot;&quot;);&quot;&quot;;[.D237]-[.E237])">
            <text:p/>
          </table:table-cell>
          <table:table-cell table:style-name="ce39"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8]=&quot;&quot;;[.E238]=&quot;&quot;);&quot;&quot;;[.D238]-[.E238])">
            <text:p/>
          </table:table-cell>
          <table:table-cell table:style-name="ce39"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39]=&quot;&quot;;[.E239]=&quot;&quot;);&quot;&quot;;[.D239]-[.E239])">
            <text:p/>
          </table:table-cell>
          <table:table-cell table:style-name="ce39"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0]=&quot;&quot;;[.E240]=&quot;&quot;);&quot;&quot;;[.D240]-[.E240])">
            <text:p/>
          </table:table-cell>
          <table:table-cell table:style-name="ce39"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1]=&quot;&quot;;[.E241]=&quot;&quot;);&quot;&quot;;[.D241]-[.E241])">
            <text:p/>
          </table:table-cell>
          <table:table-cell table:style-name="ce39"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2]=&quot;&quot;;[.E242]=&quot;&quot;);&quot;&quot;;[.D242]-[.E242])">
            <text:p/>
          </table:table-cell>
          <table:table-cell table:style-name="ce39"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3]=&quot;&quot;;[.E243]=&quot;&quot;);&quot;&quot;;[.D243]-[.E243])">
            <text:p/>
          </table:table-cell>
          <table:table-cell table:style-name="ce39"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4]=&quot;&quot;;[.E244]=&quot;&quot;);&quot;&quot;;[.D244]-[.E244])">
            <text:p/>
          </table:table-cell>
          <table:table-cell table:style-name="ce39"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5]=&quot;&quot;;[.E245]=&quot;&quot;);&quot;&quot;;[.D245]-[.E245])">
            <text:p/>
          </table:table-cell>
          <table:table-cell table:style-name="ce39"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6]=&quot;&quot;;[.E246]=&quot;&quot;);&quot;&quot;;[.D246]-[.E246])">
            <text:p/>
          </table:table-cell>
          <table:table-cell table:style-name="ce39"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7]=&quot;&quot;;[.E247]=&quot;&quot;);&quot;&quot;;[.D247]-[.E247])">
            <text:p/>
          </table:table-cell>
          <table:table-cell table:style-name="ce39"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8]=&quot;&quot;;[.E248]=&quot;&quot;);&quot;&quot;;[.D248]-[.E248])">
            <text:p/>
          </table:table-cell>
          <table:table-cell table:style-name="ce39"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49]=&quot;&quot;;[.E249]=&quot;&quot;);&quot;&quot;;[.D249]-[.E249])">
            <text:p/>
          </table:table-cell>
          <table:table-cell table:style-name="ce39"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50]=&quot;&quot;;[.E250]=&quot;&quot;);&quot;&quot;;[.D250]-[.E250])">
            <text:p/>
          </table:table-cell>
          <table:table-cell table:style-name="ce39"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51]=&quot;&quot;;[.E251]=&quot;&quot;);&quot;&quot;;[.D251]-[.E251])">
            <text:p/>
          </table:table-cell>
          <table:table-cell table:style-name="ce39"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52]=&quot;&quot;;[.E252]=&quot;&quot;);&quot;&quot;;[.D252]-[.E252])">
            <text:p/>
          </table:table-cell>
          <table:table-cell table:style-name="ce39"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53]=&quot;&quot;;[.E253]=&quot;&quot;);&quot;&quot;;[.D253]-[.E253])">
            <text:p/>
          </table:table-cell>
          <table:table-cell table:style-name="ce39"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54]=&quot;&quot;;[.E254]=&quot;&quot;);&quot;&quot;;[.D254]-[.E254])">
            <text:p/>
          </table:table-cell>
          <table:table-cell table:style-name="ce39"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55]=&quot;&quot;;[.E255]=&quot;&quot;);&quot;&quot;;[.D255]-[.E255])">
            <text:p/>
          </table:table-cell>
          <table:table-cell table:style-name="ce39"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39" table:formula="of:=IF(OR([.D256]=&quot;&quot;;[.E256]=&quot;&quot;);&quot;&quot;;[.D256]-[.E256])">
            <text:p/>
          </table:table-cell>
          <table:table-cell table:style-name="ce39"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39"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39"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39"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39"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39"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39"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39" table:formula="of:=IF(OR([.H263]=&quot;&quot;;[.E263]=0);&quot;&quot;;ABS([.H263])/[.E263]*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7" table:content-validation-name="val2"/>
          <table:table-cell table:number-columns-repeated="1018"/>
        </table:table-row>
        <table:table-row table:style-name="ro2" table:number-rows-repeated="983032">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5 Team_Status.F37:Team_Status.F39 Team_Status.F41:Team_Status.F45 Team_Status.F47:Team_Status.F51 Team_Status.F53:Team_Status.F56 Team_Status.F58:Team_Status.F62 Team_Status.F64:Team_Status.F66 Team_Status.F68:Team_Status.F71 Team_Status.F73:Team_Status.F65543">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36:Team_Status.F36">
            <calcext:condition calcext:apply-style-name="Excel_CondFormat_2_3_1" calcext:value="=&quot;Delayed&quot;" calcext:base-cell-address="Team_Status.F36"/>
            <calcext:condition calcext:apply-style-name="Excel_CondFormat_2_3_2" calcext:value="=&quot;Done&quot;" calcext:base-cell-address="Team_Status.F36"/>
            <calcext:condition calcext:apply-style-name="Excel_CondFormat_2_3_3" calcext:value="=&quot;Ongoing&quot;" calcext:base-cell-address="Team_Status.F36"/>
          </calcext:conditional-format>
          <calcext:conditional-format calcext:target-range-address="Team_Status.F40:Team_Status.F40">
            <calcext:condition calcext:apply-style-name="Excel_CondFormat_2_4_1" calcext:value="=&quot;Delayed&quot;" calcext:base-cell-address="Team_Status.F40"/>
            <calcext:condition calcext:apply-style-name="Excel_CondFormat_2_4_2" calcext:value="=&quot;Done&quot;" calcext:base-cell-address="Team_Status.F40"/>
            <calcext:condition calcext:apply-style-name="Excel_CondFormat_2_4_3" calcext:value="=&quot;Ongoing&quot;" calcext:base-cell-address="Team_Status.F40"/>
          </calcext:conditional-format>
          <calcext:conditional-format calcext:target-range-address="Team_Status.F46:Team_Status.F46">
            <calcext:condition calcext:apply-style-name="Excel_CondFormat_2_6_1" calcext:value="=&quot;Delayed&quot;" calcext:base-cell-address="Team_Status.F46"/>
            <calcext:condition calcext:apply-style-name="Excel_CondFormat_2_6_2" calcext:value="=&quot;Done&quot;" calcext:base-cell-address="Team_Status.F46"/>
            <calcext:condition calcext:apply-style-name="Excel_CondFormat_2_6_3" calcext:value="=&quot;Ongoing&quot;" calcext:base-cell-address="Team_Status.F46"/>
          </calcext:conditional-format>
          <calcext:conditional-format calcext:target-range-address="Team_Status.F52:Team_Status.F52">
            <calcext:condition calcext:apply-style-name="Excel_CondFormat_2_7_1" calcext:value="=&quot;Delayed&quot;" calcext:base-cell-address="Team_Status.F52"/>
            <calcext:condition calcext:apply-style-name="Excel_CondFormat_2_7_2" calcext:value="=&quot;Done&quot;" calcext:base-cell-address="Team_Status.F52"/>
            <calcext:condition calcext:apply-style-name="Excel_CondFormat_2_7_3" calcext:value="=&quot;Ongoing&quot;" calcext:base-cell-address="Team_Status.F52"/>
          </calcext:conditional-format>
          <calcext:conditional-format calcext:target-range-address="Team_Status.F57:Team_Status.F57">
            <calcext:condition calcext:apply-style-name="Excel_CondFormat_2_8_1" calcext:value="=&quot;Delayed&quot;" calcext:base-cell-address="Team_Status.F57"/>
            <calcext:condition calcext:apply-style-name="Excel_CondFormat_2_8_2" calcext:value="=&quot;Done&quot;" calcext:base-cell-address="Team_Status.F57"/>
            <calcext:condition calcext:apply-style-name="Excel_CondFormat_2_8_3" calcext:value="=&quot;Ongoing&quot;" calcext:base-cell-address="Team_Status.F57"/>
          </calcext:conditional-format>
          <calcext:conditional-format calcext:target-range-address="Team_Status.F63:Team_Status.F63">
            <calcext:condition calcext:apply-style-name="Excel_CondFormat_2_9_1" calcext:value="=&quot;Delayed&quot;" calcext:base-cell-address="Team_Status.F63"/>
            <calcext:condition calcext:apply-style-name="Excel_CondFormat_2_9_2" calcext:value="=&quot;Done&quot;" calcext:base-cell-address="Team_Status.F63"/>
            <calcext:condition calcext:apply-style-name="Excel_CondFormat_2_9_3" calcext:value="=&quot;Ongoing&quot;" calcext:base-cell-address="Team_Status.F63"/>
          </calcext:conditional-format>
          <calcext:conditional-format calcext:target-range-address="Team_Status.F67:Team_Status.F67">
            <calcext:condition calcext:apply-style-name="Excel_CondFormat_2_5_1" calcext:value="=&quot;Delayed&quot;" calcext:base-cell-address="Team_Status.F67"/>
            <calcext:condition calcext:apply-style-name="Excel_CondFormat_2_5_2" calcext:value="=&quot;Done&quot;" calcext:base-cell-address="Team_Status.F67"/>
            <calcext:condition calcext:apply-style-name="Excel_CondFormat_2_5_3" calcext:value="=&quot;Ongoing&quot;" calcext:base-cell-address="Team_Status.F67"/>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5" table:default-cell-style-name="ce2"/>
        <table:table-column table:style-name="co15" table:default-cell-style-name="ce2"/>
        <table:table-column table:style-name="co17" table:number-columns-repeated="244" table:default-cell-style-name="ce2"/>
        <table:table-column table:style-name="co17" table:number-columns-repeated="767" table:default-cell-style-name="Default"/>
        <table:table-row table:style-name="ro12">
          <table:table-cell table:style-name="ce41" table:formula="of:=([$Instructions.A19])" office:value-type="string" office:string-value="TEAM NAME" calcext:value-type="string">
            <text:p>TEAM NAME</text:p>
          </table:table-cell>
          <table:table-cell table:style-name="ce47" office:value-type="string" calcext:value-type="string">
            <text:p>Team 39</text:p>
          </table:table-cell>
          <table:table-cell table:style-name="ce47"/>
          <table:table-cell table:number-columns-repeated="1021"/>
        </table:table-row>
        <table:table-row table:style-name="ro13">
          <table:table-cell table:style-name="ce41" table:formula="of:=([$Instructions.A20])" office:value-type="string" office:string-value="PROJECT NAME" calcext:value-type="string">
            <text:p>PROJECT NAME</text:p>
          </table:table-cell>
          <table:table-cell table:style-name="ce47" office:value-type="string" calcext:value-type="string">
            <text:p>Word Sense Disambiguation in Crowd Sourcing Mode</text:p>
          </table:table-cell>
          <table:table-cell table:style-name="ce47"/>
          <table:table-cell table:number-columns-repeated="1021"/>
        </table:table-row>
        <table:table-row table:style-name="ro3">
          <table:table-cell table:style-name="ce41" table:formula="of:=([$Instructions.A21])" office:value-type="string" office:string-value="PROJECT MENTOR" calcext:value-type="string">
            <text:p>PROJECT MENTOR</text:p>
          </table:table-cell>
          <table:table-cell table:style-name="ce48" office:value-type="string" calcext:value-type="string">
            <text:p>Prof .Vineet Chaitanya , Prof Dipti Misra Sharma ,Sukhada Sharma </text:p>
          </table:table-cell>
          <table:table-cell table:style-name="ce47"/>
          <table:table-cell table:number-columns-repeated="1021"/>
        </table:table-row>
        <table:table-row table:style-name="ro2">
          <table:table-cell table:style-name="ce9"/>
          <table:table-cell table:number-columns-repeated="1023"/>
        </table:table-row>
        <table:table-row table:style-name="ro14">
          <table:table-cell table:style-name="ce41" office:value-type="string" calcext:value-type="string">
            <text:p>Actvities</text:p>
          </table:table-cell>
          <table:table-cell table:style-name="ce41" office:value-type="string" calcext:value-type="string">
            <text:p>Nazrul Haque Athar</text:p>
          </table:table-cell>
          <table:table-cell table:style-name="ce41"/>
          <table:table-cell table:style-name="ce41" office:value-type="string" calcext:value-type="string">
            <text:p>Anubhav Srivastava</text:p>
          </table:table-cell>
          <table:table-cell table:style-name="ce41"/>
          <table:table-cell table:style-name="ce41" office:value-type="string" calcext:value-type="string">
            <text:p>Ankit Kotak</text:p>
          </table:table-cell>
          <table:table-cell table:style-name="ce41"/>
          <table:table-cell table:style-name="ce41" office:value-type="string" calcext:value-type="string">
            <text:p>Abhinav Pandey</text:p>
          </table:table-cell>
          <table:table-cell table:style-name="ce41"/>
          <table:table-cell table:style-name="ce41" office:value-type="string" calcext:value-type="string">
            <text:p>Jayanth Katuri</text:p>
          </table:table-cell>
          <table:table-cell table:style-name="ce41"/>
          <table:table-cell table:style-name="ce41" office:value-type="string" calcext:value-type="string">
            <text:p>Estimated Total Hours</text:p>
          </table:table-cell>
          <table:table-cell table:style-name="ce51" office:value-type="string" calcext:value-type="string">
            <text:p>Actual Total Hours</text:p>
          </table:table-cell>
          <table:table-cell table:number-columns-repeated="1011"/>
        </table:table-row>
        <table:table-row table:style-name="ro15">
          <table:table-cell table:style-name="ce9"/>
          <table:table-cell table:style-name="ce49" office:value-type="string" calcext:value-type="string">
            <text:p>Estimated Time</text:p>
          </table:table-cell>
          <table:table-cell table:style-name="ce49" office:value-type="string" calcext:value-type="string">
            <text:p>Actual Time Spent</text:p>
          </table:table-cell>
          <table:table-cell table:style-name="ce49" office:value-type="string" calcext:value-type="string">
            <text:p>Estimated Time</text:p>
          </table:table-cell>
          <table:table-cell table:style-name="ce49" office:value-type="string" calcext:value-type="string">
            <text:p>Actual Time Spent</text:p>
          </table:table-cell>
          <table:table-cell table:style-name="ce49" office:value-type="string" calcext:value-type="string">
            <text:p>Estimated Time</text:p>
          </table:table-cell>
          <table:table-cell table:style-name="ce49" office:value-type="string" calcext:value-type="string">
            <text:p>Actual Time Spent</text:p>
          </table:table-cell>
          <table:table-cell table:style-name="ce49" office:value-type="string" calcext:value-type="string">
            <text:p>Estimated Time</text:p>
          </table:table-cell>
          <table:table-cell table:style-name="ce49" office:value-type="string" calcext:value-type="string">
            <text:p>Actual Time Spent</text:p>
          </table:table-cell>
          <table:table-cell table:style-name="ce49" office:value-type="string" calcext:value-type="string">
            <text:p>Estimated Time</text:p>
          </table:table-cell>
          <table:table-cell table:style-name="ce49" office:value-type="string" calcext:value-type="string">
            <text:p>Actual Time Spent</text:p>
          </table:table-cell>
          <table:table-cell table:style-name="ce49"/>
          <table:table-cell table:number-columns-repeated="1012"/>
        </table:table-row>
        <table:table-row table:style-name="ro9">
          <table:table-cell table:style-name="ce42" table:formula="of:=([$Team_Status.A7])" office:value-type="string" office:string-value="Week 6 (sept 5- sept 11)" calcext:value-type="string">
            <text:p>Week 6 (sept 5- sept 11)</text:p>
          </table:table-cell>
          <table:table-cell table:style-name="ce14" table:number-columns-repeated="1023"/>
        </table:table-row>
        <table:table-row table:style-name="ro9">
          <table:table-cell table:style-name="ce9" table:formula="of:=([$Team_Status.A8])" office:value-type="string" office:string-value="Learn Eclipse" calcext:value-type="string">
            <text:p>Learn Eclipse</text:p>
          </table:table-cell>
          <table:table-cell table:number-columns-repeated="11" office:value-type="float" office:value="0" calcext:value-type="float">
            <text:p>0</text:p>
          </table:table-cell>
          <table:table-cell table:formula="of:=SUM([.C8]+[.E8]+[.G8]+[.I8]+[.K8])" office:value-type="float" office:value="0" calcext:value-type="float">
            <text:p>0</text:p>
          </table:table-cell>
          <table:table-cell table:number-columns-repeated="1011"/>
        </table:table-row>
        <table:table-row table:style-name="ro9">
          <table:table-cell table:style-name="ce9" table:formula="of:=([$Team_Status.A9])" office:value-type="string" office:string-value="Role preferences" calcext:value-type="string">
            <text:p>Role preferences</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office:value-type="float" office:value="0.42" calcext:value-type="float">
            <text:p>0.42</text:p>
          </table:table-cell>
          <table:table-cell office:value-type="float" office:value="0.25" calcext:value-type="float">
            <text:p>0.25</text:p>
          </table:table-cell>
          <table:table-cell office:value-type="float" office:value="0.42" calcext:value-type="float">
            <text:p>0.42</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office:value-type="float" office:value="0.42" calcext:value-type="float">
            <text:p>0.42</text:p>
          </table:table-cell>
          <table:table-cell table:formula="of:=SUM([.B9]+[.D9]+[.F9]+[.H9]+[.J9])" office:value-type="float" office:value="1.25" calcext:value-type="float">
            <text:p>1.25</text:p>
          </table:table-cell>
          <table:table-cell table:formula="of:=SUM([.C9]+[.E9]+[.G9]+[.I9]+[.K9])" office:value-type="float" office:value="1.92" calcext:value-type="float">
            <text:p>1.92</text:p>
          </table:table-cell>
          <table:table-cell table:number-columns-repeated="1011"/>
        </table:table-row>
        <table:table-row table:style-name="ro9">
          <table:table-cell table:style-name="ce9" table:formula="of:=([$Team_Status.A10])" office:value-type="string" office:string-value="SVN Repository setup" calcext:value-type="string">
            <text:p>SVN Repository setup</text:p>
          </table:table-cell>
          <table:table-cell office:value-type="float" office:value="0.33" calcext:value-type="float">
            <text:p>0.33</text:p>
          </table:table-cell>
          <table:table-cell office:value-type="float" office:value="0.5" calcext:value-type="float">
            <text:p>0.5</text:p>
          </table:table-cell>
          <table:table-cell office:value-type="float" office:value="0.33" calcext:value-type="float">
            <text:p>0.33</text:p>
          </table:table-cell>
          <table:table-cell office:value-type="float" office:value="0.5" calcext:value-type="float">
            <text:p>0.5</text:p>
          </table:table-cell>
          <table:table-cell office:value-type="float" office:value="0.33" calcext:value-type="float">
            <text:p>0.33</text:p>
          </table:table-cell>
          <table:table-cell office:value-type="float" office:value="0.58" calcext:value-type="float">
            <text:p>0.58</text:p>
          </table:table-cell>
          <table:table-cell office:value-type="float" office:value="0.33" calcext:value-type="float">
            <text:p>0.33</text:p>
          </table:table-cell>
          <table:table-cell office:value-type="float" office:value="0.5" calcext:value-type="float">
            <text:p>0.5</text:p>
          </table:table-cell>
          <table:table-cell office:value-type="float" office:value="0.33" calcext:value-type="float">
            <text:p>0.33</text:p>
          </table:table-cell>
          <table:table-cell office:value-type="float" office:value="0.5" calcext:value-type="float">
            <text:p>0.5</text:p>
          </table:table-cell>
          <table:table-cell table:formula="of:=SUM([.B10]+[.D10]+[.F10]+[.H10]+[.J10])" office:value-type="float" office:value="1.65" calcext:value-type="float">
            <text:p>1.65</text:p>
          </table:table-cell>
          <table:table-cell table:formula="of:=SUM([.C10]+[.E10]+[.G10]+[.I10]+[.K10])" office:value-type="float" office:value="2.58" calcext:value-type="float">
            <text:p>2.58</text:p>
          </table:table-cell>
          <table:table-cell table:number-columns-repeated="1011"/>
        </table:table-row>
        <table:table-row table:style-name="ro9">
          <table:table-cell table:style-name="ce9" table:formula="of:=([$Team_Status.A11])" office:value-type="string" office:string-value="Discuss bug report software" calcext:value-type="string">
            <text:p>Discuss bug report software</text:p>
          </table:table-cell>
          <table:table-cell table:number-columns-repeated="10" office:value-type="float" office:value="0.5" calcext:value-type="float">
            <text:p>0.5</text:p>
          </table:table-cell>
          <table:table-cell table:formula="of:=SUM([.B11]+[.D11]+[.F11]+[.H11]+[.J11])" office:value-type="float" office:value="2.5" calcext:value-type="float">
            <text:p>2.5</text:p>
          </table:table-cell>
          <table:table-cell table:formula="of:=SUM([.C11]+[.E11]+[.G11]+[.I11]+[.K11])" office:value-type="float" office:value="2.5" calcext:value-type="float">
            <text:p>2.5</text:p>
          </table:table-cell>
          <table:table-cell table:number-columns-repeated="1011"/>
        </table:table-row>
        <table:table-row table:style-name="ro9">
          <table:table-cell table:style-name="ce9" table:formula="of:=([$Team_Status.A12])" office:value-type="string" office:string-value="Develop questions for requirements elicitation" calcext:value-type="string">
            <text:p>Develop questions for requirements elicitation</text:p>
          </table:table-cell>
          <table:table-cell office:value-type="float" office:value="0.75" calcext:value-type="float">
            <text:p>0.75</text:p>
          </table:table-cell>
          <table:table-cell office:value-type="float" office:value="0.67" calcext:value-type="float">
            <text:p>0.67</text:p>
          </table:table-cell>
          <table:table-cell office:value-type="float" office:value="0.75" calcext:value-type="float">
            <text:p>0.75</text:p>
          </table:table-cell>
          <table:table-cell office:value-type="float" office:value="0.67" calcext:value-type="float">
            <text:p>0.67</text:p>
          </table:table-cell>
          <table:table-cell office:value-type="float" office:value="0.75" calcext:value-type="float">
            <text:p>0.75</text:p>
          </table:table-cell>
          <table:table-cell office:value-type="float" office:value="0.67" calcext:value-type="float">
            <text:p>0.67</text:p>
          </table:table-cell>
          <table:table-cell office:value-type="float" office:value="0.75" calcext:value-type="float">
            <text:p>0.75</text:p>
          </table:table-cell>
          <table:table-cell office:value-type="float" office:value="0.67" calcext:value-type="float">
            <text:p>0.67</text:p>
          </table:table-cell>
          <table:table-cell office:value-type="float" office:value="0.75" calcext:value-type="float">
            <text:p>0.75</text:p>
          </table:table-cell>
          <table:table-cell office:value-type="float" office:value="0.67" calcext:value-type="float">
            <text:p>0.67</text:p>
          </table:table-cell>
          <table:table-cell table:formula="of:=SUM([.B12]+[.D12]+[.F12]+[.H12]+[.J12])" office:value-type="float" office:value="3.75" calcext:value-type="float">
            <text:p>3.75</text:p>
          </table:table-cell>
          <table:table-cell table:formula="of:=SUM([.C12]+[.E12]+[.G12]+[.I12]+[.K12])" office:value-type="float" office:value="3.35" calcext:value-type="float">
            <text:p>3.35</text:p>
          </table:table-cell>
          <table:table-cell table:number-columns-repeated="1011"/>
        </table:table-row>
        <table:table-row table:style-name="ro9">
          <table:table-cell table:style-name="ce9" table:formula="of:=([$Team_Status.A13])" office:value-type="string" office:string-value="Get account and configure website" calcext:value-type="string">
            <text:p>Get account and configure website</text:p>
          </table:table-cell>
          <table:table-cell table:number-columns-repeated="10" office:value-type="float" office:value="0.25" calcext:value-type="float">
            <text:p>0.25</text:p>
          </table:table-cell>
          <table:table-cell table:formula="of:=SUM([.B13]+[.D13]+[.F13]+[.H13]+[.J13])" office:value-type="float" office:value="1.25" calcext:value-type="float">
            <text:p>1.25</text:p>
          </table:table-cell>
          <table:table-cell table:formula="of:=SUM([.C13]+[.E13]+[.G13]+[.I13]+[.K13])" office:value-type="float" office:value="1.25" calcext:value-type="float">
            <text:p>1.25</text:p>
          </table:table-cell>
          <table:table-cell table:number-columns-repeated="1011"/>
        </table:table-row>
        <table:table-row table:style-name="ro9">
          <table:table-cell table:style-name="ce9" table:formula="of:=([$Team_Status.A14])" office:value-type="string" office:string-value="Research existing technology" calcext:value-type="string">
            <text:p>Research existing technology</text:p>
          </table:table-cell>
          <table:table-cell office:value-type="float" office:value="0.42" calcext:value-type="float">
            <text:p>0.42</text:p>
          </table:table-cell>
          <table:table-cell office:value-type="float" office:value="0.33" calcext:value-type="float">
            <text:p>0.33</text:p>
          </table:table-cell>
          <table:table-cell office:value-type="float" office:value="0.42" calcext:value-type="float">
            <text:p>0.42</text:p>
          </table:table-cell>
          <table:table-cell office:value-type="float" office:value="0.33" calcext:value-type="float">
            <text:p>0.33</text:p>
          </table:table-cell>
          <table:table-cell office:value-type="float" office:value="0.42" calcext:value-type="float">
            <text:p>0.42</text:p>
          </table:table-cell>
          <table:table-cell office:value-type="float" office:value="0.33" calcext:value-type="float">
            <text:p>0.33</text:p>
          </table:table-cell>
          <table:table-cell office:value-type="float" office:value="0.42" calcext:value-type="float">
            <text:p>0.42</text:p>
          </table:table-cell>
          <table:table-cell office:value-type="float" office:value="0.33" calcext:value-type="float">
            <text:p>0.33</text:p>
          </table:table-cell>
          <table:table-cell office:value-type="float" office:value="0.42" calcext:value-type="float">
            <text:p>0.42</text:p>
          </table:table-cell>
          <table:table-cell office:value-type="float" office:value="0.33" calcext:value-type="float">
            <text:p>0.33</text:p>
          </table:table-cell>
          <table:table-cell table:formula="of:=SUM([.B14]+[.D14]+[.F14]+[.H14]+[.J14])" office:value-type="float" office:value="2.1" calcext:value-type="float">
            <text:p>2.1</text:p>
          </table:table-cell>
          <table:table-cell table:formula="of:=SUM([.C14]+[.E14]+[.G14]+[.I14]+[.K14])" office:value-type="float" office:value="1.65" calcext:value-type="float">
            <text:p>1.65</text:p>
          </table:table-cell>
          <table:table-cell table:number-columns-repeated="1011"/>
        </table:table-row>
        <table:table-row table:style-name="ro9">
          <table:table-cell table:style-name="ce9" table:formula="of:=([$Team_Status.A15])" office:value-type="string" office:string-value="Project synopsis writeup" calcext:value-type="string">
            <text:p>Project synopsis writeup</text:p>
          </table:table-cell>
          <table:table-cell office:value-type="float" office:value="0.5" calcext:value-type="float">
            <text:p>0.5</text:p>
          </table:table-cell>
          <table:table-cell office:value-type="float" office:value="0.67" calcext:value-type="float">
            <text:p>0.67</text:p>
          </table:table-cell>
          <table:table-cell office:value-type="float" office:value="0.5" calcext:value-type="float">
            <text:p>0.5</text:p>
          </table:table-cell>
          <table:table-cell office:value-type="float" office:value="0.67" calcext:value-type="float">
            <text:p>0.67</text:p>
          </table:table-cell>
          <table:table-cell office:value-type="float" office:value="0.5" calcext:value-type="float">
            <text:p>0.5</text:p>
          </table:table-cell>
          <table:table-cell office:value-type="float" office:value="0.67" calcext:value-type="float">
            <text:p>0.67</text:p>
          </table:table-cell>
          <table:table-cell office:value-type="float" office:value="0.5" calcext:value-type="float">
            <text:p>0.5</text:p>
          </table:table-cell>
          <table:table-cell office:value-type="float" office:value="0.67" calcext:value-type="float">
            <text:p>0.67</text:p>
          </table:table-cell>
          <table:table-cell office:value-type="float" office:value="0.5" calcext:value-type="float">
            <text:p>0.5</text:p>
          </table:table-cell>
          <table:table-cell office:value-type="float" office:value="0.67" calcext:value-type="float">
            <text:p>0.67</text:p>
          </table:table-cell>
          <table:table-cell table:formula="of:=SUM([.B15]+[.D15]+[.F15]+[.H15]+[.J15])" office:value-type="float" office:value="2.5" calcext:value-type="float">
            <text:p>2.5</text:p>
          </table:table-cell>
          <table:table-cell table:formula="of:=SUM([.C15]+[.E15]+[.G15]+[.I15]+[.K15])" office:value-type="float" office:value="3.35" calcext:value-type="float">
            <text:p>3.35</text:p>
          </table:table-cell>
          <table:table-cell table:number-columns-repeated="1011"/>
        </table:table-row>
        <table:table-row table:style-name="ro9">
          <table:table-cell table:style-name="ce9" table:formula="of:=([$Team_Status.A16])" office:value-type="string" office:string-value="Identify role owners" calcext:value-type="string">
            <text:p>Identify role owners</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office:value-type="float" office:value="0.33" calcext:value-type="float">
            <text:p>0.33</text:p>
          </table:table-cell>
          <table:table-cell table:formula="of:=SUM([.B16]+[.D16]+[.F16]+[.H16]+[.J16])" office:value-type="float" office:value="1.25" calcext:value-type="float">
            <text:p>1.25</text:p>
          </table:table-cell>
          <table:table-cell table:formula="of:=SUM([.C16]+[.E16]+[.G16]+[.I16]+[.K16])" office:value-type="float" office:value="1.65" calcext:value-type="float">
            <text:p>1.65</text:p>
          </table:table-cell>
          <table:table-cell table:number-columns-repeated="1011"/>
        </table:table-row>
        <table:table-row table:style-name="ro9">
          <table:table-cell table:style-name="ce9" table:formula="of:=([$Team_Status.A17])" office:value-type="string" office:string-value="Team Meeting" calcext:value-type="string">
            <text:p>Team Meeting</text:p>
          </table:table-cell>
          <table:table-cell table:number-columns-repeated="10" office:value-type="float" office:value="1" calcext:value-type="float">
            <text:p>1</text:p>
          </table:table-cell>
          <table:table-cell table:formula="of:=SUM([.B17]+[.D17]+[.F17]+[.H17]+[.J17])" office:value-type="float" office:value="5" calcext:value-type="float">
            <text:p>5</text:p>
          </table:table-cell>
          <table:table-cell table:formula="of:=SUM([.C17]+[.E17]+[.G17]+[.I17]+[.K17])" office:value-type="float" office:value="5" calcext:value-type="float">
            <text:p>5</text:p>
          </table:table-cell>
          <table:table-cell table:number-columns-repeated="1011"/>
        </table:table-row>
        <table:table-row table:style-name="ro9">
          <table:table-cell table:style-name="ce9" table:formula="of:=([$Team_Status.A18])" office:value-type="string" office:string-value="Status tracker" calcext:value-type="string">
            <text:p>Status tracker</text:p>
          </table:table-cell>
          <table:table-cell office:value-type="float" office:value="0.5" calcext:value-type="float">
            <text:p>0.5</text:p>
          </table:table-cell>
          <table:table-cell office:value-type="float" office:value="0.75" calcext:value-type="float">
            <text:p>0.75</text:p>
          </table:table-cell>
          <table:table-cell office:value-type="float" office:value="0.5" calcext:value-type="float">
            <text:p>0.5</text:p>
          </table:table-cell>
          <table:table-cell office:value-type="float" office:value="0.75" calcext:value-type="float">
            <text:p>0.75</text:p>
          </table:table-cell>
          <table:table-cell office:value-type="float" office:value="0.5" calcext:value-type="float">
            <text:p>0.5</text:p>
          </table:table-cell>
          <table:table-cell office:value-type="float" office:value="0.75" calcext:value-type="float">
            <text:p>0.75</text:p>
          </table:table-cell>
          <table:table-cell office:value-type="float" office:value="0.5" calcext:value-type="float">
            <text:p>0.5</text:p>
          </table:table-cell>
          <table:table-cell office:value-type="float" office:value="0.75" calcext:value-type="float">
            <text:p>0.75</text:p>
          </table:table-cell>
          <table:table-cell office:value-type="float" office:value="0.5" calcext:value-type="float">
            <text:p>0.5</text:p>
          </table:table-cell>
          <table:table-cell office:value-type="float" office:value="0.75" calcext:value-type="float">
            <text:p>0.75</text:p>
          </table:table-cell>
          <table:table-cell table:formula="of:=SUM([.B18]+[.D18]+[.F18]+[.H18]+[.J18])" office:value-type="float" office:value="2.5" calcext:value-type="float">
            <text:p>2.5</text:p>
          </table:table-cell>
          <table:table-cell table:formula="of:=SUM([.C18]+[.E18]+[.G18]+[.I18]+[.K18])" office:value-type="float" office:value="3.75" calcext:value-type="float">
            <text:p>3.75</text:p>
          </table:table-cell>
          <table:table-cell table:number-columns-repeated="1011"/>
        </table:table-row>
        <table:table-row table:style-name="ro9">
          <table:table-cell table:style-name="ce42" table:formula="of:=([$Team_Status.A19])" office:value-type="string" office:string-value="Week 7 (sept 12 - sept  18)" calcext:value-type="string">
            <text:p>Week 7 (sept 12 - sept <text:s/>18)</text:p>
          </table:table-cell>
          <table:table-cell table:style-name="ce50" table:number-columns-repeated="1023"/>
        </table:table-row>
        <table:table-row table:style-name="ro9">
          <table:table-cell table:style-name="ce9" table:formula="of:=([$Team_Status.A20])" office:value-type="string" office:string-value="Deciding Technoligies" calcext:value-type="string">
            <text:p>Deciding Technoligies</text:p>
          </table:table-cell>
          <table:table-cell office:value-type="float" office:value="0.5" calcext:value-type="float">
            <text:p>0.5</text:p>
          </table:table-cell>
          <table:table-cell office:value-type="float" office:value="0.33" calcext:value-type="float">
            <text:p>0.33</text:p>
          </table:table-cell>
          <table:table-cell office:value-type="float" office:value="0.5" calcext:value-type="float">
            <text:p>0.5</text:p>
          </table:table-cell>
          <table:table-cell office:value-type="float" office:value="0.42" calcext:value-type="float">
            <text:p>0.42</text:p>
          </table:table-cell>
          <table:table-cell table:number-columns-repeated="3" office:value-type="float" office:value="0.5" calcext:value-type="float">
            <text:p>0.5</text:p>
          </table:table-cell>
          <table:table-cell office:value-type="float" office:value="0.75" calcext:value-type="float">
            <text:p>0.75</text:p>
          </table:table-cell>
          <table:table-cell table:number-columns-repeated="2" office:value-type="float" office:value="0.5" calcext:value-type="float">
            <text:p>0.5</text:p>
          </table:table-cell>
          <table:table-cell table:formula="of:=SUM([.B20]+[.D20]+[.F20]+[.H20]+[.J20])" office:value-type="float" office:value="2.5" calcext:value-type="float">
            <text:p>2.5</text:p>
          </table:table-cell>
          <table:table-cell table:formula="of:=SUM([.C20]+[.E20]+[.G20]+[.I20]+[.K20])" office:value-type="float" office:value="2.5" calcext:value-type="float">
            <text:p>2.5</text:p>
          </table:table-cell>
          <table:table-cell table:number-columns-repeated="1011"/>
        </table:table-row>
        <table:table-row table:style-name="ro9">
          <table:table-cell table:style-name="ce9" table:formula="of:=([$Team_Status.A21])" office:value-type="string" office:string-value="Project Status Report" calcext:value-type="string">
            <text:p>Project Status Report</text:p>
          </table:table-cell>
          <table:table-cell office:value-type="float" office:value="0.33" calcext:value-type="float">
            <text:p>0.33</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office:value-type="float" office:value="0.33" calcext:value-type="float">
            <text:p>0.33</text:p>
          </table:table-cell>
          <table:table-cell office:value-type="float" office:value="0.25" calcext:value-type="float">
            <text:p>0.25</text:p>
          </table:table-cell>
          <table:table-cell table:formula="of:=SUM([.B21]+[.D21]+[.F21]+[.H21]+[.J21])" office:value-type="float" office:value="1.65" calcext:value-type="float">
            <text:p>1.65</text:p>
          </table:table-cell>
          <table:table-cell table:formula="of:=SUM([.C21]+[.E21]+[.G21]+[.I21]+[.K21])" office:value-type="float" office:value="1.25" calcext:value-type="float">
            <text:p>1.25</text:p>
          </table:table-cell>
          <table:table-cell table:number-columns-repeated="1011"/>
        </table:table-row>
        <table:table-row table:style-name="ro9">
          <table:table-cell table:style-name="ce9" table:formula="of:=([$Team_Status.A22])" office:value-type="string" office:string-value="Team Meeting" calcext:value-type="string">
            <text:p>Team Meeting</text:p>
          </table:table-cell>
          <table:table-cell table:number-columns-repeated="10" office:value-type="float" office:value="1" calcext:value-type="float">
            <text:p>1</text:p>
          </table:table-cell>
          <table:table-cell table:formula="of:=SUM([.B22]+[.D22]+[.F22]+[.H22]+[.J22])" office:value-type="float" office:value="5" calcext:value-type="float">
            <text:p>5</text:p>
          </table:table-cell>
          <table:table-cell table:formula="of:=SUM([.C22]+[.E22]+[.G22]+[.I22]+[.K22])" office:value-type="float" office:value="5" calcext:value-type="float">
            <text:p>5</text:p>
          </table:table-cell>
          <table:table-cell table:number-columns-repeated="1011"/>
        </table:table-row>
        <table:table-row table:style-name="ro9">
          <table:table-cell table:style-name="ce9" table:formula="of:=([$Team_Status.A23])" office:value-type="string" office:string-value="Research existing technology" calcext:value-type="string">
            <text:p>Research existing technology</text:p>
          </table:table-cell>
          <table:table-cell office:value-type="float" office:value="0.42" calcext:value-type="float">
            <text:p>0.42</text:p>
          </table:table-cell>
          <table:table-cell office:value-type="float" office:value="0.33" calcext:value-type="float">
            <text:p>0.33</text:p>
          </table:table-cell>
          <table:table-cell office:value-type="float" office:value="0.42" calcext:value-type="float">
            <text:p>0.42</text:p>
          </table:table-cell>
          <table:table-cell office:value-type="float" office:value="0.33" calcext:value-type="float">
            <text:p>0.33</text:p>
          </table:table-cell>
          <table:table-cell office:value-type="float" office:value="0.42" calcext:value-type="float">
            <text:p>0.42</text:p>
          </table:table-cell>
          <table:table-cell office:value-type="float" office:value="0.33" calcext:value-type="float">
            <text:p>0.33</text:p>
          </table:table-cell>
          <table:table-cell office:value-type="float" office:value="0.42" calcext:value-type="float">
            <text:p>0.42</text:p>
          </table:table-cell>
          <table:table-cell office:value-type="float" office:value="0.33" calcext:value-type="float">
            <text:p>0.33</text:p>
          </table:table-cell>
          <table:table-cell office:value-type="float" office:value="0.42" calcext:value-type="float">
            <text:p>0.42</text:p>
          </table:table-cell>
          <table:table-cell office:value-type="float" office:value="0.33" calcext:value-type="float">
            <text:p>0.33</text:p>
          </table:table-cell>
          <table:table-cell table:formula="of:=SUM([.B23]+[.D23]+[.F23]+[.H23]+[.J23])" office:value-type="float" office:value="2.1" calcext:value-type="float">
            <text:p>2.1</text:p>
          </table:table-cell>
          <table:table-cell table:formula="of:=SUM([.C23]+[.E23]+[.G23]+[.I23]+[.K23])" office:value-type="float" office:value="1.65" calcext:value-type="float">
            <text:p>1.65</text:p>
          </table:table-cell>
          <table:table-cell table:number-columns-repeated="1011"/>
        </table:table-row>
        <table:table-row table:style-name="ro9">
          <table:table-cell table:style-name="ce43" office:value-type="string" calcext:value-type="string">
            <text:p>Develop Questions to be asked to the Client</text:p>
          </table:table-cell>
          <table:table-cell office:value-type="float" office:value="0.5" calcext:value-type="float">
            <text:p>0.5</text:p>
          </table:table-cell>
          <table:table-cell office:value-type="float" office:value="0.42" calcext:value-type="float">
            <text:p>0.42</text:p>
          </table:table-cell>
          <table:table-cell office:value-type="float" office:value="0.5" calcext:value-type="float">
            <text:p>0.5</text:p>
          </table:table-cell>
          <table:table-cell office:value-type="float" office:value="0.42" calcext:value-type="float">
            <text:p>0.42</text:p>
          </table:table-cell>
          <table:table-cell office:value-type="float" office:value="0.5" calcext:value-type="float">
            <text:p>0.5</text:p>
          </table:table-cell>
          <table:table-cell office:value-type="float" office:value="0.42" calcext:value-type="float">
            <text:p>0.42</text:p>
          </table:table-cell>
          <table:table-cell office:value-type="float" office:value="0.5" calcext:value-type="float">
            <text:p>0.5</text:p>
          </table:table-cell>
          <table:table-cell office:value-type="float" office:value="0.42" calcext:value-type="float">
            <text:p>0.42</text:p>
          </table:table-cell>
          <table:table-cell office:value-type="float" office:value="0.5" calcext:value-type="float">
            <text:p>0.5</text:p>
          </table:table-cell>
          <table:table-cell office:value-type="float" office:value="0.42" calcext:value-type="float">
            <text:p>0.42</text:p>
          </table:table-cell>
          <table:table-cell table:formula="of:=SUM([.B24]+[.D24]+[.F24]+[.H24]+[.J24])" office:value-type="float" office:value="2.5" calcext:value-type="float">
            <text:p>2.5</text:p>
          </table:table-cell>
          <table:table-cell table:formula="of:=SUM([.C24]+[.E24]+[.G24]+[.I24]+[.K24])" office:value-type="float" office:value="2.1" calcext:value-type="float">
            <text:p>2.1</text:p>
          </table:table-cell>
          <table:table-cell table:number-columns-repeated="1011"/>
        </table:table-row>
        <table:table-row table:style-name="ro9">
          <table:table-cell table:style-name="ce9" table:formula="of:=([$Team_Status.A25])" office:value-type="float" office:value="0" calcext:value-type="float">
            <text:p>0</text:p>
          </table:table-cell>
          <table:table-cell table:number-columns-repeated="10"/>
          <table:table-cell table:formula="of:=SUM([.B25]+[.D25]+[.F25]+[.H25]+[.J25])" office:value-type="float" office:value="0" calcext:value-type="float">
            <text:p>0</text:p>
          </table:table-cell>
          <table:table-cell table:formula="of:=SUM([.C25]+[.E25]+[.G25]+[.I25]+[.K25])" office:value-type="float" office:value="0" calcext:value-type="float">
            <text:p>0</text:p>
          </table:table-cell>
          <table:table-cell table:number-columns-repeated="1011"/>
        </table:table-row>
        <table:table-row table:style-name="ro9">
          <table:table-cell table:style-name="ce42" table:formula="of:=([$Team_Status.A26])" office:value-type="string" office:string-value="Week 8 (sept 19 - sept 25)" calcext:value-type="string">
            <text:p>Week 8 (sept 19 - sept 25)</text:p>
          </table:table-cell>
          <table:table-cell table:style-name="ce14" table:number-columns-repeated="1023"/>
        </table:table-row>
        <table:table-row table:style-name="ro9">
          <table:table-cell table:style-name="ce9" office:value-type="string" calcext:value-type="string">
            <text:p>Interface discussion</text:p>
          </table:table-cell>
          <table:table-cell table:number-columns-repeated="3" office:value-type="float" office:value="0.2" calcext:value-type="float">
            <text:p>0.2</text:p>
          </table:table-cell>
          <table:table-cell table:number-columns-repeated="2" office:value-type="float" office:value="0.3" calcext:value-type="float">
            <text:p>0.3</text:p>
          </table:table-cell>
          <table:table-cell office:value-type="float" office:value="0.4" calcext:value-type="float">
            <text:p>0.4</text:p>
          </table:table-cell>
          <table:table-cell table:number-columns-repeated="2" office:value-type="float" office:value="0.2" calcext:value-type="float">
            <text:p>0.2</text:p>
          </table:table-cell>
          <table:table-cell table:number-columns-repeated="2" office:value-type="float" office:value="0.3" calcext:value-type="float">
            <text:p>0.3</text:p>
          </table:table-cell>
          <table:table-cell table:formula="of:=SUM([.B27]+[.D27]+[.F27]+[.H27]+[.J27])" office:value-type="float" office:value="1.2" calcext:value-type="float">
            <text:p>1.2</text:p>
          </table:table-cell>
          <table:table-cell table:formula="of:=SUM([.C27]+[.E27]+[.G27]+[.I27]+[.K27])" office:value-type="float" office:value="1.4" calcext:value-type="float">
            <text:p>1.4</text:p>
          </table:table-cell>
          <table:table-cell table:number-columns-repeated="1011"/>
        </table:table-row>
        <table:table-row table:style-name="ro9">
          <table:table-cell table:style-name="ce9" table:formula="of:=([$Team_Status.A28])" office:value-type="string" office:string-value="Learning web2py" calcext:value-type="string">
            <text:p>Learning web2p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formula="of:=SUM([.B28]+[.D28]+[.F28]+[.H28]+[.J28])" office:value-type="float" office:value="15" calcext:value-type="float">
            <text:p>15</text:p>
          </table:table-cell>
          <table:table-cell table:formula="of:=SUM([.C28]+[.E28]+[.G28]+[.I28]+[.K28])" office:value-type="float" office:value="16" calcext:value-type="float">
            <text:p>16</text:p>
          </table:table-cell>
          <table:table-cell table:number-columns-repeated="1011"/>
        </table:table-row>
        <table:table-row table:style-name="ro9">
          <table:table-cell table:style-name="ce9" office:value-type="string" calcext:value-type="string">
            <text:p>Team Meeting</text:p>
          </table:table-cell>
          <table:table-cell table:number-columns-repeated="10" office:value-type="float" office:value="1" calcext:value-type="float">
            <text:p>1</text:p>
          </table:table-cell>
          <table:table-cell table:formula="of:=SUM([.B29]+[.D29]+[.F29]+[.H29]+[.J29])" office:value-type="float" office:value="5" calcext:value-type="float">
            <text:p>5</text:p>
          </table:table-cell>
          <table:table-cell table:formula="of:=SUM([.C29]+[.E29]+[.G29]+[.I29]+[.K29])" office:value-type="float" office:value="5" calcext:value-type="float">
            <text:p>5</text:p>
          </table:table-cell>
          <table:table-cell table:number-columns-repeated="1011"/>
        </table:table-row>
        <table:table-row table:style-name="ro9">
          <table:table-cell table:style-name="ce9" table:formula="of:=([$Team_Status.A30])" office:value-type="string" office:string-value="Research existing technology" calcext:value-type="string">
            <text:p>Research existing technology</text:p>
          </table:table-cell>
          <table:table-cell table:number-columns-repeated="10" office:value-type="float" office:value="0.5" calcext:value-type="float">
            <text:p>0.5</text:p>
          </table:table-cell>
          <table:table-cell table:formula="of:=SUM([.B30]+[.D30]+[.F30]+[.H30]+[.J30])" office:value-type="float" office:value="2.5" calcext:value-type="float">
            <text:p>2.5</text:p>
          </table:table-cell>
          <table:table-cell table:formula="of:=SUM([.C30]+[.E30]+[.G30]+[.I30]+[.K30])" office:value-type="float" office:value="2.5" calcext:value-type="float">
            <text:p>2.5</text:p>
          </table:table-cell>
          <table:table-cell table:number-columns-repeated="1011"/>
        </table:table-row>
        <table:table-row table:style-name="ro9">
          <table:table-cell table:style-name="ce9" office:value-type="string" calcext:value-type="string">
            <text:p>Project Status Report</text:p>
          </table:table-cell>
          <table:table-cell office:value-type="float" office:value="0.33" calcext:value-type="float">
            <text:p>0.33</text:p>
          </table:table-cell>
          <table:table-cell office:value-type="float" office:value="0.25" calcext:value-type="float">
            <text:p>0.25</text:p>
          </table:table-cell>
          <table:table-cell table:number-columns-repeated="2" office:value-type="float" office:value="0.33" calcext:value-type="float">
            <text:p>0.33</text:p>
          </table:table-cell>
          <table:table-cell table:number-columns-repeated="2" office:value-type="float" office:value="0.3" calcext:value-type="float">
            <text:p>0.3</text:p>
          </table:table-cell>
          <table:table-cell table:number-columns-repeated="2" office:value-type="float" office:value="0.4" calcext:value-type="float">
            <text:p>0.4</text:p>
          </table:table-cell>
          <table:table-cell table:number-columns-repeated="2" office:value-type="float" office:value="0.3" calcext:value-type="float">
            <text:p>0.3</text:p>
          </table:table-cell>
          <table:table-cell table:formula="of:=SUM([.B31]+[.D31]+[.F31]+[.H31]+[.J31])" office:value-type="float" office:value="1.66" calcext:value-type="float">
            <text:p>1.66</text:p>
          </table:table-cell>
          <table:table-cell table:formula="of:=SUM([.C31]+[.E31]+[.G31]+[.I31]+[.K31])" office:value-type="float" office:value="1.58" calcext:value-type="float">
            <text:p>1.58</text:p>
          </table:table-cell>
          <table:table-cell table:number-columns-repeated="1011"/>
        </table:table-row>
        <table:table-row table:style-name="ro16">
          <table:table-cell table:style-name="ce9" table:formula="of:=([$Team_Status.A32])" office:value-type="string" office:string-value="Deciding Technoligies for Desktop application" calcext:value-type="string">
            <text:p>Deciding Technoligies for Desktop application</text:p>
          </table:table-cell>
          <table:table-cell table:number-columns-repeated="10" office:value-type="float" office:value="1" calcext:value-type="float">
            <text:p>1</text:p>
          </table:table-cell>
          <table:table-cell table:formula="of:=SUM([.B32]+[.D32]+[.F32]+[.H32]+[.J32])" office:value-type="float" office:value="5" calcext:value-type="float">
            <text:p>5</text:p>
          </table:table-cell>
          <table:table-cell table:formula="of:=SUM([.C32]+[.E32]+[.G32]+[.I32]+[.K32])" office:value-type="float" office:value="5" calcext:value-type="float">
            <text:p>5</text:p>
          </table:table-cell>
          <table:table-cell table:number-columns-repeated="1011"/>
        </table:table-row>
        <table:table-row table:style-name="ro9">
          <table:table-cell table:style-name="ce44" table:formula="of:=([$Team_Status.A33])" office:value-type="string" office:string-value="Week 9" calcext:value-type="string">
            <text:p>Week 9</text:p>
          </table:table-cell>
          <table:table-cell table:number-columns-repeated="10"/>
          <table:table-cell table:formula="of:=SUM([.B33]+[.D33]+[.F33]+[.H33]+[.J33])" office:value-type="float" office:value="0" calcext:value-type="float">
            <text:p>0</text:p>
          </table:table-cell>
          <table:table-cell table:formula="of:=SUM([.C33]+[.E33]+[.G33]+[.I33]+[.K33])" office:value-type="float" office:value="0" calcext:value-type="float">
            <text:p>0</text:p>
          </table:table-cell>
          <table:table-cell table:number-columns-repeated="1011"/>
        </table:table-row>
        <table:table-row table:style-name="ro9">
          <table:table-cell table:style-name="ce9" office:value-type="string" calcext:value-type="string">
            <text:p>Interface discussion</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5" calcext:value-type="float">
            <text:p>1.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SUM([.B34]+[.D34]+[.F34]+[.H34]+[.J34])" office:value-type="float" office:value="12" calcext:value-type="float">
            <text:p>12</text:p>
          </table:table-cell>
          <table:table-cell table:formula="of:=SUM([.C34]+[.E34]+[.G34]+[.I34]+[.K34])" office:value-type="float" office:value="12.5" calcext:value-type="float">
            <text:p>12.5</text:p>
          </table:table-cell>
          <table:table-cell table:number-columns-repeated="1011"/>
        </table:table-row>
        <table:table-row table:style-name="ro9">
          <table:table-cell table:style-name="ce9" table:formula="of:=([$Team_Status.A35])" office:value-type="string" office:string-value="Desktop Application:Research" calcext:value-type="string">
            <text:p>Desktop Application:Research</text:p>
          </table:table-cell>
          <table:table-cell office:value-type="float" office:value="1" calcext:value-type="float">
            <text:p>1</text:p>
          </table:table-cell>
          <table:table-cell table:number-columns-repeated="3"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formula="of:=SUM([.B35]+[.D35]+[.F35]+[.H35]+[.J35])" office:value-type="float" office:value="13" calcext:value-type="float">
            <text:p>13</text:p>
          </table:table-cell>
          <table:table-cell table:formula="of:=SUM([.C35]+[.E35]+[.G35]+[.I35]+[.K35])" office:value-type="float" office:value="14" calcext:value-type="float">
            <text:p>14</text:p>
          </table:table-cell>
          <table:table-cell table:number-columns-repeated="1011"/>
        </table:table-row>
        <table:table-row table:style-name="ro9">
          <table:table-cell table:style-name="ce9" table:formula="of:=([$Team_Status.A36])" office:value-type="string" office:string-value="Team Meeting" calcext:value-type="string">
            <text:p>Team Meeting</text:p>
          </table:table-cell>
          <table:table-cell table:number-columns-repeated="10" office:value-type="float" office:value="1" calcext:value-type="float">
            <text:p>1</text:p>
          </table:table-cell>
          <table:table-cell table:formula="of:=SUM([.B36]+[.D36]+[.F36]+[.H36]+[.J36])" office:value-type="float" office:value="5" calcext:value-type="float">
            <text:p>5</text:p>
          </table:table-cell>
          <table:table-cell table:formula="of:=SUM([.C36]+[.E36]+[.G36]+[.I36]+[.K36])" office:value-type="float" office:value="5" calcext:value-type="float">
            <text:p>5</text:p>
          </table:table-cell>
          <table:table-cell table:number-columns-repeated="1011"/>
        </table:table-row>
        <table:table-row table:style-name="ro9">
          <table:table-cell table:style-name="ce9" table:formula="of:=([$Team_Status.A37])" office:value-type="string" office:string-value="Explore Stanford Anusaarka Software" calcext:value-type="string">
            <text:p>Explore Stanford Anusaarka Software</text:p>
          </table:table-cell>
          <table:table-cell table:number-columns-repeated="2" office:value-type="float" office:value="1.5" calcext:value-type="float">
            <text:p>1.5</text:p>
          </table:table-cell>
          <table:table-cell table:number-columns-repeated="2" office:value-type="float" office:value="2" calcext:value-type="float">
            <text:p>2</text:p>
          </table:table-cell>
          <table:table-cell office:value-type="float" office:value="1.5" calcext:value-type="float">
            <text:p>1.5</text:p>
          </table:table-cell>
          <table:table-cell table:number-columns-repeated="5" office:value-type="float" office:value="2" calcext:value-type="float">
            <text:p>2</text:p>
          </table:table-cell>
          <table:table-cell table:formula="of:=SUM([.B37]+[.D37]+[.F37]+[.H37]+[.J37])" office:value-type="float" office:value="9" calcext:value-type="float">
            <text:p>9</text:p>
          </table:table-cell>
          <table:table-cell table:formula="of:=SUM([.C37]+[.E37]+[.G37]+[.I37]+[.K37])" office:value-type="float" office:value="9.5" calcext:value-type="float">
            <text:p>9.5</text:p>
          </table:table-cell>
          <table:table-cell table:number-columns-repeated="1011"/>
        </table:table-row>
        <table:table-row table:style-name="ro9">
          <table:table-cell table:style-name="ce9" table:formula="of:=([$Team_Status.A38])" office:value-type="string" office:string-value="Project Status Report" calcext:value-type="string">
            <text:p>Project Status Report</text:p>
          </table:table-cell>
          <table:table-cell table:number-columns-repeated="2" office:value-type="float" office:value="2.5" calcext:value-type="float">
            <text:p>2.5</text:p>
          </table:table-cell>
          <table:table-cell table:number-columns-repeated="2" office:value-type="float" office:value="2" calcext:value-type="float">
            <text:p>2</text:p>
          </table:table-cell>
          <table:table-cell table:number-columns-repeated="2" office:value-type="float" office:value="1.5" calcext:value-type="float">
            <text:p>1.5</text:p>
          </table:table-cell>
          <table:table-cell table:number-columns-repeated="4" office:value-type="float" office:value="2" calcext:value-type="float">
            <text:p>2</text:p>
          </table:table-cell>
          <table:table-cell table:formula="of:=SUM([.B38]+[.D38]+[.F38]+[.H38]+[.J38])" office:value-type="float" office:value="10" calcext:value-type="float">
            <text:p>10</text:p>
          </table:table-cell>
          <table:table-cell table:formula="of:=SUM([.C38]+[.E38]+[.G38]+[.I38]+[.K38])" office:value-type="float" office:value="10" calcext:value-type="float">
            <text:p>10</text:p>
          </table:table-cell>
          <table:table-cell table:number-columns-repeated="1011"/>
        </table:table-row>
        <table:table-row table:style-name="ro9">
          <table:table-cell table:style-name="ce45" office:value-type="string" calcext:value-type="string">
            <text:p>Week 10</text:p>
          </table:table-cell>
          <table:table-cell table:number-columns-repeated="10"/>
          <table:table-cell table:formula="of:=SUM([.B39]+[.D39]+[.F39]+[.H39]+[.J39])" office:value-type="float" office:value="0" calcext:value-type="float">
            <text:p>0</text:p>
          </table:table-cell>
          <table:table-cell table:formula="of:=SUM([.C39]+[.E39]+[.G39]+[.I39]+[.K39])" office:value-type="float" office:value="0" calcext:value-type="float">
            <text:p>0</text:p>
          </table:table-cell>
          <table:table-cell table:number-columns-repeated="1011"/>
        </table:table-row>
        <table:table-row table:style-name="ro9">
          <table:table-cell table:style-name="ce9" office:value-type="string" calcext:value-type="string">
            <text:p>Web Interface Approval</text:p>
          </table:table-cell>
          <table:table-cell table:number-columns-repeated="3" office:value-type="float" office:value="0.2" calcext:value-type="float">
            <text:p>0.2</text:p>
          </table:table-cell>
          <table:table-cell table:number-columns-repeated="3" office:value-type="float" office:value="0.3" calcext:value-type="float">
            <text:p>0.3</text:p>
          </table:table-cell>
          <table:table-cell table:number-columns-repeated="2" office:value-type="float" office:value="0.4" calcext:value-type="float">
            <text:p>0.4</text:p>
          </table:table-cell>
          <table:table-cell table:number-columns-repeated="2" office:value-type="float" office:value="0.3" calcext:value-type="float">
            <text:p>0.3</text:p>
          </table:table-cell>
          <table:table-cell table:formula="of:=SUM([.B40]+[.D40]+[.F40]+[.H40]+[.J40])" office:value-type="float" office:value="1.4" calcext:value-type="float">
            <text:p>1.4</text:p>
          </table:table-cell>
          <table:table-cell table:formula="of:=SUM([.C40]+[.E40]+[.G40]+[.I40]+[.K40])" office:value-type="float" office:value="1.5" calcext:value-type="float">
            <text:p>1.5</text:p>
          </table:table-cell>
          <table:table-cell table:number-columns-repeated="1011"/>
        </table:table-row>
        <table:table-row table:style-name="ro9">
          <table:table-cell table:style-name="ce9" office:value-type="string" calcext:value-type="string">
            <text:p>Desktop Application : Technology</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table:formula="of:=SUM([.B41]+[.D41]+[.F41]+[.H41]+[.J41])" office:value-type="float" office:value="5" calcext:value-type="float">
            <text:p>5</text:p>
          </table:table-cell>
          <table:table-cell table:formula="of:=SUM([.C41]+[.E41]+[.G41]+[.I41]+[.K41])" office:value-type="float" office:value="7.5" calcext:value-type="float">
            <text:p>7.5</text:p>
          </table:table-cell>
          <table:table-cell table:number-columns-repeated="1011"/>
        </table:table-row>
        <table:table-row table:style-name="ro9">
          <table:table-cell table:style-name="ce9" office:value-type="string" calcext:value-type="string">
            <text:p>Team Meeting</text:p>
          </table:table-cell>
          <table:table-cell table:number-columns-repeated="10" office:value-type="float" office:value="1" calcext:value-type="float">
            <text:p>1</text:p>
          </table:table-cell>
          <table:table-cell table:formula="of:=SUM([.B42]+[.D42]+[.F42]+[.H42]+[.J42])" office:value-type="float" office:value="5" calcext:value-type="float">
            <text:p>5</text:p>
          </table:table-cell>
          <table:table-cell table:formula="of:=SUM([.C42]+[.E42]+[.G42]+[.I42]+[.K42])" office:value-type="float" office:value="5" calcext:value-type="float">
            <text:p>5</text:p>
          </table:table-cell>
          <table:table-cell table:number-columns-repeated="1011"/>
        </table:table-row>
        <table:table-row table:style-name="ro9">
          <table:table-cell table:style-name="ce9" office:value-type="string" calcext:value-type="string">
            <text:p>Making changes in Anusaaraka Software</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75" calcext:value-type="float">
            <text:p>1.75</text:p>
          </table:table-cell>
          <table:table-cell office:value-type="float" office:value="1" calcext:value-type="float">
            <text:p>1</text:p>
          </table:table-cell>
          <table:table-cell office:value-type="float" office:value="1.4" calcext:value-type="float">
            <text:p>1.4</text:p>
          </table:table-cell>
          <table:table-cell table:formula="of:=SUM([.B43]+[.D43]+[.F43]+[.H43]+[.J43])" office:value-type="float" office:value="5" calcext:value-type="float">
            <text:p>5</text:p>
          </table:table-cell>
          <table:table-cell table:formula="of:=SUM([.C43]+[.E43]+[.G43]+[.I43]+[.K43])" office:value-type="float" office:value="8.15" calcext:value-type="float">
            <text:p>8.15</text:p>
          </table:table-cell>
          <table:table-cell table:number-columns-repeated="1011"/>
        </table:table-row>
        <table:table-row table:style-name="ro9">
          <table:table-cell table:style-name="ce9" office:value-type="string" calcext:value-type="string">
            <text:p>Project Status Report</text:p>
          </table:table-cell>
          <table:table-cell table:number-columns-repeated="2"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table:number-columns-repeated="2" office:value-type="float" office:value="1.5" calcext:value-type="float">
            <text:p>1.5</text:p>
          </table:table-cell>
          <table:table-cell table:number-columns-repeated="4" office:value-type="float" office:value="2" calcext:value-type="float">
            <text:p>2</text:p>
          </table:table-cell>
          <table:table-cell table:formula="of:=SUM([.B44]+[.D44]+[.F44]+[.H44]+[.J44])" office:value-type="float" office:value="9" calcext:value-type="float">
            <text:p>9</text:p>
          </table:table-cell>
          <table:table-cell table:formula="of:=SUM([.C44]+[.E44]+[.G44]+[.I44]+[.K44])" office:value-type="float" office:value="9.5" calcext:value-type="float">
            <text:p>9.5</text:p>
          </table:table-cell>
          <table:table-cell table:number-columns-repeated="1011"/>
        </table:table-row>
        <table:table-row table:style-name="ro9">
          <table:table-cell table:style-name="ce46" office:value-type="string" calcext:value-type="string">
            <text:p>Week 11</text:p>
          </table:table-cell>
          <table:table-cell table:number-columns-repeated="10"/>
          <table:table-cell table:formula="of:=SUM([.B45]+[.D45]+[.F45]+[.H45]+[.J45])" office:value-type="float" office:value="0" calcext:value-type="float">
            <text:p>0</text:p>
          </table:table-cell>
          <table:table-cell table:formula="of:=SUM([.C45]+[.E45]+[.G45]+[.I45]+[.K45])" office:value-type="float" office:value="0" calcext:value-type="float">
            <text:p>0</text:p>
          </table:table-cell>
          <table:table-cell table:number-columns-repeated="1011"/>
        </table:table-row>
        <table:table-row table:style-name="ro9">
          <table:table-cell table:style-name="ce9" office:value-type="string" calcext:value-type="string">
            <text:p>Web Interface Designing </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office:value-type="float" office:value="3.75" calcext:value-type="float">
            <text:p>3.75</text:p>
          </table:table-cell>
          <table:table-cell office:value-type="float" office:value="3" calcext:value-type="float">
            <text:p>3</text:p>
          </table:table-cell>
          <table:table-cell office:value-type="float" office:value="3.3" calcext:value-type="float">
            <text:p>3.3</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office:value-type="float" office:value="3.65" calcext:value-type="float">
            <text:p>3.65</text:p>
          </table:table-cell>
          <table:table-cell table:formula="of:=SUM([.B46]+[.D46]+[.F46]+[.H46]+[.J46])" office:value-type="float" office:value="15" calcext:value-type="float">
            <text:p>15</text:p>
          </table:table-cell>
          <table:table-cell table:formula="of:=SUM([.C46]+[.E46]+[.G46]+[.I46]+[.K46])" office:value-type="float" office:value="17.7" calcext:value-type="float">
            <text:p>17.7</text:p>
          </table:table-cell>
          <table:table-cell table:number-columns-repeated="1011"/>
        </table:table-row>
        <table:table-row table:style-name="ro9">
          <table:table-cell table:style-name="ce9" office:value-type="string" calcext:value-type="string">
            <text:p>Team Meeting</text:p>
          </table:table-cell>
          <table:table-cell table:number-columns-repeated="8"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formula="of:=SUM([.B47]+[.D47]+[.F47]+[.H47]+[.J47])" office:value-type="float" office:value="9" calcext:value-type="float">
            <text:p>9</text:p>
          </table:table-cell>
          <table:table-cell table:formula="of:=SUM([.C47]+[.E47]+[.G47]+[.I47]+[.K47])" office:value-type="float" office:value="10" calcext:value-type="float">
            <text:p>10</text:p>
          </table:table-cell>
          <table:table-cell table:number-columns-repeated="1011"/>
        </table:table-row>
        <table:table-row table:style-name="ro9">
          <table:table-cell table:style-name="ce9" office:value-type="string" calcext:value-type="string">
            <text:p>Finalize Web Application (R1)</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office:value-type="float" office:value="1.3" calcext:value-type="float">
            <text:p>1.3</text:p>
          </table:table-cell>
          <table:table-cell office:value-type="float" office:value="1" calcext:value-type="float">
            <text:p>1</text:p>
          </table:table-cell>
          <table:table-cell office:value-type="float" office:value="1.4" calcext:value-type="float">
            <text:p>1.4</text:p>
          </table:table-cell>
          <table:table-cell office:value-type="float" office:value="1" calcext:value-type="float">
            <text:p>1</text:p>
          </table:table-cell>
          <table:table-cell office:value-type="float" office:value="1.6" calcext:value-type="float">
            <text:p>1.6</text:p>
          </table:table-cell>
          <table:table-cell table:style-name="ce10" table:formula="of:=SUM([.B48]+[.D48]+[.F48]+[.H48]+[.J48])" office:value-type="float" office:value="5" calcext:value-type="float">
            <text:p>5</text:p>
          </table:table-cell>
          <table:table-cell table:style-name="ce10" table:formula="of:=SUM([.C48]+[.E48]+[.G48]+[.I48]+[.K48])" office:value-type="float" office:value="7.3" calcext:value-type="float">
            <text:p>7.3</text:p>
          </table:table-cell>
          <table:table-cell table:number-columns-repeated="1011"/>
        </table:table-row>
        <table:table-row table:style-name="ro9">
          <table:table-cell table:style-name="ce9" office:value-type="string" calcext:value-type="string">
            <text:p>Integration with Anusaaraka Software</text:p>
          </table:table-cell>
          <table:table-cell office:value-type="float" office:value="1.5" calcext:value-type="float">
            <text:p>1.5</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table:number-columns-repeated="3" office:value-type="float" office:value="1.5" calcext:value-type="float">
            <text:p>1.5</text:p>
          </table:table-cell>
          <table:table-cell office:value-type="float" office:value="1.6" calcext:value-type="float">
            <text:p>1.6</text:p>
          </table:table-cell>
          <table:table-cell office:value-type="float" office:value="1.5" calcext:value-type="float">
            <text:p>1.5</text:p>
          </table:table-cell>
          <table:table-cell office:value-type="float" office:value="1.7" calcext:value-type="float">
            <text:p>1.7</text:p>
          </table:table-cell>
          <table:table-cell table:formula="of:=SUM([.B49]+[.D49]+[.F49]+[.H49]+[.J49])" office:value-type="float" office:value="7.5" calcext:value-type="float">
            <text:p>7.5</text:p>
          </table:table-cell>
          <table:table-cell table:formula="of:=SUM([.C49]+[.E49]+[.G49]+[.I49]+[.K49])" office:value-type="float" office:value="7.8" calcext:value-type="float">
            <text:p>7.8</text:p>
          </table:table-cell>
          <table:table-cell table:number-columns-repeated="1011"/>
        </table:table-row>
        <table:table-row table:style-name="ro9">
          <table:table-cell table:style-name="ce9" office:value-type="string" calcext:value-type="string">
            <text:p>Project Status Report</text:p>
          </table:table-cell>
          <table:table-cell table:number-columns-repeated="2" office:value-type="float" office:value="2" calcext:value-type="float">
            <text:p>2</text:p>
          </table:table-cell>
          <table:table-cell table:number-columns-repeated="2" office:value-type="float" office:value="1.5" calcext:value-type="float">
            <text:p>1.5</text:p>
          </table:table-cell>
          <table:table-cell table:number-columns-repeated="2" office:value-type="float" office:value="1.75" calcext:value-type="float">
            <text:p>1.75</text:p>
          </table:table-cell>
          <table:table-cell table:number-columns-repeated="4" office:value-type="float" office:value="2" calcext:value-type="float">
            <text:p>2</text:p>
          </table:table-cell>
          <table:table-cell table:formula="of:=SUM([.B50]+[.D50]+[.F50]+[.H50]+[.J50])" office:value-type="float" office:value="9.25" calcext:value-type="float">
            <text:p>9.25</text:p>
          </table:table-cell>
          <table:table-cell table:formula="of:=SUM([.C50]+[.E50]+[.G50]+[.I50]+[.K50])" office:value-type="float" office:value="9.25" calcext:value-type="float">
            <text:p>9.25</text:p>
          </table:table-cell>
          <table:table-cell table:number-columns-repeated="1011"/>
        </table:table-row>
        <table:table-row table:style-name="ro9">
          <table:table-cell table:style-name="ce9" table:formula="of:=([$Team_Status.A52])" office:value-type="string" office:string-value="Week 12" calcext:value-type="string">
            <text:p>Week 12</text:p>
          </table:table-cell>
          <table:table-cell table:number-columns-repeated="10"/>
          <table:table-cell table:formula="of:=SUM([.B51]+[.D51]+[.F51]+[.H51]+[.J51])" office:value-type="float" office:value="0" calcext:value-type="float">
            <text:p>0</text:p>
          </table:table-cell>
          <table:table-cell table:formula="of:=SUM([.C51]+[.E51]+[.G51]+[.I51]+[.K51])" office:value-type="float" office:value="0" calcext:value-type="float">
            <text:p>0</text:p>
          </table:table-cell>
          <table:table-cell table:number-columns-repeated="1011"/>
        </table:table-row>
        <table:table-row table:style-name="ro9">
          <table:table-cell table:style-name="ce9" table:formula="of:=([$Team_Status.A53])" office:value-type="string" office:string-value="Team Meeting" calcext:value-type="string">
            <text:p>Team Meeting</text:p>
          </table:table-cell>
          <table:table-cell table:number-columns-repeated="10" office:value-type="float" office:value="1" calcext:value-type="float">
            <text:p>1</text:p>
          </table:table-cell>
          <table:table-cell table:formula="of:=SUM([.B52]+[.D52]+[.F52]+[.H52]+[.J52])" office:value-type="float" office:value="5" calcext:value-type="float">
            <text:p>5</text:p>
          </table:table-cell>
          <table:table-cell table:formula="of:=SUM([.C52]+[.E52]+[.G52]+[.I52]+[.K52])" office:value-type="float" office:value="5" calcext:value-type="float">
            <text:p>5</text:p>
          </table:table-cell>
          <table:table-cell table:number-columns-repeated="1011"/>
        </table:table-row>
        <table:table-row table:style-name="ro9">
          <table:table-cell table:style-name="ce9" table:formula="of:=([$Team_Status.A54])" office:value-type="string" office:string-value="Testing Anusaarka" calcext:value-type="string">
            <text:p>Testing Anusaarka</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table:formula="of:=SUM([.B53]+[.D53]+[.F53]+[.H53]+[.J53])" office:value-type="float" office:value="8.5" calcext:value-type="float">
            <text:p>8.5</text:p>
          </table:table-cell>
          <table:table-cell table:formula="of:=SUM([.C53]+[.E53]+[.G53]+[.I53]+[.K53])" office:value-type="float" office:value="8" calcext:value-type="float">
            <text:p>8</text:p>
          </table:table-cell>
          <table:table-cell table:number-columns-repeated="1011"/>
        </table:table-row>
        <table:table-row table:style-name="ro9">
          <table:table-cell table:style-name="ce9" table:formula="of:=([$Team_Status.A55])" office:value-type="string" office:string-value="Improve design of web-app" calcext:value-type="string">
            <text:p>Improve design of web-app</text:p>
          </table:table-cell>
          <table:table-cell office:value-type="float" office:value="1.5" calcext:value-type="float">
            <text:p>1.5</text:p>
          </table:table-cell>
          <table:table-cell table:number-columns-repeated="3" office:value-type="float" office:value="1" calcext:value-type="float">
            <text:p>1</text:p>
          </table:table-cell>
          <table:table-cell table:number-columns-repeated="6" office:value-type="float" office:value="2" calcext:value-type="float">
            <text:p>2</text:p>
          </table:table-cell>
          <table:table-cell table:formula="of:=SUM([.B54]+[.D54]+[.F54]+[.H54]+[.J54])" office:value-type="float" office:value="8.5" calcext:value-type="float">
            <text:p>8.5</text:p>
          </table:table-cell>
          <table:table-cell table:formula="of:=SUM([.C54]+[.E54]+[.G54]+[.I54]+[.K54])" office:value-type="float" office:value="8" calcext:value-type="float">
            <text:p>8</text:p>
          </table:table-cell>
          <table:table-cell table:number-columns-repeated="1011"/>
        </table:table-row>
        <table:table-row table:style-name="ro9">
          <table:table-cell table:style-name="ce9" table:formula="of:=([$Team_Status.A56])" office:value-type="string" office:string-value="Completing Desktop-app" calcext:value-type="string">
            <text:p>Completing Desktop-app</text:p>
          </table:table-cell>
          <table:table-cell table:number-columns-repeated="10" office:value-type="float" office:value="1" calcext:value-type="float">
            <text:p>1</text:p>
          </table:table-cell>
          <table:table-cell table:formula="of:=SUM([.B55]+[.D55]+[.F55]+[.H55]+[.J55])" office:value-type="float" office:value="5" calcext:value-type="float">
            <text:p>5</text:p>
          </table:table-cell>
          <table:table-cell table:formula="of:=SUM([.C55]+[.E55]+[.G55]+[.I55]+[.K55])" office:value-type="float" office:value="5" calcext:value-type="float">
            <text:p>5</text:p>
          </table:table-cell>
          <table:table-cell table:number-columns-repeated="1011"/>
        </table:table-row>
        <table:table-row table:style-name="ro9">
          <table:table-cell table:style-name="ce9" table:formula="of:=([$Team_Status.A57])" office:value-type="string" office:string-value="Week 14" calcext:value-type="string">
            <text:p>Week 14</text:p>
          </table:table-cell>
          <table:table-cell table:number-columns-repeated="10"/>
          <table:table-cell table:formula="of:=SUM([.B56]+[.D56]+[.F56]+[.H56]+[.J56])" office:value-type="float" office:value="0" calcext:value-type="float">
            <text:p>0</text:p>
          </table:table-cell>
          <table:table-cell table:formula="of:=SUM([.C56]+[.E56]+[.G56]+[.I56]+[.K56])" office:value-type="float" office:value="0" calcext:value-type="float">
            <text:p>0</text:p>
          </table:table-cell>
          <table:table-cell table:number-columns-repeated="1011"/>
        </table:table-row>
        <table:table-row table:style-name="ro11">
          <table:table-cell table:style-name="ce9" office:value-type="string" calcext:value-type="string">
            <text:p>Integration of Desktop App with Anusaaraka Software</text:p>
          </table:table-cell>
          <table:table-cell office:value-type="float" office:value="1.3" calcext:value-type="float">
            <text:p>1.3</text:p>
          </table:table-cell>
          <table:table-cell office:value-type="float" office:value="1.5" calcext:value-type="float">
            <text:p>1.5</text:p>
          </table:table-cell>
          <table:table-cell office:value-type="float" office:value="2" calcext:value-type="float">
            <text:p>2</text:p>
          </table:table-cell>
          <table:table-cell office:value-type="float" office:value="1.3" calcext:value-type="float">
            <text:p>1.3</text:p>
          </table:table-cell>
          <table:table-cell office:value-type="float" office:value="1.5" calcext:value-type="float">
            <text:p>1.5</text:p>
          </table:table-cell>
          <table:table-cell table:number-columns-repeated="2" office:value-type="float" office:value="2" calcext:value-type="float">
            <text:p>2</text:p>
          </table:table-cell>
          <table:table-cell table:number-columns-repeated="3" office:value-type="float" office:value="1.5" calcext:value-type="float">
            <text:p>1.5</text:p>
          </table:table-cell>
          <table:table-cell table:formula="of:=SUM([.B57]+[.D57]+[.F57]+[.H57]+[.J57])" office:value-type="float" office:value="8.3" calcext:value-type="float">
            <text:p>8.3</text:p>
          </table:table-cell>
          <table:table-cell table:formula="of:=SUM([.C57]+[.E57]+[.G57]+[.I57]+[.K57])" office:value-type="float" office:value="7.8" calcext:value-type="float">
            <text:p>7.8</text:p>
          </table:table-cell>
          <table:table-cell table:number-columns-repeated="1011"/>
        </table:table-row>
        <table:table-row table:style-name="ro9">
          <table:table-cell table:style-name="ce9" office:value-type="string" calcext:value-type="string">
            <text:p>Additional Functionalities in Desktop App</text:p>
          </table:table-cell>
          <table:table-cell table:number-columns-repeated="10" office:value-type="float" office:value="2" calcext:value-type="float">
            <text:p>2</text:p>
          </table:table-cell>
          <table:table-cell table:formula="of:=SUM([.B58]+[.D58]+[.F58]+[.H58]+[.J58])" office:value-type="float" office:value="10" calcext:value-type="float">
            <text:p>10</text:p>
          </table:table-cell>
          <table:table-cell table:formula="of:=SUM([.C58]+[.E58]+[.G58]+[.I58]+[.K58])" office:value-type="float" office:value="10" calcext:value-type="float">
            <text:p>10</text:p>
          </table:table-cell>
          <table:table-cell table:number-columns-repeated="1011"/>
        </table:table-row>
        <table:table-row table:style-name="ro9">
          <table:table-cell table:style-name="ce9" office:value-type="string" calcext:value-type="string">
            <text:p>Optimizing the Web App</text:p>
          </table:table-cell>
          <table:table-cell office:value-type="float" office:value="0.5" calcext:value-type="float">
            <text:p>0.5</text:p>
          </table:table-cell>
          <table:table-cell table:number-columns-repeated="3" office:value-type="float" office:value="1" calcext:value-type="float">
            <text:p>1</text:p>
          </table:table-cell>
          <table:table-cell table:number-columns-repeated="4"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formula="of:=SUM([.B59]+[.D59]+[.F59]+[.H59]+[.J59])" office:value-type="float" office:value="3.5" calcext:value-type="float">
            <text:p>3.5</text:p>
          </table:table-cell>
          <table:table-cell table:formula="of:=SUM([.C59]+[.E59]+[.G59]+[.I59]+[.K59])" office:value-type="float" office:value="3.5" calcext:value-type="float">
            <text:p>3.5</text:p>
          </table:table-cell>
          <table:table-cell table:number-columns-repeated="1011"/>
        </table:table-row>
        <table:table-row table:style-name="ro9">
          <table:table-cell table:style-name="ce9" office:value-type="string" calcext:value-type="string">
            <text:p>Team Meeting</text:p>
          </table:table-cell>
          <table:table-cell table:number-columns-repeated="10" office:value-type="float" office:value="1" calcext:value-type="float">
            <text:p>1</text:p>
          </table:table-cell>
          <table:table-cell table:formula="of:=SUM([.B60]+[.D60]+[.F60]+[.H60]+[.J60])" office:value-type="float" office:value="5" calcext:value-type="float">
            <text:p>5</text:p>
          </table:table-cell>
          <table:table-cell table:formula="of:=SUM([.C60]+[.E60]+[.G60]+[.I60]+[.K60])" office:value-type="float" office:value="5" calcext:value-type="float">
            <text:p>5</text:p>
          </table:table-cell>
          <table:table-cell table:number-columns-repeated="1011"/>
        </table:table-row>
        <table:table-row table:style-name="ro9">
          <table:table-cell table:style-name="ce9" office:value-type="string" calcext:value-type="string">
            <text:p>Testing Desktop App</text:p>
          </table:table-cell>
          <table:table-cell table:number-columns-repeated="10" office:value-type="float" office:value="0.5" calcext:value-type="float">
            <text:p>0.5</text:p>
          </table:table-cell>
          <table:table-cell table:number-columns-repeated="2" office:value-type="float" office:value="2.5" calcext:value-type="float">
            <text:p>2.5</text:p>
          </table:table-cell>
          <table:table-cell table:number-columns-repeated="1011"/>
        </table:table-row>
        <table:table-row table:style-name="ro9">
          <table:table-cell table:style-name="ce9" table:formula="of:=([$Team_Status.A63])" office:value-type="string" office:string-value="Week 15" calcext:value-type="string">
            <text:p>Week 15</text:p>
          </table:table-cell>
          <table:table-cell table:number-columns-repeated="10"/>
          <table:table-cell table:formula="of:=SUM([.B62]+[.D62]+[.F62]+[.H62]+[.J62])" office:value-type="float" office:value="0" calcext:value-type="float">
            <text:p>0</text:p>
          </table:table-cell>
          <table:table-cell table:formula="of:=SUM([.C62]+[.E62]+[.G62]+[.I62]+[.K62])" office:value-type="float" office:value="0" calcext:value-type="float">
            <text:p>0</text:p>
          </table:table-cell>
          <table:table-cell table:number-columns-repeated="1011"/>
        </table:table-row>
        <table:table-row table:style-name="ro9">
          <table:table-cell table:style-name="ce9" table:formula="of:=([$Team_Status.A64])" office:value-type="float" office:value="0" calcext:value-type="float">
            <text:p>0</text:p>
          </table:table-cell>
          <table:table-cell table:number-columns-repeated="10"/>
          <table:table-cell table:formula="of:=SUM([.B63]+[.D63]+[.F63]+[.H63]+[.J63])" office:value-type="float" office:value="0" calcext:value-type="float">
            <text:p>0</text:p>
          </table:table-cell>
          <table:table-cell table:formula="of:=SUM([.C63]+[.E63]+[.G63]+[.I63]+[.K63])" office:value-type="float" office:value="0" calcext:value-type="float">
            <text:p>0</text:p>
          </table:table-cell>
          <table:table-cell table:number-columns-repeated="1011"/>
        </table:table-row>
        <table:table-row table:style-name="ro9">
          <table:table-cell table:style-name="ce9" table:formula="of:=([$Team_Status.A65])" office:value-type="float" office:value="0" calcext:value-type="float">
            <text:p>0</text:p>
          </table:table-cell>
          <table:table-cell table:number-columns-repeated="10"/>
          <table:table-cell table:formula="of:=SUM([.B64]+[.D64]+[.F64]+[.H64]+[.J64])" office:value-type="float" office:value="0" calcext:value-type="float">
            <text:p>0</text:p>
          </table:table-cell>
          <table:table-cell table:formula="of:=SUM([.C64]+[.E64]+[.G64]+[.I64]+[.K64])" office:value-type="float" office:value="0" calcext:value-type="float">
            <text:p>0</text:p>
          </table:table-cell>
          <table:table-cell table:number-columns-repeated="1011"/>
        </table:table-row>
        <table:table-row table:style-name="ro9">
          <table:table-cell table:style-name="ce9" table:formula="of:=([$Team_Status.A66])" office:value-type="float" office:value="0" calcext:value-type="float">
            <text:p>0</text:p>
          </table:table-cell>
          <table:table-cell table:number-columns-repeated="10"/>
          <table:table-cell table:formula="of:=SUM([.B65]+[.D65]+[.F65]+[.H65]+[.J65])" office:value-type="float" office:value="0" calcext:value-type="float">
            <text:p>0</text:p>
          </table:table-cell>
          <table:table-cell table:formula="of:=SUM([.C65]+[.E65]+[.G65]+[.I65]+[.K65])" office:value-type="float" office:value="0" calcext:value-type="float">
            <text:p>0</text:p>
          </table:table-cell>
          <table:table-cell table:number-columns-repeated="1011"/>
        </table:table-row>
        <table:table-row table:style-name="ro9">
          <table:table-cell table:style-name="ce9" table:formula="of:=([$Team_Status.A67])" office:value-type="string" office:string-value="Week 16" calcext:value-type="string">
            <text:p>Week 16</text:p>
          </table:table-cell>
          <table:table-cell table:number-columns-repeated="10"/>
          <table:table-cell table:formula="of:=SUM([.B66]+[.D66]+[.F66]+[.H66]+[.J66])" office:value-type="float" office:value="0" calcext:value-type="float">
            <text:p>0</text:p>
          </table:table-cell>
          <table:table-cell table:formula="of:=SUM([.C66]+[.E66]+[.G66]+[.I66]+[.K66])" office:value-type="float" office:value="0" calcext:value-type="float">
            <text:p>0</text:p>
          </table:table-cell>
          <table:table-cell table:number-columns-repeated="1011"/>
        </table:table-row>
        <table:table-row table:style-name="ro9">
          <table:table-cell table:style-name="ce9" table:formula="of:=([$Team_Status.A68])" office:value-type="float" office:value="0" calcext:value-type="float">
            <text:p>0</text:p>
          </table:table-cell>
          <table:table-cell table:number-columns-repeated="10"/>
          <table:table-cell table:formula="of:=SUM([.B67]+[.D67]+[.F67]+[.H67]+[.J67])" office:value-type="float" office:value="0" calcext:value-type="float">
            <text:p>0</text:p>
          </table:table-cell>
          <table:table-cell table:formula="of:=SUM([.C67]+[.E67]+[.G67]+[.I67]+[.K67])" office:value-type="float" office:value="0" calcext:value-type="float">
            <text:p>0</text:p>
          </table:table-cell>
          <table:table-cell table:number-columns-repeated="1011"/>
        </table:table-row>
        <table:table-row table:style-name="ro9">
          <table:table-cell table:style-name="ce9" table:formula="of:=([$Team_Status.A69])" office:value-type="float" office:value="0" calcext:value-type="float">
            <text:p>0</text:p>
          </table:table-cell>
          <table:table-cell table:number-columns-repeated="10"/>
          <table:table-cell table:formula="of:=SUM([.B68]+[.D68]+[.F68]+[.H68]+[.J68])" office:value-type="float" office:value="0" calcext:value-type="float">
            <text:p>0</text:p>
          </table:table-cell>
          <table:table-cell table:formula="of:=SUM([.C68]+[.E68]+[.G68]+[.I68]+[.K68])" office:value-type="float" office:value="0" calcext:value-type="float">
            <text:p>0</text:p>
          </table:table-cell>
          <table:table-cell table:number-columns-repeated="1011"/>
        </table:table-row>
        <table:table-row table:style-name="ro9">
          <table:table-cell table:style-name="ce9" table:formula="of:=([$Team_Status.A70])" office:value-type="float" office:value="0" calcext:value-type="float">
            <text:p>0</text:p>
          </table:table-cell>
          <table:table-cell table:number-columns-repeated="10"/>
          <table:table-cell table:formula="of:=SUM([.B69]+[.D69]+[.F69]+[.H69]+[.J69])" office:value-type="float" office:value="0" calcext:value-type="float">
            <text:p>0</text:p>
          </table:table-cell>
          <table:table-cell table:formula="of:=SUM([.C69]+[.E69]+[.G69]+[.I69]+[.K69])" office:value-type="float" office:value="0" calcext:value-type="float">
            <text:p>0</text:p>
          </table:table-cell>
          <table:table-cell table:number-columns-repeated="1011"/>
        </table:table-row>
        <table:table-row table:style-name="ro9">
          <table:table-cell table:style-name="ce9" table:formula="of:=([$Team_Status.A71])" office:value-type="float" office:value="0" calcext:value-type="float">
            <text:p>0</text:p>
          </table:table-cell>
          <table:table-cell table:number-columns-repeated="10"/>
          <table:table-cell table:formula="of:=SUM([.B70]+[.D70]+[.F70]+[.H70]+[.J70])" office:value-type="float" office:value="0" calcext:value-type="float">
            <text:p>0</text:p>
          </table:table-cell>
          <table:table-cell table:formula="of:=SUM([.C70]+[.E70]+[.G70]+[.I70]+[.K70])" office:value-type="float" office:value="0" calcext:value-type="float">
            <text:p>0</text:p>
          </table:table-cell>
          <table:table-cell table:number-columns-repeated="1011"/>
        </table:table-row>
        <table:table-row table:style-name="ro9">
          <table:table-cell table:style-name="ce9" table:formula="of:=([$Team_Status.A72])" office:value-type="string" office:string-value="Week 17" calcext:value-type="string">
            <text:p>Week 17</text:p>
          </table:table-cell>
          <table:table-cell table:number-columns-repeated="10"/>
          <table:table-cell table:formula="of:=SUM([.B71]+[.D71]+[.F71]+[.H71]+[.J71])" office:value-type="float" office:value="0" calcext:value-type="float">
            <text:p>0</text:p>
          </table:table-cell>
          <table:table-cell table:formula="of:=SUM([.C71]+[.E71]+[.G71]+[.I71]+[.K71])" office:value-type="float" office:value="0" calcext:value-type="float">
            <text:p>0</text:p>
          </table:table-cell>
          <table:table-cell table:number-columns-repeated="1011"/>
        </table:table-row>
        <table:table-row table:style-name="ro9">
          <table:table-cell table:style-name="ce9" table:formula="of:=([$Team_Status.A73])" office:value-type="float" office:value="0" calcext:value-type="float">
            <text:p>0</text:p>
          </table:table-cell>
          <table:table-cell table:number-columns-repeated="10"/>
          <table:table-cell table:formula="of:=SUM([.B72]+[.D72]+[.F72]+[.H72]+[.J72])" office:value-type="float" office:value="0" calcext:value-type="float">
            <text:p>0</text:p>
          </table:table-cell>
          <table:table-cell table:formula="of:=SUM([.C72]+[.E72]+[.G72]+[.I72]+[.K72])" office:value-type="float" office:value="0" calcext:value-type="float">
            <text:p>0</text:p>
          </table:table-cell>
          <table:table-cell table:number-columns-repeated="1011"/>
        </table:table-row>
        <table:table-row table:style-name="ro9">
          <table:table-cell table:style-name="ce9" table:formula="of:=([$Team_Status.A74])" office:value-type="float" office:value="0" calcext:value-type="float">
            <text:p>0</text:p>
          </table:table-cell>
          <table:table-cell table:number-columns-repeated="10"/>
          <table:table-cell table:formula="of:=SUM([.B73]+[.D73]+[.F73]+[.H73]+[.J73])" office:value-type="float" office:value="0" calcext:value-type="float">
            <text:p>0</text:p>
          </table:table-cell>
          <table:table-cell table:formula="of:=SUM([.C73]+[.E73]+[.G73]+[.I73]+[.K73])" office:value-type="float" office:value="0" calcext:value-type="float">
            <text:p>0</text:p>
          </table:table-cell>
          <table:table-cell table:number-columns-repeated="1011"/>
        </table:table-row>
        <table:table-row table:style-name="ro9">
          <table:table-cell table:style-name="ce9" table:formula="of:=([$Team_Status.A75])" office:value-type="float" office:value="0" calcext:value-type="float">
            <text:p>0</text:p>
          </table:table-cell>
          <table:table-cell table:number-columns-repeated="10"/>
          <table:table-cell table:formula="of:=SUM([.B74]+[.D74]+[.F74]+[.H74]+[.J74])" office:value-type="float" office:value="0" calcext:value-type="float">
            <text:p>0</text:p>
          </table:table-cell>
          <table:table-cell table:formula="of:=SUM([.C74]+[.E74]+[.G74]+[.I74]+[.K74])" office:value-type="float" office:value="0" calcext:value-type="float">
            <text:p>0</text:p>
          </table:table-cell>
          <table:table-cell table:number-columns-repeated="1011"/>
        </table:table-row>
        <table:table-row table:style-name="ro9">
          <table:table-cell table:style-name="ce9" table:formula="of:=([$Team_Status.A76])" office:value-type="float" office:value="0" calcext:value-type="float">
            <text:p>0</text:p>
          </table:table-cell>
          <table:table-cell table:number-columns-repeated="10"/>
          <table:table-cell table:formula="of:=SUM([.B75]+[.D75]+[.F75]+[.H75]+[.J75])" office:value-type="float" office:value="0" calcext:value-type="float">
            <text:p>0</text:p>
          </table:table-cell>
          <table:table-cell table:formula="of:=SUM([.C75]+[.E75]+[.G75]+[.I75]+[.K75])" office:value-type="float" office:value="0" calcext:value-type="float">
            <text:p>0</text:p>
          </table:table-cell>
          <table:table-cell table:number-columns-repeated="1011"/>
        </table:table-row>
        <table:table-row table:style-name="ro9">
          <table:table-cell table:style-name="ce9" table:formula="of:=([$Team_Status.A77])" office:value-type="float" office:value="0" calcext:value-type="float">
            <text:p>0</text:p>
          </table:table-cell>
          <table:table-cell table:number-columns-repeated="10"/>
          <table:table-cell table:formula="of:=SUM([.B76]+[.D76]+[.F76]+[.H76]+[.J76])" office:value-type="float" office:value="0" calcext:value-type="float">
            <text:p>0</text:p>
          </table:table-cell>
          <table:table-cell table:formula="of:=SUM([.C76]+[.E76]+[.G76]+[.I76]+[.K76])" office:value-type="float" office:value="0" calcext:value-type="float">
            <text:p>0</text:p>
          </table:table-cell>
          <table:table-cell table:number-columns-repeated="1011"/>
        </table:table-row>
        <table:table-row table:style-name="ro9">
          <table:table-cell table:style-name="ce9" table:formula="of:=([$Team_Status.A78])" office:value-type="float" office:value="0" calcext:value-type="float">
            <text:p>0</text:p>
          </table:table-cell>
          <table:table-cell table:number-columns-repeated="10"/>
          <table:table-cell table:formula="of:=SUM([.B77]+[.D77]+[.F77]+[.H77]+[.J77])" office:value-type="float" office:value="0" calcext:value-type="float">
            <text:p>0</text:p>
          </table:table-cell>
          <table:table-cell table:formula="of:=SUM([.C77]+[.E77]+[.G77]+[.I77]+[.K77])" office:value-type="float" office:value="0" calcext:value-type="float">
            <text:p>0</text:p>
          </table:table-cell>
          <table:table-cell table:number-columns-repeated="1011"/>
        </table:table-row>
        <table:table-row table:style-name="ro9">
          <table:table-cell table:style-name="ce9" table:formula="of:=([$Team_Status.A79])" office:value-type="float" office:value="0" calcext:value-type="float">
            <text:p>0</text:p>
          </table:table-cell>
          <table:table-cell table:number-columns-repeated="10"/>
          <table:table-cell table:formula="of:=SUM([.B78]+[.D78]+[.F78]+[.H78]+[.J78])" office:value-type="float" office:value="0" calcext:value-type="float">
            <text:p>0</text:p>
          </table:table-cell>
          <table:table-cell table:formula="of:=SUM([.C78]+[.E78]+[.G78]+[.I78]+[.K78])" office:value-type="float" office:value="0" calcext:value-type="float">
            <text:p>0</text:p>
          </table:table-cell>
          <table:table-cell table:number-columns-repeated="1011"/>
        </table:table-row>
        <table:table-row table:style-name="ro9">
          <table:table-cell table:style-name="ce9" table:formula="of:=([$Team_Status.A80])" office:value-type="float" office:value="0" calcext:value-type="float">
            <text:p>0</text:p>
          </table:table-cell>
          <table:table-cell table:number-columns-repeated="10"/>
          <table:table-cell table:formula="of:=SUM([.B79]+[.D79]+[.F79]+[.H79]+[.J79])" office:value-type="float" office:value="0" calcext:value-type="float">
            <text:p>0</text:p>
          </table:table-cell>
          <table:table-cell table:formula="of:=SUM([.C79]+[.E79]+[.G79]+[.I79]+[.K79])" office:value-type="float" office:value="0" calcext:value-type="float">
            <text:p>0</text:p>
          </table:table-cell>
          <table:table-cell table:number-columns-repeated="1011"/>
        </table:table-row>
        <table:table-row table:style-name="ro9">
          <table:table-cell table:style-name="ce9" table:formula="of:=([$Team_Status.A81])" office:value-type="float" office:value="0" calcext:value-type="float">
            <text:p>0</text:p>
          </table:table-cell>
          <table:table-cell table:number-columns-repeated="10"/>
          <table:table-cell table:formula="of:=SUM([.B80]+[.D80]+[.F80]+[.H80]+[.J80])" office:value-type="float" office:value="0" calcext:value-type="float">
            <text:p>0</text:p>
          </table:table-cell>
          <table:table-cell table:formula="of:=SUM([.C80]+[.E80]+[.G80]+[.I80]+[.K80])" office:value-type="float" office:value="0" calcext:value-type="float">
            <text:p>0</text:p>
          </table:table-cell>
          <table:table-cell table:number-columns-repeated="1011"/>
        </table:table-row>
        <table:table-row table:style-name="ro9">
          <table:table-cell table:style-name="ce9" table:formula="of:=([$Team_Status.A82])" office:value-type="float" office:value="0" calcext:value-type="float">
            <text:p>0</text:p>
          </table:table-cell>
          <table:table-cell table:number-columns-repeated="10"/>
          <table:table-cell table:formula="of:=SUM([.B81]+[.D81]+[.F81]+[.H81]+[.J81])" office:value-type="float" office:value="0" calcext:value-type="float">
            <text:p>0</text:p>
          </table:table-cell>
          <table:table-cell table:formula="of:=SUM([.C81]+[.E81]+[.G81]+[.I81]+[.K81])" office:value-type="float" office:value="0" calcext:value-type="float">
            <text:p>0</text:p>
          </table:table-cell>
          <table:table-cell table:number-columns-repeated="1011"/>
        </table:table-row>
        <table:table-row table:style-name="ro9">
          <table:table-cell table:style-name="ce9" table:formula="of:=([$Team_Status.A83])" office:value-type="float" office:value="0" calcext:value-type="float">
            <text:p>0</text:p>
          </table:table-cell>
          <table:table-cell table:number-columns-repeated="10"/>
          <table:table-cell table:formula="of:=SUM([.B82]+[.D82]+[.F82]+[.H82]+[.J82])" office:value-type="float" office:value="0" calcext:value-type="float">
            <text:p>0</text:p>
          </table:table-cell>
          <table:table-cell table:formula="of:=SUM([.C82]+[.E82]+[.G82]+[.I82]+[.K82])" office:value-type="float" office:value="0" calcext:value-type="float">
            <text:p>0</text:p>
          </table:table-cell>
          <table:table-cell table:number-columns-repeated="1011"/>
        </table:table-row>
        <table:table-row table:style-name="ro9">
          <table:table-cell table:style-name="ce9" table:formula="of:=([$Team_Status.A84])" office:value-type="float" office:value="0" calcext:value-type="float">
            <text:p>0</text:p>
          </table:table-cell>
          <table:table-cell table:number-columns-repeated="10"/>
          <table:table-cell table:formula="of:=SUM([.B83]+[.D83]+[.F83]+[.H83]+[.J83])" office:value-type="float" office:value="0" calcext:value-type="float">
            <text:p>0</text:p>
          </table:table-cell>
          <table:table-cell table:formula="of:=SUM([.C83]+[.E83]+[.G83]+[.I83]+[.K83])" office:value-type="float" office:value="0" calcext:value-type="float">
            <text:p>0</text:p>
          </table:table-cell>
          <table:table-cell table:number-columns-repeated="1011"/>
        </table:table-row>
        <table:table-row table:style-name="ro9">
          <table:table-cell table:style-name="ce9" table:formula="of:=([$Team_Status.A85])" office:value-type="float" office:value="0" calcext:value-type="float">
            <text:p>0</text:p>
          </table:table-cell>
          <table:table-cell table:number-columns-repeated="10"/>
          <table:table-cell table:formula="of:=SUM([.B84]+[.D84]+[.F84]+[.H84]+[.J84])" office:value-type="float" office:value="0" calcext:value-type="float">
            <text:p>0</text:p>
          </table:table-cell>
          <table:table-cell table:formula="of:=SUM([.C84]+[.E84]+[.G84]+[.I84]+[.K84])" office:value-type="float" office:value="0" calcext:value-type="float">
            <text:p>0</text:p>
          </table:table-cell>
          <table:table-cell table:number-columns-repeated="1011"/>
        </table:table-row>
        <table:table-row table:style-name="ro9">
          <table:table-cell table:style-name="ce9" table:formula="of:=([$Team_Status.A86])" office:value-type="float" office:value="0" calcext:value-type="float">
            <text:p>0</text:p>
          </table:table-cell>
          <table:table-cell table:number-columns-repeated="10"/>
          <table:table-cell table:formula="of:=SUM([.B85]+[.D85]+[.F85]+[.H85]+[.J85])" office:value-type="float" office:value="0" calcext:value-type="float">
            <text:p>0</text:p>
          </table:table-cell>
          <table:table-cell table:formula="of:=SUM([.C85]+[.E85]+[.G85]+[.I85]+[.K85])" office:value-type="float" office:value="0" calcext:value-type="float">
            <text:p>0</text:p>
          </table:table-cell>
          <table:table-cell table:number-columns-repeated="1011"/>
        </table:table-row>
        <table:table-row table:style-name="ro9">
          <table:table-cell table:style-name="ce9" table:formula="of:=([$Team_Status.A87])" office:value-type="float" office:value="0" calcext:value-type="float">
            <text:p>0</text:p>
          </table:table-cell>
          <table:table-cell table:number-columns-repeated="10"/>
          <table:table-cell table:formula="of:=SUM([.B86]+[.D86]+[.F86]+[.H86]+[.J86])" office:value-type="float" office:value="0" calcext:value-type="float">
            <text:p>0</text:p>
          </table:table-cell>
          <table:table-cell table:formula="of:=SUM([.C86]+[.E86]+[.G86]+[.I86]+[.K86])" office:value-type="float" office:value="0" calcext:value-type="float">
            <text:p>0</text:p>
          </table:table-cell>
          <table:table-cell table:number-columns-repeated="1011"/>
        </table:table-row>
        <table:table-row table:style-name="ro9">
          <table:table-cell table:style-name="ce9" table:formula="of:=([$Team_Status.A88])" office:value-type="float" office:value="0" calcext:value-type="float">
            <text:p>0</text:p>
          </table:table-cell>
          <table:table-cell table:number-columns-repeated="10"/>
          <table:table-cell table:formula="of:=SUM([.B87]+[.D87]+[.F87]+[.H87]+[.J87])" office:value-type="float" office:value="0" calcext:value-type="float">
            <text:p>0</text:p>
          </table:table-cell>
          <table:table-cell table:formula="of:=SUM([.C87]+[.E87]+[.G87]+[.I87]+[.K87])" office:value-type="float" office:value="0" calcext:value-type="float">
            <text:p>0</text:p>
          </table:table-cell>
          <table:table-cell table:number-columns-repeated="1011"/>
        </table:table-row>
        <table:table-row table:style-name="ro9">
          <table:table-cell table:style-name="ce9" table:formula="of:=([$Team_Status.A89])" office:value-type="float" office:value="0" calcext:value-type="float">
            <text:p>0</text:p>
          </table:table-cell>
          <table:table-cell table:number-columns-repeated="10"/>
          <table:table-cell table:formula="of:=SUM([.B88]+[.D88]+[.F88]+[.H88]+[.J88])" office:value-type="float" office:value="0" calcext:value-type="float">
            <text:p>0</text:p>
          </table:table-cell>
          <table:table-cell table:formula="of:=SUM([.C88]+[.E88]+[.G88]+[.I88]+[.K88])" office:value-type="float" office:value="0" calcext:value-type="float">
            <text:p>0</text:p>
          </table:table-cell>
          <table:table-cell table:number-columns-repeated="1011"/>
        </table:table-row>
        <table:table-row table:style-name="ro9">
          <table:table-cell table:style-name="ce9" table:formula="of:=([$Team_Status.A90])" office:value-type="float" office:value="0" calcext:value-type="float">
            <text:p>0</text:p>
          </table:table-cell>
          <table:table-cell table:number-columns-repeated="10"/>
          <table:table-cell table:formula="of:=SUM([.B89]+[.D89]+[.F89]+[.H89]+[.J89])" office:value-type="float" office:value="0" calcext:value-type="float">
            <text:p>0</text:p>
          </table:table-cell>
          <table:table-cell table:formula="of:=SUM([.C89]+[.E89]+[.G89]+[.I89]+[.K89])" office:value-type="float" office:value="0" calcext:value-type="float">
            <text:p>0</text:p>
          </table:table-cell>
          <table:table-cell table:number-columns-repeated="1011"/>
        </table:table-row>
        <table:table-row table:style-name="ro9">
          <table:table-cell table:style-name="ce9" table:formula="of:=([$Team_Status.A91])" office:value-type="float" office:value="0" calcext:value-type="float">
            <text:p>0</text:p>
          </table:table-cell>
          <table:table-cell table:number-columns-repeated="10"/>
          <table:table-cell table:formula="of:=SUM([.B90]+[.D90]+[.F90]+[.H90]+[.J90])" office:value-type="float" office:value="0" calcext:value-type="float">
            <text:p>0</text:p>
          </table:table-cell>
          <table:table-cell table:formula="of:=SUM([.C90]+[.E90]+[.G90]+[.I90]+[.K90])" office:value-type="float" office:value="0" calcext:value-type="float">
            <text:p>0</text:p>
          </table:table-cell>
          <table:table-cell table:number-columns-repeated="1011"/>
        </table:table-row>
        <table:table-row table:style-name="ro9">
          <table:table-cell table:style-name="ce9" table:formula="of:=([$Team_Status.A92])" office:value-type="float" office:value="0" calcext:value-type="float">
            <text:p>0</text:p>
          </table:table-cell>
          <table:table-cell table:number-columns-repeated="10"/>
          <table:table-cell table:formula="of:=SUM([.B91]+[.D91]+[.F91]+[.H91]+[.J91])" office:value-type="float" office:value="0" calcext:value-type="float">
            <text:p>0</text:p>
          </table:table-cell>
          <table:table-cell table:formula="of:=SUM([.C91]+[.E91]+[.G91]+[.I91]+[.K91])" office:value-type="float" office:value="0" calcext:value-type="float">
            <text:p>0</text:p>
          </table:table-cell>
          <table:table-cell table:number-columns-repeated="1011"/>
        </table:table-row>
        <table:table-row table:style-name="ro9">
          <table:table-cell table:style-name="ce9" table:formula="of:=([$Team_Status.A93])" office:value-type="float" office:value="0" calcext:value-type="float">
            <text:p>0</text:p>
          </table:table-cell>
          <table:table-cell table:number-columns-repeated="10"/>
          <table:table-cell table:formula="of:=SUM([.B92]+[.D92]+[.F92]+[.H92]+[.J92])" office:value-type="float" office:value="0" calcext:value-type="float">
            <text:p>0</text:p>
          </table:table-cell>
          <table:table-cell table:formula="of:=SUM([.C92]+[.E92]+[.G92]+[.I92]+[.K92])" office:value-type="float" office:value="0" calcext:value-type="float">
            <text:p>0</text:p>
          </table:table-cell>
          <table:table-cell table:number-columns-repeated="1011"/>
        </table:table-row>
        <table:table-row table:style-name="ro9">
          <table:table-cell table:style-name="ce9" table:formula="of:=([$Team_Status.A94])" office:value-type="float" office:value="0" calcext:value-type="float">
            <text:p>0</text:p>
          </table:table-cell>
          <table:table-cell table:number-columns-repeated="10"/>
          <table:table-cell table:formula="of:=SUM([.B93]+[.D93]+[.F93]+[.H93]+[.J93])" office:value-type="float" office:value="0" calcext:value-type="float">
            <text:p>0</text:p>
          </table:table-cell>
          <table:table-cell table:formula="of:=SUM([.C93]+[.E93]+[.G93]+[.I93]+[.K93])" office:value-type="float" office:value="0" calcext:value-type="float">
            <text:p>0</text:p>
          </table:table-cell>
          <table:table-cell table:number-columns-repeated="1011"/>
        </table:table-row>
        <table:table-row table:style-name="ro9">
          <table:table-cell table:style-name="ce9" table:formula="of:=([$Team_Status.A95])" office:value-type="float" office:value="0" calcext:value-type="float">
            <text:p>0</text:p>
          </table:table-cell>
          <table:table-cell table:number-columns-repeated="10"/>
          <table:table-cell table:formula="of:=SUM([.B94]+[.D94]+[.F94]+[.H94]+[.J94])" office:value-type="float" office:value="0" calcext:value-type="float">
            <text:p>0</text:p>
          </table:table-cell>
          <table:table-cell table:formula="of:=SUM([.C94]+[.E94]+[.G94]+[.I94]+[.K94])" office:value-type="float" office:value="0" calcext:value-type="float">
            <text:p>0</text:p>
          </table:table-cell>
          <table:table-cell table:number-columns-repeated="1011"/>
        </table:table-row>
        <table:table-row table:style-name="ro9">
          <table:table-cell table:style-name="ce9" table:formula="of:=([$Team_Status.A96])" office:value-type="float" office:value="0" calcext:value-type="float">
            <text:p>0</text:p>
          </table:table-cell>
          <table:table-cell table:number-columns-repeated="10"/>
          <table:table-cell table:formula="of:=SUM([.B95]+[.D95]+[.F95]+[.H95]+[.J95])" office:value-type="float" office:value="0" calcext:value-type="float">
            <text:p>0</text:p>
          </table:table-cell>
          <table:table-cell table:formula="of:=SUM([.C95]+[.E95]+[.G95]+[.I95]+[.K95])" office:value-type="float" office:value="0" calcext:value-type="float">
            <text:p>0</text:p>
          </table:table-cell>
          <table:table-cell table:number-columns-repeated="1011"/>
        </table:table-row>
        <table:table-row table:style-name="ro9">
          <table:table-cell table:style-name="ce9" table:formula="of:=([$Team_Status.A97])" office:value-type="float" office:value="0" calcext:value-type="float">
            <text:p>0</text:p>
          </table:table-cell>
          <table:table-cell table:number-columns-repeated="10"/>
          <table:table-cell table:formula="of:=SUM([.B96]+[.D96]+[.F96]+[.H96]+[.J96])" office:value-type="float" office:value="0" calcext:value-type="float">
            <text:p>0</text:p>
          </table:table-cell>
          <table:table-cell table:formula="of:=SUM([.C96]+[.E96]+[.G96]+[.I96]+[.K96])" office:value-type="float" office:value="0" calcext:value-type="float">
            <text:p>0</text:p>
          </table:table-cell>
          <table:table-cell table:number-columns-repeated="1011"/>
        </table:table-row>
        <table:table-row table:style-name="ro9">
          <table:table-cell table:style-name="ce9" table:formula="of:=([$Team_Status.A98])" office:value-type="float" office:value="0" calcext:value-type="float">
            <text:p>0</text:p>
          </table:table-cell>
          <table:table-cell table:number-columns-repeated="10"/>
          <table:table-cell table:formula="of:=SUM([.B97]+[.D97]+[.F97]+[.H97]+[.J97])" office:value-type="float" office:value="0" calcext:value-type="float">
            <text:p>0</text:p>
          </table:table-cell>
          <table:table-cell table:formula="of:=SUM([.C97]+[.E97]+[.G97]+[.I97]+[.K97])" office:value-type="float" office:value="0" calcext:value-type="float">
            <text:p>0</text:p>
          </table:table-cell>
          <table:table-cell table:number-columns-repeated="1011"/>
        </table:table-row>
        <table:table-row table:style-name="ro9">
          <table:table-cell table:style-name="ce9" table:formula="of:=([$Team_Status.A99])" office:value-type="float" office:value="0" calcext:value-type="float">
            <text:p>0</text:p>
          </table:table-cell>
          <table:table-cell table:number-columns-repeated="10"/>
          <table:table-cell table:formula="of:=SUM([.B98]+[.D98]+[.F98]+[.H98]+[.J98])" office:value-type="float" office:value="0" calcext:value-type="float">
            <text:p>0</text:p>
          </table:table-cell>
          <table:table-cell table:formula="of:=SUM([.C98]+[.E98]+[.G98]+[.I98]+[.K98])" office:value-type="float" office:value="0" calcext:value-type="float">
            <text:p>0</text:p>
          </table:table-cell>
          <table:table-cell table:number-columns-repeated="1011"/>
        </table:table-row>
        <table:table-row table:style-name="ro9">
          <table:table-cell table:style-name="ce9" table:formula="of:=([$Team_Status.A100])" office:value-type="float" office:value="0" calcext:value-type="float">
            <text:p>0</text:p>
          </table:table-cell>
          <table:table-cell table:number-columns-repeated="10"/>
          <table:table-cell table:formula="of:=SUM([.B99]+[.D99]+[.F99]+[.H99]+[.J99])" office:value-type="float" office:value="0" calcext:value-type="float">
            <text:p>0</text:p>
          </table:table-cell>
          <table:table-cell table:formula="of:=SUM([.C99]+[.E99]+[.G99]+[.I99]+[.K99])" office:value-type="float" office:value="0" calcext:value-type="float">
            <text:p>0</text:p>
          </table:table-cell>
          <table:table-cell table:number-columns-repeated="1011"/>
        </table:table-row>
        <table:table-row table:style-name="ro9">
          <table:table-cell table:style-name="ce9" table:formula="of:=([$Team_Status.A101])" office:value-type="float" office:value="0" calcext:value-type="float">
            <text:p>0</text:p>
          </table:table-cell>
          <table:table-cell table:number-columns-repeated="10"/>
          <table:table-cell table:formula="of:=SUM([.B100]+[.D100]+[.F100]+[.H100]+[.J100])" office:value-type="float" office:value="0" calcext:value-type="float">
            <text:p>0</text:p>
          </table:table-cell>
          <table:table-cell table:formula="of:=SUM([.C100]+[.E100]+[.G100]+[.I100]+[.K100])" office:value-type="float" office:value="0" calcext:value-type="float">
            <text:p>0</text:p>
          </table:table-cell>
          <table:table-cell table:number-columns-repeated="1011"/>
        </table:table-row>
        <table:table-row table:style-name="ro9">
          <table:table-cell table:style-name="ce9" table:formula="of:=([$Team_Status.A102])" office:value-type="float" office:value="0" calcext:value-type="float">
            <text:p>0</text:p>
          </table:table-cell>
          <table:table-cell table:number-columns-repeated="10"/>
          <table:table-cell table:formula="of:=SUM([.B101]+[.D101]+[.F101]+[.H101]+[.J101])" office:value-type="float" office:value="0" calcext:value-type="float">
            <text:p>0</text:p>
          </table:table-cell>
          <table:table-cell table:formula="of:=SUM([.C101]+[.E101]+[.G101]+[.I101]+[.K101])" office:value-type="float" office:value="0" calcext:value-type="float">
            <text:p>0</text:p>
          </table:table-cell>
          <table:table-cell table:number-columns-repeated="1011"/>
        </table:table-row>
        <table:table-row table:style-name="ro9">
          <table:table-cell table:style-name="ce9" table:formula="of:=([$Team_Status.A103])" office:value-type="float" office:value="0" calcext:value-type="float">
            <text:p>0</text:p>
          </table:table-cell>
          <table:table-cell table:number-columns-repeated="10"/>
          <table:table-cell table:formula="of:=SUM([.B102]+[.D102]+[.F102]+[.H102]+[.J102])" office:value-type="float" office:value="0" calcext:value-type="float">
            <text:p>0</text:p>
          </table:table-cell>
          <table:table-cell table:formula="of:=SUM([.C102]+[.E102]+[.G102]+[.I102]+[.K102])" office:value-type="float" office:value="0" calcext:value-type="float">
            <text:p>0</text:p>
          </table:table-cell>
          <table:table-cell table:number-columns-repeated="1011"/>
        </table:table-row>
        <table:table-row table:style-name="ro9">
          <table:table-cell table:style-name="ce9" table:formula="of:=([$Team_Status.A104])" office:value-type="float" office:value="0" calcext:value-type="float">
            <text:p>0</text:p>
          </table:table-cell>
          <table:table-cell table:number-columns-repeated="10"/>
          <table:table-cell table:formula="of:=SUM([.B103]+[.D103]+[.F103]+[.H103]+[.J103])" office:value-type="float" office:value="0" calcext:value-type="float">
            <text:p>0</text:p>
          </table:table-cell>
          <table:table-cell table:formula="of:=SUM([.C103]+[.E103]+[.G103]+[.I103]+[.K103])" office:value-type="float" office:value="0" calcext:value-type="float">
            <text:p>0</text:p>
          </table:table-cell>
          <table:table-cell table:number-columns-repeated="1011"/>
        </table:table-row>
        <table:table-row table:style-name="ro9">
          <table:table-cell table:style-name="ce9" table:formula="of:=([$Team_Status.A105])" office:value-type="float" office:value="0" calcext:value-type="float">
            <text:p>0</text:p>
          </table:table-cell>
          <table:table-cell table:number-columns-repeated="10"/>
          <table:table-cell table:formula="of:=SUM([.B104]+[.D104]+[.F104]+[.H104]+[.J104])" office:value-type="float" office:value="0" calcext:value-type="float">
            <text:p>0</text:p>
          </table:table-cell>
          <table:table-cell table:formula="of:=SUM([.C104]+[.E104]+[.G104]+[.I104]+[.K104])" office:value-type="float" office:value="0" calcext:value-type="float">
            <text:p>0</text:p>
          </table:table-cell>
          <table:table-cell table:number-columns-repeated="1011"/>
        </table:table-row>
        <table:table-row table:style-name="ro9">
          <table:table-cell table:style-name="ce9" table:formula="of:=([$Team_Status.A106])" office:value-type="float" office:value="0" calcext:value-type="float">
            <text:p>0</text:p>
          </table:table-cell>
          <table:table-cell table:number-columns-repeated="10"/>
          <table:table-cell table:formula="of:=SUM([.B105]+[.D105]+[.F105]+[.H105]+[.J105])" office:value-type="float" office:value="0" calcext:value-type="float">
            <text:p>0</text:p>
          </table:table-cell>
          <table:table-cell table:formula="of:=SUM([.C105]+[.E105]+[.G105]+[.I105]+[.K105])" office:value-type="float" office:value="0" calcext:value-type="float">
            <text:p>0</text:p>
          </table:table-cell>
          <table:table-cell table:number-columns-repeated="1011"/>
        </table:table-row>
        <table:table-row table:style-name="ro9">
          <table:table-cell table:style-name="ce9" table:formula="of:=([$Team_Status.A107])" office:value-type="float" office:value="0" calcext:value-type="float">
            <text:p>0</text:p>
          </table:table-cell>
          <table:table-cell table:number-columns-repeated="10"/>
          <table:table-cell table:formula="of:=SUM([.B106]+[.D106]+[.F106]+[.H106]+[.J106])" office:value-type="float" office:value="0" calcext:value-type="float">
            <text:p>0</text:p>
          </table:table-cell>
          <table:table-cell table:formula="of:=SUM([.C106]+[.E106]+[.G106]+[.I106]+[.K106])" office:value-type="float" office:value="0" calcext:value-type="float">
            <text:p>0</text:p>
          </table:table-cell>
          <table:table-cell table:number-columns-repeated="1011"/>
        </table:table-row>
        <table:table-row table:style-name="ro9">
          <table:table-cell table:style-name="ce9" table:formula="of:=([$Team_Status.A108])" office:value-type="float" office:value="0" calcext:value-type="float">
            <text:p>0</text:p>
          </table:table-cell>
          <table:table-cell table:number-columns-repeated="10"/>
          <table:table-cell table:formula="of:=SUM([.B107]+[.D107]+[.F107]+[.H107]+[.J107])" office:value-type="float" office:value="0" calcext:value-type="float">
            <text:p>0</text:p>
          </table:table-cell>
          <table:table-cell table:formula="of:=SUM([.C107]+[.E107]+[.G107]+[.I107]+[.K107])" office:value-type="float" office:value="0" calcext:value-type="float">
            <text:p>0</text:p>
          </table:table-cell>
          <table:table-cell table:number-columns-repeated="1011"/>
        </table:table-row>
        <table:table-row table:style-name="ro9">
          <table:table-cell table:style-name="ce9" table:formula="of:=([$Team_Status.A109])" office:value-type="float" office:value="0" calcext:value-type="float">
            <text:p>0</text:p>
          </table:table-cell>
          <table:table-cell table:number-columns-repeated="10"/>
          <table:table-cell table:formula="of:=SUM([.B108]+[.D108]+[.F108]+[.H108]+[.J108])" office:value-type="float" office:value="0" calcext:value-type="float">
            <text:p>0</text:p>
          </table:table-cell>
          <table:table-cell table:formula="of:=SUM([.C108]+[.E108]+[.G108]+[.I108]+[.K108])" office:value-type="float" office:value="0" calcext:value-type="float">
            <text:p>0</text:p>
          </table:table-cell>
          <table:table-cell table:number-columns-repeated="1011"/>
        </table:table-row>
        <table:table-row table:style-name="ro9">
          <table:table-cell table:style-name="ce9" table:formula="of:=([$Team_Status.A110])" office:value-type="float" office:value="0" calcext:value-type="float">
            <text:p>0</text:p>
          </table:table-cell>
          <table:table-cell table:number-columns-repeated="10"/>
          <table:table-cell table:formula="of:=SUM([.B109]+[.D109]+[.F109]+[.H109]+[.J109])" office:value-type="float" office:value="0" calcext:value-type="float">
            <text:p>0</text:p>
          </table:table-cell>
          <table:table-cell table:formula="of:=SUM([.C109]+[.E109]+[.G109]+[.I109]+[.K109])" office:value-type="float" office:value="0" calcext:value-type="float">
            <text:p>0</text:p>
          </table:table-cell>
          <table:table-cell table:number-columns-repeated="1011"/>
        </table:table-row>
        <table:table-row table:style-name="ro9">
          <table:table-cell table:style-name="ce9" table:formula="of:=([$Team_Status.A111])" office:value-type="float" office:value="0" calcext:value-type="float">
            <text:p>0</text:p>
          </table:table-cell>
          <table:table-cell table:number-columns-repeated="10"/>
          <table:table-cell table:formula="of:=SUM([.B110]+[.D110]+[.F110]+[.H110]+[.J110])" office:value-type="float" office:value="0" calcext:value-type="float">
            <text:p>0</text:p>
          </table:table-cell>
          <table:table-cell table:formula="of:=SUM([.C110]+[.E110]+[.G110]+[.I110]+[.K110])" office:value-type="float" office:value="0" calcext:value-type="float">
            <text:p>0</text:p>
          </table:table-cell>
          <table:table-cell table:number-columns-repeated="1011"/>
        </table:table-row>
        <table:table-row table:style-name="ro9">
          <table:table-cell table:style-name="ce9" table:formula="of:=([$Team_Status.A112])" office:value-type="float" office:value="0" calcext:value-type="float">
            <text:p>0</text:p>
          </table:table-cell>
          <table:table-cell table:number-columns-repeated="10"/>
          <table:table-cell table:formula="of:=SUM([.B111]+[.D111]+[.F111]+[.H111]+[.J111])" office:value-type="float" office:value="0" calcext:value-type="float">
            <text:p>0</text:p>
          </table:table-cell>
          <table:table-cell table:formula="of:=SUM([.C111]+[.E111]+[.G111]+[.I111]+[.K111])" office:value-type="float" office:value="0" calcext:value-type="float">
            <text:p>0</text:p>
          </table:table-cell>
          <table:table-cell table:number-columns-repeated="1011"/>
        </table:table-row>
        <table:table-row table:style-name="ro9">
          <table:table-cell table:style-name="ce9" table:formula="of:=([$Team_Status.A113])" office:value-type="float" office:value="0" calcext:value-type="float">
            <text:p>0</text:p>
          </table:table-cell>
          <table:table-cell table:number-columns-repeated="10"/>
          <table:table-cell table:formula="of:=SUM([.B112]+[.D112]+[.F112]+[.H112]+[.J112])" office:value-type="float" office:value="0" calcext:value-type="float">
            <text:p>0</text:p>
          </table:table-cell>
          <table:table-cell table:formula="of:=SUM([.C112]+[.E112]+[.G112]+[.I112]+[.K112])" office:value-type="float" office:value="0" calcext:value-type="float">
            <text:p>0</text:p>
          </table:table-cell>
          <table:table-cell table:number-columns-repeated="1011"/>
        </table:table-row>
        <table:table-row table:style-name="ro9">
          <table:table-cell table:style-name="ce9" table:formula="of:=([$Team_Status.A114])" office:value-type="float" office:value="0" calcext:value-type="float">
            <text:p>0</text:p>
          </table:table-cell>
          <table:table-cell table:number-columns-repeated="10"/>
          <table:table-cell table:formula="of:=SUM([.B113]+[.D113]+[.F113]+[.H113]+[.J113])" office:value-type="float" office:value="0" calcext:value-type="float">
            <text:p>0</text:p>
          </table:table-cell>
          <table:table-cell table:formula="of:=SUM([.C113]+[.E113]+[.G113]+[.I113]+[.K113])" office:value-type="float" office:value="0" calcext:value-type="float">
            <text:p>0</text:p>
          </table:table-cell>
          <table:table-cell table:number-columns-repeated="1011"/>
        </table:table-row>
        <table:table-row table:style-name="ro9">
          <table:table-cell table:style-name="ce9" table:formula="of:=([$Team_Status.A115])" office:value-type="float" office:value="0" calcext:value-type="float">
            <text:p>0</text:p>
          </table:table-cell>
          <table:table-cell table:number-columns-repeated="10"/>
          <table:table-cell table:formula="of:=SUM([.B114]+[.D114]+[.F114]+[.H114]+[.J114])" office:value-type="float" office:value="0" calcext:value-type="float">
            <text:p>0</text:p>
          </table:table-cell>
          <table:table-cell table:formula="of:=SUM([.C114]+[.E114]+[.G114]+[.I114]+[.K114])" office:value-type="float" office:value="0" calcext:value-type="float">
            <text:p>0</text:p>
          </table:table-cell>
          <table:table-cell table:number-columns-repeated="1011"/>
        </table:table-row>
        <table:table-row table:style-name="ro9">
          <table:table-cell table:style-name="ce9" table:formula="of:=([$Team_Status.A116])" office:value-type="float" office:value="0" calcext:value-type="float">
            <text:p>0</text:p>
          </table:table-cell>
          <table:table-cell table:number-columns-repeated="10"/>
          <table:table-cell table:formula="of:=SUM([.B115]+[.D115]+[.F115]+[.H115]+[.J115])" office:value-type="float" office:value="0" calcext:value-type="float">
            <text:p>0</text:p>
          </table:table-cell>
          <table:table-cell table:formula="of:=SUM([.C115]+[.E115]+[.G115]+[.I115]+[.K115])" office:value-type="float" office:value="0" calcext:value-type="float">
            <text:p>0</text:p>
          </table:table-cell>
          <table:table-cell table:number-columns-repeated="1011"/>
        </table:table-row>
        <table:table-row table:style-name="ro9">
          <table:table-cell table:style-name="ce9" table:formula="of:=([$Team_Status.A117])" office:value-type="float" office:value="0" calcext:value-type="float">
            <text:p>0</text:p>
          </table:table-cell>
          <table:table-cell table:number-columns-repeated="10"/>
          <table:table-cell table:formula="of:=SUM([.B116]+[.D116]+[.F116]+[.H116]+[.J116])" office:value-type="float" office:value="0" calcext:value-type="float">
            <text:p>0</text:p>
          </table:table-cell>
          <table:table-cell table:formula="of:=SUM([.C116]+[.E116]+[.G116]+[.I116]+[.K116])" office:value-type="float" office:value="0" calcext:value-type="float">
            <text:p>0</text:p>
          </table:table-cell>
          <table:table-cell table:number-columns-repeated="1011"/>
        </table:table-row>
        <table:table-row table:style-name="ro9">
          <table:table-cell table:style-name="ce9" table:formula="of:=([$Team_Status.A118])" office:value-type="float" office:value="0" calcext:value-type="float">
            <text:p>0</text:p>
          </table:table-cell>
          <table:table-cell table:number-columns-repeated="10"/>
          <table:table-cell table:formula="of:=SUM([.B117]+[.D117]+[.F117]+[.H117]+[.J117])" office:value-type="float" office:value="0" calcext:value-type="float">
            <text:p>0</text:p>
          </table:table-cell>
          <table:table-cell table:formula="of:=SUM([.C117]+[.E117]+[.G117]+[.I117]+[.K117])" office:value-type="float" office:value="0" calcext:value-type="float">
            <text:p>0</text:p>
          </table:table-cell>
          <table:table-cell table:number-columns-repeated="1011"/>
        </table:table-row>
        <table:table-row table:style-name="ro9">
          <table:table-cell table:style-name="ce9" table:formula="of:=([$Team_Status.A119])" office:value-type="float" office:value="0" calcext:value-type="float">
            <text:p>0</text:p>
          </table:table-cell>
          <table:table-cell table:number-columns-repeated="10"/>
          <table:table-cell table:formula="of:=SUM([.B118]+[.D118]+[.F118]+[.H118]+[.J118])" office:value-type="float" office:value="0" calcext:value-type="float">
            <text:p>0</text:p>
          </table:table-cell>
          <table:table-cell table:formula="of:=SUM([.C118]+[.E118]+[.G118]+[.I118]+[.K118])" office:value-type="float" office:value="0" calcext:value-type="float">
            <text:p>0</text:p>
          </table:table-cell>
          <table:table-cell table:number-columns-repeated="1011"/>
        </table:table-row>
        <table:table-row table:style-name="ro9">
          <table:table-cell table:style-name="ce9" table:formula="of:=([$Team_Status.A120])" office:value-type="float" office:value="0" calcext:value-type="float">
            <text:p>0</text:p>
          </table:table-cell>
          <table:table-cell table:number-columns-repeated="10"/>
          <table:table-cell table:formula="of:=SUM([.B119]+[.D119]+[.F119]+[.H119]+[.J119])" office:value-type="float" office:value="0" calcext:value-type="float">
            <text:p>0</text:p>
          </table:table-cell>
          <table:table-cell table:formula="of:=SUM([.C119]+[.E119]+[.G119]+[.I119]+[.K119])" office:value-type="float" office:value="0" calcext:value-type="float">
            <text:p>0</text:p>
          </table:table-cell>
          <table:table-cell table:number-columns-repeated="1011"/>
        </table:table-row>
        <table:table-row table:style-name="ro9">
          <table:table-cell table:style-name="ce9" table:formula="of:=([$Team_Status.A121])" office:value-type="float" office:value="0" calcext:value-type="float">
            <text:p>0</text:p>
          </table:table-cell>
          <table:table-cell table:number-columns-repeated="10"/>
          <table:table-cell table:formula="of:=SUM([.B120]+[.D120]+[.F120]+[.H120]+[.J120])" office:value-type="float" office:value="0" calcext:value-type="float">
            <text:p>0</text:p>
          </table:table-cell>
          <table:table-cell table:formula="of:=SUM([.C120]+[.E120]+[.G120]+[.I120]+[.K120])" office:value-type="float" office:value="0" calcext:value-type="float">
            <text:p>0</text:p>
          </table:table-cell>
          <table:table-cell table:number-columns-repeated="1011"/>
        </table:table-row>
        <table:table-row table:style-name="ro9">
          <table:table-cell table:style-name="ce9" table:formula="of:=([$Team_Status.A122])" office:value-type="float" office:value="0" calcext:value-type="float">
            <text:p>0</text:p>
          </table:table-cell>
          <table:table-cell table:number-columns-repeated="10"/>
          <table:table-cell table:formula="of:=SUM([.B121]+[.D121]+[.F121]+[.H121]+[.J121])" office:value-type="float" office:value="0" calcext:value-type="float">
            <text:p>0</text:p>
          </table:table-cell>
          <table:table-cell table:formula="of:=SUM([.C121]+[.E121]+[.G121]+[.I121]+[.K121])" office:value-type="float" office:value="0" calcext:value-type="float">
            <text:p>0</text:p>
          </table:table-cell>
          <table:table-cell table:number-columns-repeated="1011"/>
        </table:table-row>
        <table:table-row table:style-name="ro9">
          <table:table-cell table:style-name="ce9" table:formula="of:=([$Team_Status.A123])" office:value-type="float" office:value="0" calcext:value-type="float">
            <text:p>0</text:p>
          </table:table-cell>
          <table:table-cell table:number-columns-repeated="10"/>
          <table:table-cell table:formula="of:=SUM([.B122]+[.D122]+[.F122]+[.H122]+[.J122])" office:value-type="float" office:value="0" calcext:value-type="float">
            <text:p>0</text:p>
          </table:table-cell>
          <table:table-cell table:formula="of:=SUM([.C122]+[.E122]+[.G122]+[.I122]+[.K122])" office:value-type="float" office:value="0" calcext:value-type="float">
            <text:p>0</text:p>
          </table:table-cell>
          <table:table-cell table:number-columns-repeated="1011"/>
        </table:table-row>
        <table:table-row table:style-name="ro9">
          <table:table-cell table:style-name="ce9" table:formula="of:=([$Team_Status.A124])" office:value-type="float" office:value="0" calcext:value-type="float">
            <text:p>0</text:p>
          </table:table-cell>
          <table:table-cell table:number-columns-repeated="10"/>
          <table:table-cell table:formula="of:=SUM([.B123]+[.D123]+[.F123]+[.H123]+[.J123])" office:value-type="float" office:value="0" calcext:value-type="float">
            <text:p>0</text:p>
          </table:table-cell>
          <table:table-cell table:formula="of:=SUM([.C123]+[.E123]+[.G123]+[.I123]+[.K123])" office:value-type="float" office:value="0" calcext:value-type="float">
            <text:p>0</text:p>
          </table:table-cell>
          <table:table-cell table:number-columns-repeated="1011"/>
        </table:table-row>
        <table:table-row table:style-name="ro9">
          <table:table-cell table:style-name="ce9" table:formula="of:=([$Team_Status.A125])" office:value-type="float" office:value="0" calcext:value-type="float">
            <text:p>0</text:p>
          </table:table-cell>
          <table:table-cell table:number-columns-repeated="10"/>
          <table:table-cell table:formula="of:=SUM([.B124]+[.D124]+[.F124]+[.H124]+[.J124])" office:value-type="float" office:value="0" calcext:value-type="float">
            <text:p>0</text:p>
          </table:table-cell>
          <table:table-cell table:formula="of:=SUM([.C124]+[.E124]+[.G124]+[.I124]+[.K124])" office:value-type="float" office:value="0" calcext:value-type="float">
            <text:p>0</text:p>
          </table:table-cell>
          <table:table-cell table:number-columns-repeated="1011"/>
        </table:table-row>
        <table:table-row table:style-name="ro9">
          <table:table-cell table:style-name="ce9" table:formula="of:=([$Team_Status.A126])" office:value-type="float" office:value="0" calcext:value-type="float">
            <text:p>0</text:p>
          </table:table-cell>
          <table:table-cell table:number-columns-repeated="10"/>
          <table:table-cell table:formula="of:=SUM([.B125]+[.D125]+[.F125]+[.H125]+[.J125])" office:value-type="float" office:value="0" calcext:value-type="float">
            <text:p>0</text:p>
          </table:table-cell>
          <table:table-cell table:formula="of:=SUM([.C125]+[.E125]+[.G125]+[.I125]+[.K125])" office:value-type="float" office:value="0" calcext:value-type="float">
            <text:p>0</text:p>
          </table:table-cell>
          <table:table-cell table:number-columns-repeated="1011"/>
        </table:table-row>
        <table:table-row table:style-name="ro9">
          <table:table-cell table:style-name="ce9" table:formula="of:=([$Team_Status.A127])" office:value-type="float" office:value="0" calcext:value-type="float">
            <text:p>0</text:p>
          </table:table-cell>
          <table:table-cell table:number-columns-repeated="10"/>
          <table:table-cell table:formula="of:=SUM([.B126]+[.D126]+[.F126]+[.H126]+[.J126])" office:value-type="float" office:value="0" calcext:value-type="float">
            <text:p>0</text:p>
          </table:table-cell>
          <table:table-cell table:formula="of:=SUM([.C126]+[.E126]+[.G126]+[.I126]+[.K126])" office:value-type="float" office:value="0" calcext:value-type="float">
            <text:p>0</text:p>
          </table:table-cell>
          <table:table-cell table:number-columns-repeated="1011"/>
        </table:table-row>
        <table:table-row table:style-name="ro9">
          <table:table-cell table:style-name="ce9" table:formula="of:=([$Team_Status.A128])" office:value-type="float" office:value="0" calcext:value-type="float">
            <text:p>0</text:p>
          </table:table-cell>
          <table:table-cell table:number-columns-repeated="10"/>
          <table:table-cell table:formula="of:=SUM([.B127]+[.D127]+[.F127]+[.H127]+[.J127])" office:value-type="float" office:value="0" calcext:value-type="float">
            <text:p>0</text:p>
          </table:table-cell>
          <table:table-cell table:formula="of:=SUM([.C127]+[.E127]+[.G127]+[.I127]+[.K127])" office:value-type="float" office:value="0" calcext:value-type="float">
            <text:p>0</text:p>
          </table:table-cell>
          <table:table-cell table:number-columns-repeated="1011"/>
        </table:table-row>
        <table:table-row table:style-name="ro9">
          <table:table-cell table:style-name="ce9" table:formula="of:=([$Team_Status.A129])" office:value-type="float" office:value="0" calcext:value-type="float">
            <text:p>0</text:p>
          </table:table-cell>
          <table:table-cell table:number-columns-repeated="10"/>
          <table:table-cell table:formula="of:=SUM([.B128]+[.D128]+[.F128]+[.H128]+[.J128])" office:value-type="float" office:value="0" calcext:value-type="float">
            <text:p>0</text:p>
          </table:table-cell>
          <table:table-cell table:formula="of:=SUM([.C128]+[.E128]+[.G128]+[.I128]+[.K128])" office:value-type="float" office:value="0" calcext:value-type="float">
            <text:p>0</text:p>
          </table:table-cell>
          <table:table-cell table:number-columns-repeated="1011"/>
        </table:table-row>
        <table:table-row table:style-name="ro9">
          <table:table-cell table:style-name="ce9" table:formula="of:=([$Team_Status.A130])" office:value-type="float" office:value="0" calcext:value-type="float">
            <text:p>0</text:p>
          </table:table-cell>
          <table:table-cell table:number-columns-repeated="10"/>
          <table:table-cell table:formula="of:=SUM([.B129]+[.D129]+[.F129]+[.H129]+[.J129])" office:value-type="float" office:value="0" calcext:value-type="float">
            <text:p>0</text:p>
          </table:table-cell>
          <table:table-cell table:formula="of:=SUM([.C129]+[.E129]+[.G129]+[.I129]+[.K129])" office:value-type="float" office:value="0" calcext:value-type="float">
            <text:p>0</text:p>
          </table:table-cell>
          <table:table-cell table:number-columns-repeated="1011"/>
        </table:table-row>
        <table:table-row table:style-name="ro9">
          <table:table-cell table:style-name="ce9" table:formula="of:=([$Team_Status.A131])" office:value-type="float" office:value="0" calcext:value-type="float">
            <text:p>0</text:p>
          </table:table-cell>
          <table:table-cell table:number-columns-repeated="10"/>
          <table:table-cell table:formula="of:=SUM([.B130]+[.D130]+[.F130]+[.H130]+[.J130])" office:value-type="float" office:value="0" calcext:value-type="float">
            <text:p>0</text:p>
          </table:table-cell>
          <table:table-cell table:formula="of:=SUM([.C130]+[.E130]+[.G130]+[.I130]+[.K130])" office:value-type="float" office:value="0" calcext:value-type="float">
            <text:p>0</text:p>
          </table:table-cell>
          <table:table-cell table:number-columns-repeated="1011"/>
        </table:table-row>
        <table:table-row table:style-name="ro9">
          <table:table-cell table:style-name="ce9" table:formula="of:=([$Team_Status.A132])" office:value-type="float" office:value="0" calcext:value-type="float">
            <text:p>0</text:p>
          </table:table-cell>
          <table:table-cell table:number-columns-repeated="10"/>
          <table:table-cell table:formula="of:=SUM([.B131]+[.D131]+[.F131]+[.H131]+[.J131])" office:value-type="float" office:value="0" calcext:value-type="float">
            <text:p>0</text:p>
          </table:table-cell>
          <table:table-cell table:formula="of:=SUM([.C131]+[.E131]+[.G131]+[.I131]+[.K131])" office:value-type="float" office:value="0" calcext:value-type="float">
            <text:p>0</text:p>
          </table:table-cell>
          <table:table-cell table:number-columns-repeated="1011"/>
        </table:table-row>
        <table:table-row table:style-name="ro9">
          <table:table-cell table:style-name="ce9" table:formula="of:=([$Team_Status.A133])" office:value-type="float" office:value="0" calcext:value-type="float">
            <text:p>0</text:p>
          </table:table-cell>
          <table:table-cell table:number-columns-repeated="10"/>
          <table:table-cell table:formula="of:=SUM([.B132]+[.D132]+[.F132]+[.H132]+[.J132])" office:value-type="float" office:value="0" calcext:value-type="float">
            <text:p>0</text:p>
          </table:table-cell>
          <table:table-cell table:formula="of:=SUM([.C132]+[.E132]+[.G132]+[.I132]+[.K132])" office:value-type="float" office:value="0" calcext:value-type="float">
            <text:p>0</text:p>
          </table:table-cell>
          <table:table-cell table:number-columns-repeated="1011"/>
        </table:table-row>
        <table:table-row table:style-name="ro9">
          <table:table-cell table:style-name="ce9" table:formula="of:=([$Team_Status.A134])" office:value-type="float" office:value="0" calcext:value-type="float">
            <text:p>0</text:p>
          </table:table-cell>
          <table:table-cell table:number-columns-repeated="10"/>
          <table:table-cell table:formula="of:=SUM([.B133]+[.D133]+[.F133]+[.H133]+[.J133])" office:value-type="float" office:value="0" calcext:value-type="float">
            <text:p>0</text:p>
          </table:table-cell>
          <table:table-cell table:formula="of:=SUM([.C133]+[.E133]+[.G133]+[.I133]+[.K133])" office:value-type="float" office:value="0" calcext:value-type="float">
            <text:p>0</text:p>
          </table:table-cell>
          <table:table-cell table:number-columns-repeated="1011"/>
        </table:table-row>
        <table:table-row table:style-name="ro9">
          <table:table-cell table:style-name="ce9" table:formula="of:=([$Team_Status.A135])" office:value-type="float" office:value="0" calcext:value-type="float">
            <text:p>0</text:p>
          </table:table-cell>
          <table:table-cell table:number-columns-repeated="10"/>
          <table:table-cell table:formula="of:=SUM([.B134]+[.D134]+[.F134]+[.H134]+[.J134])" office:value-type="float" office:value="0" calcext:value-type="float">
            <text:p>0</text:p>
          </table:table-cell>
          <table:table-cell table:formula="of:=SUM([.C134]+[.E134]+[.G134]+[.I134]+[.K134])" office:value-type="float" office:value="0" calcext:value-type="float">
            <text:p>0</text:p>
          </table:table-cell>
          <table:table-cell table:number-columns-repeated="1011"/>
        </table:table-row>
        <table:table-row table:style-name="ro9">
          <table:table-cell table:style-name="ce9" table:formula="of:=([$Team_Status.A136])" office:value-type="float" office:value="0" calcext:value-type="float">
            <text:p>0</text:p>
          </table:table-cell>
          <table:table-cell table:number-columns-repeated="10"/>
          <table:table-cell table:formula="of:=SUM([.B135]+[.D135]+[.F135]+[.H135]+[.J135])" office:value-type="float" office:value="0" calcext:value-type="float">
            <text:p>0</text:p>
          </table:table-cell>
          <table:table-cell table:formula="of:=SUM([.C135]+[.E135]+[.G135]+[.I135]+[.K135])" office:value-type="float" office:value="0" calcext:value-type="float">
            <text:p>0</text:p>
          </table:table-cell>
          <table:table-cell table:number-columns-repeated="1011"/>
        </table:table-row>
        <table:table-row table:style-name="ro9">
          <table:table-cell table:style-name="ce9" table:formula="of:=([$Team_Status.A137])" office:value-type="float" office:value="0" calcext:value-type="float">
            <text:p>0</text:p>
          </table:table-cell>
          <table:table-cell table:number-columns-repeated="10"/>
          <table:table-cell table:formula="of:=SUM([.B136]+[.D136]+[.F136]+[.H136]+[.J136])" office:value-type="float" office:value="0" calcext:value-type="float">
            <text:p>0</text:p>
          </table:table-cell>
          <table:table-cell table:formula="of:=SUM([.C136]+[.E136]+[.G136]+[.I136]+[.K136])" office:value-type="float" office:value="0" calcext:value-type="float">
            <text:p>0</text:p>
          </table:table-cell>
          <table:table-cell table:number-columns-repeated="1011"/>
        </table:table-row>
        <table:table-row table:style-name="ro9">
          <table:table-cell table:style-name="ce9" table:formula="of:=([$Team_Status.A138])" office:value-type="float" office:value="0" calcext:value-type="float">
            <text:p>0</text:p>
          </table:table-cell>
          <table:table-cell table:number-columns-repeated="10"/>
          <table:table-cell table:formula="of:=SUM([.B137]+[.D137]+[.F137]+[.H137]+[.J137])" office:value-type="float" office:value="0" calcext:value-type="float">
            <text:p>0</text:p>
          </table:table-cell>
          <table:table-cell table:formula="of:=SUM([.C137]+[.E137]+[.G137]+[.I137]+[.K137])" office:value-type="float" office:value="0" calcext:value-type="float">
            <text:p>0</text:p>
          </table:table-cell>
          <table:table-cell table:number-columns-repeated="1011"/>
        </table:table-row>
        <table:table-row table:style-name="ro9">
          <table:table-cell table:style-name="ce9" table:formula="of:=([$Team_Status.A139])" office:value-type="float" office:value="0" calcext:value-type="float">
            <text:p>0</text:p>
          </table:table-cell>
          <table:table-cell table:number-columns-repeated="10"/>
          <table:table-cell table:formula="of:=SUM([.B138]+[.D138]+[.F138]+[.H138]+[.J138])" office:value-type="float" office:value="0" calcext:value-type="float">
            <text:p>0</text:p>
          </table:table-cell>
          <table:table-cell table:formula="of:=SUM([.C138]+[.E138]+[.G138]+[.I138]+[.K138])" office:value-type="float" office:value="0" calcext:value-type="float">
            <text:p>0</text:p>
          </table:table-cell>
          <table:table-cell table:number-columns-repeated="1011"/>
        </table:table-row>
        <table:table-row table:style-name="ro9">
          <table:table-cell table:style-name="ce9" table:formula="of:=([$Team_Status.A140])" office:value-type="float" office:value="0" calcext:value-type="float">
            <text:p>0</text:p>
          </table:table-cell>
          <table:table-cell table:number-columns-repeated="10"/>
          <table:table-cell table:formula="of:=SUM([.B139]+[.D139]+[.F139]+[.H139]+[.J139])" office:value-type="float" office:value="0" calcext:value-type="float">
            <text:p>0</text:p>
          </table:table-cell>
          <table:table-cell table:formula="of:=SUM([.C139]+[.E139]+[.G139]+[.I139]+[.K139])" office:value-type="float" office:value="0" calcext:value-type="float">
            <text:p>0</text:p>
          </table:table-cell>
          <table:table-cell table:number-columns-repeated="1011"/>
        </table:table-row>
        <table:table-row table:style-name="ro9">
          <table:table-cell table:style-name="ce9" table:formula="of:=([$Team_Status.A141])" office:value-type="float" office:value="0" calcext:value-type="float">
            <text:p>0</text:p>
          </table:table-cell>
          <table:table-cell table:number-columns-repeated="10"/>
          <table:table-cell table:formula="of:=SUM([.B140]+[.D140]+[.F140]+[.H140]+[.J140])" office:value-type="float" office:value="0" calcext:value-type="float">
            <text:p>0</text:p>
          </table:table-cell>
          <table:table-cell table:formula="of:=SUM([.C140]+[.E140]+[.G140]+[.I140]+[.K140])" office:value-type="float" office:value="0" calcext:value-type="float">
            <text:p>0</text:p>
          </table:table-cell>
          <table:table-cell table:number-columns-repeated="1011"/>
        </table:table-row>
        <table:table-row table:style-name="ro9">
          <table:table-cell table:style-name="ce9" table:formula="of:=([$Team_Status.A142])" office:value-type="float" office:value="0" calcext:value-type="float">
            <text:p>0</text:p>
          </table:table-cell>
          <table:table-cell table:number-columns-repeated="10"/>
          <table:table-cell table:formula="of:=SUM([.B141]+[.D141]+[.F141]+[.H141]+[.J141])" office:value-type="float" office:value="0" calcext:value-type="float">
            <text:p>0</text:p>
          </table:table-cell>
          <table:table-cell table:formula="of:=SUM([.C141]+[.E141]+[.G141]+[.I141]+[.K141])" office:value-type="float" office:value="0" calcext:value-type="float">
            <text:p>0</text:p>
          </table:table-cell>
          <table:table-cell table:number-columns-repeated="1011"/>
        </table:table-row>
        <table:table-row table:style-name="ro9">
          <table:table-cell table:style-name="ce9" table:formula="of:=([$Team_Status.A143])" office:value-type="float" office:value="0" calcext:value-type="float">
            <text:p>0</text:p>
          </table:table-cell>
          <table:table-cell table:number-columns-repeated="10"/>
          <table:table-cell table:formula="of:=SUM([.B142]+[.D142]+[.F142]+[.H142]+[.J142])" office:value-type="float" office:value="0" calcext:value-type="float">
            <text:p>0</text:p>
          </table:table-cell>
          <table:table-cell table:formula="of:=SUM([.C142]+[.E142]+[.G142]+[.I142]+[.K142])" office:value-type="float" office:value="0" calcext:value-type="float">
            <text:p>0</text:p>
          </table:table-cell>
          <table:table-cell table:number-columns-repeated="1011"/>
        </table:table-row>
        <table:table-row table:style-name="ro2">
          <table:table-cell table:number-columns-repeated="11"/>
          <table:table-cell table:formula="of:=SUM([.B143]+[.D143]+[.F143]+[.H143]+[.J143])" office:value-type="float" office:value="0" calcext:value-type="float">
            <text:p>0</text:p>
          </table:table-cell>
          <table:table-cell table:formula="of:=SUM([.C143]+[.E143]+[.G143]+[.I143]+[.K143])" office:value-type="float" office:value="0" calcext:value-type="float">
            <text:p>0</text:p>
          </table:table-cell>
          <table:table-cell table:number-columns-repeated="1011"/>
        </table:table-row>
        <table:table-row table:style-name="ro2">
          <table:table-cell table:number-columns-repeated="11"/>
          <table:table-cell table:formula="of:=SUM([.B144]+[.D144]+[.F144]+[.H144]+[.J144])" office:value-type="float" office:value="0" calcext:value-type="float">
            <text:p>0</text:p>
          </table:table-cell>
          <table:table-cell table:formula="of:=SUM([.C144]+[.E144]+[.G144]+[.I144]+[.K144])" office:value-type="float" office:value="0" calcext:value-type="float">
            <text:p>0</text:p>
          </table:table-cell>
          <table:table-cell table:number-columns-repeated="1011"/>
        </table:table-row>
        <table:table-row table:style-name="ro2">
          <table:table-cell table:number-columns-repeated="11"/>
          <table:table-cell table:formula="of:=SUM([.B145]+[.D145]+[.F145]+[.H145]+[.J145])" office:value-type="float" office:value="0" calcext:value-type="float">
            <text:p>0</text:p>
          </table:table-cell>
          <table:table-cell table:formula="of:=SUM([.C145]+[.E145]+[.G145]+[.I145]+[.K145])" office:value-type="float" office:value="0" calcext:value-type="float">
            <text:p>0</text:p>
          </table:table-cell>
          <table:table-cell table:number-columns-repeated="1011"/>
        </table:table-row>
        <table:table-row table:style-name="ro2">
          <table:table-cell table:number-columns-repeated="11"/>
          <table:table-cell table:formula="of:=SUM([.B146]+[.D146]+[.F146]+[.H146]+[.J146])" office:value-type="float" office:value="0" calcext:value-type="float">
            <text:p>0</text:p>
          </table:table-cell>
          <table:table-cell table:formula="of:=SUM([.C146]+[.E146]+[.G146]+[.I146]+[.K146])" office:value-type="float" office:value="0" calcext:value-type="float">
            <text:p>0</text:p>
          </table:table-cell>
          <table:table-cell table:number-columns-repeated="1011"/>
        </table:table-row>
        <table:table-row table:style-name="ro2">
          <table:table-cell table:number-columns-repeated="11"/>
          <table:table-cell table:formula="of:=SUM([.B147]+[.D147]+[.F147]+[.H147]+[.J147])" office:value-type="float" office:value="0" calcext:value-type="float">
            <text:p>0</text:p>
          </table:table-cell>
          <table:table-cell table:formula="of:=SUM([.C147]+[.E147]+[.G147]+[.I147]+[.K147])" office:value-type="float" office:value="0" calcext:value-type="float">
            <text:p>0</text:p>
          </table:table-cell>
          <table:table-cell table:number-columns-repeated="1011"/>
        </table:table-row>
        <table:table-row table:style-name="ro2">
          <table:table-cell table:number-columns-repeated="11"/>
          <table:table-cell table:formula="of:=SUM([.B148]+[.D148]+[.F148]+[.H148]+[.J148])" office:value-type="float" office:value="0" calcext:value-type="float">
            <text:p>0</text:p>
          </table:table-cell>
          <table:table-cell table:formula="of:=SUM([.C148]+[.E148]+[.G148]+[.I148]+[.K148])" office:value-type="float" office:value="0" calcext:value-type="float">
            <text:p>0</text:p>
          </table:table-cell>
          <table:table-cell table:number-columns-repeated="1011"/>
        </table:table-row>
        <table:table-row table:style-name="ro2">
          <table:table-cell table:number-columns-repeated="11"/>
          <table:table-cell table:formula="of:=SUM([.B149]+[.D149]+[.F149]+[.H149]+[.J149])" office:value-type="float" office:value="0" calcext:value-type="float">
            <text:p>0</text:p>
          </table:table-cell>
          <table:table-cell table:formula="of:=SUM([.C149]+[.E149]+[.G149]+[.I149]+[.K149])" office:value-type="float" office:value="0" calcext:value-type="float">
            <text:p>0</text:p>
          </table:table-cell>
          <table:table-cell table:number-columns-repeated="1011"/>
        </table:table-row>
        <table:table-row table:style-name="ro2">
          <table:table-cell table:number-columns-repeated="11"/>
          <table:table-cell table:formula="of:=SUM([.B150]+[.D150]+[.F150]+[.H150]+[.J150])" office:value-type="float" office:value="0" calcext:value-type="float">
            <text:p>0</text:p>
          </table:table-cell>
          <table:table-cell table:formula="of:=SUM([.C150]+[.E150]+[.G150]+[.I150]+[.K150])" office:value-type="float" office:value="0" calcext:value-type="float">
            <text:p>0</text:p>
          </table:table-cell>
          <table:table-cell table:number-columns-repeated="1011"/>
        </table:table-row>
        <table:table-row table:style-name="ro2">
          <table:table-cell table:number-columns-repeated="11"/>
          <table:table-cell table:formula="of:=SUM([.B151]+[.D151]+[.F151]+[.H151]+[.J151])" office:value-type="float" office:value="0" calcext:value-type="float">
            <text:p>0</text:p>
          </table:table-cell>
          <table:table-cell table:formula="of:=SUM([.C151]+[.E151]+[.G151]+[.I151]+[.K151])" office:value-type="float" office:value="0" calcext:value-type="float">
            <text:p>0</text:p>
          </table:table-cell>
          <table:table-cell table:number-columns-repeated="1011"/>
        </table:table-row>
        <table:table-row table:style-name="ro2">
          <table:table-cell table:number-columns-repeated="11"/>
          <table:table-cell table:formula="of:=SUM([.B152]+[.D152]+[.F152]+[.H152]+[.J152])" office:value-type="float" office:value="0" calcext:value-type="float">
            <text:p>0</text:p>
          </table:table-cell>
          <table:table-cell table:formula="of:=SUM([.C152]+[.E152]+[.G152]+[.I152]+[.K152])" office:value-type="float" office:value="0" calcext:value-type="float">
            <text:p>0</text:p>
          </table:table-cell>
          <table:table-cell table:number-columns-repeated="1011"/>
        </table:table-row>
        <table:table-row table:style-name="ro2">
          <table:table-cell table:number-columns-repeated="11"/>
          <table:table-cell table:formula="of:=SUM([.B153]+[.D153]+[.F153]+[.H153]+[.J153])" office:value-type="float" office:value="0" calcext:value-type="float">
            <text:p>0</text:p>
          </table:table-cell>
          <table:table-cell table:formula="of:=SUM([.C153]+[.E153]+[.G153]+[.I153]+[.K153])" office:value-type="float" office:value="0" calcext:value-type="float">
            <text:p>0</text:p>
          </table:table-cell>
          <table:table-cell table:number-columns-repeated="1011"/>
        </table:table-row>
        <table:table-row table:style-name="ro2">
          <table:table-cell table:number-columns-repeated="11"/>
          <table:table-cell table:formula="of:=SUM([.B154]+[.D154]+[.F154]+[.H154]+[.J154])" office:value-type="float" office:value="0" calcext:value-type="float">
            <text:p>0</text:p>
          </table:table-cell>
          <table:table-cell table:formula="of:=SUM([.C154]+[.E154]+[.G154]+[.I154]+[.K154])" office:value-type="float" office:value="0" calcext:value-type="float">
            <text:p>0</text:p>
          </table:table-cell>
          <table:table-cell table:number-columns-repeated="1011"/>
        </table:table-row>
        <table:table-row table:style-name="ro2">
          <table:table-cell table:number-columns-repeated="11"/>
          <table:table-cell table:formula="of:=SUM([.B155]+[.D155]+[.F155]+[.H155]+[.J155])" office:value-type="float" office:value="0" calcext:value-type="float">
            <text:p>0</text:p>
          </table:table-cell>
          <table:table-cell table:formula="of:=SUM([.C155]+[.E155]+[.G155]+[.I155]+[.K155])" office:value-type="float" office:value="0" calcext:value-type="float">
            <text:p>0</text:p>
          </table:table-cell>
          <table:table-cell table:number-columns-repeated="1011"/>
        </table:table-row>
        <table:table-row table:style-name="ro2" table:number-rows-repeated="1048420">
          <table:table-cell table:number-columns-repeated="1024"/>
        </table:table-row>
        <table:table-row table:style-name="ro2">
          <table:table-cell table:number-columns-repeated="1024"/>
        </table:table-row>
      </table:table>
      <table:named-expressions>
        <table:named-expression table:name="SHARED_FORMULA_11_136_11_136_2" table:base-cell-address="$Individual_Status.$L$137" table:expression="SUM([.B137]+[.D137]+[.F137]+[.H137]+[.J137])"/>
        <table:named-expression table:name="SHARED_FORMULA_11_72_11_72_2" table:base-cell-address="$Individual_Status.$L$73" table:expression="SUM([.B73]+[.D73]+[.F73]+[.H73]+[.J73])"/>
        <table:named-expression table:name="SHARED_FORMULA_11_8_11_8_2" table:base-cell-address="$Individual_Status.$L$9" table:expression="SUM([.B9]+[.D9]+[.F9]+[.H9]+[.J9])"/>
        <table:named-expression table:name="SHARED_FORMULA_12_72_12_72_2" table:base-cell-address="$Individual_Status.$M$73" table:expression="SUM([.C73]+[.E73]+[.G73]+[.I73]+[.K73])"/>
        <table:named-expression table:name="SHARED_FORMULA_12_8_12_8_2" table:base-cell-address="$Individual_Status.$M$9" table:expression="SUM([.C9]+[.E9]+[.G9]+[.I9]+[.K9])"/>
        <table:named-expression table:name="SHARED_FORMULA_7_143_7_143_1" table:base-cell-address="$Team_Status.$H$144" table:expression="IF(OR([.D144]=&quot;&quot;;[.E144]=&quot;&quot;);&quot;&quot;;[.D144]-[.E144])"/>
        <table:named-expression table:name="SHARED_FORMULA_7_207_7_207_1" table:base-cell-address="$Team_Status.$H$208" table:expression="IF(OR([.D208]=&quot;&quot;;[.E208]=&quot;&quot;);&quot;&quot;;[.D208]-[.E208])"/>
        <table:named-expression table:name="SHARED_FORMULA_7_63_7_63_1" table:base-cell-address="$Team_Status.$H$64" table:expression="IF(OR([.D64]=&quot;&quot;;[.E64]=&quot;&quot;);&quot;&quot;;[.D64]-[.E64])"/>
        <table:named-expression table:name="SHARED_FORMULA_7_6_7_6_1" table:base-cell-address="$Team_Status.$H$7" table:expression="IF(OR([.D7]=&quot;&quot;;[.E7]=&quot;&quot;);&quot;&quot;;[.D7]-[.E7])"/>
        <table:named-expression table:name="SHARED_FORMULA_7_79_7_79_1" table:base-cell-address="$Team_Status.$H$80" table:expression="IF(OR([.D80]=&quot;&quot;;[.E80]=&quot;&quot;);&quot;&quot;;[.D80]-[.E80])"/>
        <table:named-expression table:name="SHARED_FORMULA_8_143_8_143_1" table:base-cell-address="$Team_Status.$I$144" table:expression="IF(OR([.H144]=&quot;&quot;;[.E144]=0);&quot;&quot;;ABS([.H144])/[.E144]*100)"/>
        <table:named-expression table:name="SHARED_FORMULA_8_207_8_207_1" table:base-cell-address="$Team_Status.$I$208" table:expression="IF(OR([.H208]=&quot;&quot;;[.E208]=0);&quot;&quot;;ABS([.H208])/[.E208]*100)"/>
        <table:named-expression table:name="SHARED_FORMULA_8_62_8_62_1" table:base-cell-address="$Team_Status.$I$63" table:expression="IF(OR([.H63]=&quot;&quot;;[.E63]=0);&quot;&quot;;ABS([.H63])/[.E63]*100)"/>
        <table:named-expression table:name="SHARED_FORMULA_8_6_8_6_1" table:base-cell-address="$Team_Status.$I$7" table:expression="IF(OR([.H7]=&quot;&quot;;[.E7]=0);&quot;&quot;;ABS([.H7])/[.E7]*100)"/>
        <table:named-expression table:name="SHARED_FORMULA_8_79_8_79_1" table:base-cell-address="$Team_Status.$I$80" table:expression="IF(OR([.H80]=&quot;&quot;;[.E80]=0);&quot;&quot;;ABS([.H80])/[.E80]*10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number:text>
    </number:number-style>
    <number:number-style style:name="N124P2" style:volatile="true">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number:text>
      <number:number number:decimal-places="2" number:min-integer-digits="1" number:grouping="true"/>
      <number:text>)</number:text>
    </number:number-style>
    <number:number-style style:name="N132P2" style:volatile="true">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 </number:text>
      <number:number number:decimal-places="0" number:min-integer-digits="1" number:grouping="true"/>
    </number:number-style>
    <number:number-style style:name="N156">
      <number:text>-₨ </number:text>
      <number:number number:decimal-places="0" number:min-integer-digits="1" number:grouping="true"/>
      <style:map style:condition="value()&gt;=0" style:apply-style-name="N156P0"/>
    </number:number-style>
    <number:number-style style:name="N157P0" style:volatile="true">
      <number:text>₨ </number:text>
      <number:number number:decimal-places="0" number:min-integer-digits="1" number:grouping="true"/>
    </number:number-style>
    <number:number-style style:name="N157">
      <style:text-properties fo:color="#ff0000"/>
      <number:text>-₨ </number:text>
      <number:number number:decimal-places="0" number:min-integer-digits="1" number:grouping="true"/>
      <style:map style:condition="value()&gt;=0" style:apply-style-name="N157P0"/>
    </number:number-style>
    <number:number-style style:name="N159P0" style:volatile="true">
      <number:text>₨ </number:text>
      <number:number number:decimal-places="2" number:min-integer-digits="1" number:grouping="true"/>
    </number:number-style>
    <number:number-style style:name="N159">
      <number:text>-₨ </number:text>
      <number:number number:decimal-places="2" number:min-integer-digits="1" number:grouping="true"/>
      <style:map style:condition="value()&gt;=0" style:apply-style-name="N159P0"/>
    </number:number-style>
    <number:number-style style:name="N160P0" style:volatile="true">
      <number:text>₨ </number:text>
      <number:number number:decimal-places="2" number:min-integer-digits="1" number:grouping="true"/>
    </number:number-style>
    <number:number-style style:name="N160">
      <style:text-properties fo:color="#ff0000"/>
      <number:text>-₨ </number:text>
      <number:number number:decimal-places="2" number:min-integer-digits="1" number:grouping="true"/>
      <style:map style:condition="value()&gt;=0" style:apply-style-name="N160P0"/>
    </number:number-style>
    <number:number-style style:name="N164P0" style:volatile="true">
      <number:text> ₨ </number:text>
      <number:number number:decimal-places="0" number:min-integer-digits="1" number:grouping="true"/>
      <number:text> </number:text>
    </number:number-style>
    <number:number-style style:name="N164P1" style:volatile="true">
      <number:text>-₨ </number:text>
      <number:number number: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 </number:text>
      <number:number number:decimal-places="2" number:min-integer-digits="1" number:grouping="true"/>
      <number:text> </number:text>
    </number:number-style>
    <number:number-style style:name="N170P1" style:volatile="true">
      <number:text>-₨ </number:text>
      <number:number number:decimal-places="2" number:min-integer-digits="1" number:grouping="true"/>
      <number:text> </number:text>
    </number:number-style>
    <number:number-style style:name="N170P2" style:volatile="true">
      <number:text> ₨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number number:decimal-places="2" number:min-integer-digits="1" number:grouping="true"/>
      <number:text> </number:text>
    </number:number-style>
    <number:number-style style:name="N172P1" style:volatile="true">
      <number:text>-</number:text>
      <number:number number:decimal-places="2" number:min-integer-digits="1" number:grouping="true"/>
      <number:text> </number:text>
    </number:number-style>
    <number:number-style style:name="N172P2" style:volatile="true">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071cm"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54cm" fo:margin-left="1.905cm" fo:margin-right="1.905cm" style:first-page-number="continue" style:scale-to="70%" style:writing-mode="lr-tb" style:print="charts drawings grid objects zero-values"/>
      <style:header-style>
        <style:header-footer-properties fo:min-height="0.75cm" fo:margin-left="0cm" fo:margin-right="0cm" fo:margin-bottom="0.91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30">00/00/0000</text:date>, <text:time style:data-style-name="N2" text:time-value="0000-00-00T00:00:02.277972994">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11-3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11-30">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3-11-30T19:49:22.166168484</dc:date>
    <meta:print-date>2003-11-22T00:06:36</meta:print-date>
    <meta:generator>LibreOffice/4.1.2.3$Linux_X86_64 LibreOffice_project/410m0$Build-3</meta:generator>
    <meta:editing-duration>PT9M26S</meta:editing-duration>
    <meta:editing-cycles>9</meta:editing-cycles>
    <meta:document-statistic meta:table-count="3" meta:cell-count="1746" meta:object-count="0"/>
  </office:meta>
</office:document-meta>
</file>